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9300000291D75EA5A3E44FAE47.png" manifest:media-type="image/png"/>
  <manifest:file-entry manifest:full-path="Pictures/100000000000057500000262A9153B25632720C8.png" manifest:media-type="image/png"/>
  <manifest:file-entry manifest:full-path="Pictures/10000000000004420000026FC705B881EA66502C.png" manifest:media-type="image/png"/>
  <manifest:file-entry manifest:full-path="Pictures/100000000000054A000000DEF4543681611F73AE.png" manifest:media-type="image/png"/>
  <manifest:file-entry manifest:full-path="Pictures/10000000000001B8000001305D2EC35A968C3646.png" manifest:media-type="image/png"/>
  <manifest:file-entry manifest:full-path="Pictures/100000000000036C0000011F0F764BCC9CA76946.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1000000000000596000000BE47D32AA0D9E3696B.png" manifest:media-type="image/png"/>
  <manifest:file-entry manifest:full-path="Pictures/100000000000025A00000150C47DFDF661572347.png" manifest:media-type="image/png"/>
  <manifest:file-entry manifest:full-path="Pictures/10000000000004BA000002803EA7B04A483DD6BB.png" manifest:media-type="image/png"/>
  <manifest:file-entry manifest:full-path="Pictures/100000000000040600000187DDBCD451D5F0AC5E.png" manifest:media-type="image/png"/>
  <manifest:file-entry manifest:full-path="Pictures/10000000000003E70000014D9A4334F9CFD6B762.png" manifest:media-type="image/png"/>
  <manifest:file-entry manifest:full-path="Pictures/100000000000047100000248C7BC735A7D061C85.png" manifest:media-type="image/png"/>
  <manifest:file-entry manifest:full-path="Pictures/10000000000006BD000001F4EDF05C7FCF4F1B3D.png" manifest:media-type="image/png"/>
  <manifest:file-entry manifest:full-path="Pictures/10000000000003FA000001936696DD738DFFF189.png" manifest:media-type="image/png"/>
  <manifest:file-entry manifest:full-path="Pictures/10000000000002480000017B6F220D8D36739FFE.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497000001EA67A9C603A0FC5FAC.png" manifest:media-type="image/png"/>
  <manifest:file-entry manifest:full-path="Pictures/1000000000000104000000D039DCE77F34F0FF67.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4B300000234D039B7F044077435.png" manifest:media-type="image/png"/>
  <manifest:file-entry manifest:full-path="Pictures/100000000000036C000001C8FE0253BD72379651.png" manifest:media-type="image/png"/>
  <manifest:file-entry manifest:full-path="Pictures/10000000000004EB0000018D11858CB362464DEC.png" manifest:media-type="image/png"/>
  <manifest:file-entry manifest:full-path="Pictures/100000000000054F0000023627D5D08095A4E979.png" manifest:media-type="image/png"/>
  <manifest:file-entry manifest:full-path="Pictures/10000000000004CA000001964EB581238905D802.png" manifest:media-type="image/png"/>
  <manifest:file-entry manifest:full-path="Pictures/10000000000006DE000001640708C92ABD2A5351.png" manifest:media-type="image/png"/>
  <manifest:file-entry manifest:full-path="Pictures/100000000000057A00000209F7E449808BBA2383.png" manifest:media-type="image/png"/>
  <manifest:file-entry manifest:full-path="Pictures/10000000000004D9000001BF1A1C1BB8FF6277FA.png" manifest:media-type="image/png"/>
  <manifest:file-entry manifest:full-path="Pictures/100000000000048000000119E08142FBF5526E6E.png" manifest:media-type="image/png"/>
  <manifest:file-entry manifest:full-path="Pictures/1000000000000146000001D1B1E8B14676C3A03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0b1cb" officeooo:paragraph-rsid="0118411c"/>
    </style:style>
    <style:style style:name="P7" style:family="paragraph" style:parent-style-name="Standard">
      <style:text-properties fo:language="de" fo:country="DE" officeooo:rsid="00217997" officeooo:paragraph-rsid="00217997"/>
    </style:style>
    <style:style style:name="P8" style:family="paragraph" style:parent-style-name="Standard">
      <style:text-properties fo:language="de" fo:country="DE" officeooo:rsid="00217997" officeooo:paragraph-rsid="00222855"/>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11b42fe" officeooo:paragraph-rsid="011b42f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4c67db" officeooo:paragraph-rsid="004c67db" fo:background-color="#ffffff" style:font-size-asian="9.5pt"/>
    </style:style>
    <style:style style:name="P24" style:family="paragraph" style:parent-style-name="Standard">
      <style:text-properties fo:color="#000000" style:font-name="Consolas" fo:font-size="9.5pt" officeooo:rsid="004fce3f" officeooo:paragraph-rsid="004fce3f" fo:background-color="#ffffff" style:font-size-asian="9.5pt"/>
    </style:style>
    <style:style style:name="P25" style:family="paragraph" style:parent-style-name="Standard">
      <style:text-properties fo:color="#000000" style:font-name="Consolas" fo:font-size="9.5pt" officeooo:rsid="00500a74" officeooo:paragraph-rsid="00500a74" fo:background-color="#ffffff" style:font-size-asian="9.5pt"/>
    </style:style>
    <style:style style:name="P26" style:family="paragraph" style:parent-style-name="Standard">
      <style:text-properties fo:color="#000000" style:font-name="Consolas" fo:font-size="9.5pt" officeooo:rsid="0050de33" officeooo:paragraph-rsid="0050de33" fo:background-color="#ffffff" style:font-size-asian="9.5pt"/>
    </style:style>
    <style:style style:name="P27" style:family="paragraph" style:parent-style-name="Standard">
      <style:text-properties fo:color="#000000" style:font-name="Consolas" fo:font-size="9.5pt" officeooo:rsid="00537d8d" officeooo:paragraph-rsid="00537d8d" fo:background-color="#ffffff" style:font-size-asian="9.5pt"/>
    </style:style>
    <style:style style:name="P28" style:family="paragraph" style:parent-style-name="Standard">
      <style:text-properties fo:color="#000000" style:font-name="Consolas" fo:font-size="9.5pt" officeooo:rsid="00541c7e" officeooo:paragraph-rsid="00541c7e" fo:background-color="#ffffff" style:font-size-asian="9.5pt"/>
    </style:style>
    <style:style style:name="P29" style:family="paragraph" style:parent-style-name="Standard">
      <style:text-properties fo:color="#000000" style:font-name="Consolas" fo:font-size="9.5pt" officeooo:rsid="0055ccff" officeooo:paragraph-rsid="0055ccff" fo:background-color="#ffffff" style:font-size-asian="9.5pt"/>
    </style:style>
    <style:style style:name="P30" style:family="paragraph" style:parent-style-name="Standard">
      <style:text-properties fo:color="#000000" style:font-name="Consolas" fo:font-size="9.5pt" officeooo:rsid="0038a5df" officeooo:paragraph-rsid="0038a5df" fo:background-color="#ffffff" style:font-size-asian="9.5pt"/>
    </style:style>
    <style:style style:name="P31" style:family="paragraph" style:parent-style-name="Standard">
      <style:text-properties fo:color="#000000" style:font-name="Consolas" fo:font-size="9.5pt" officeooo:rsid="005f3561" officeooo:paragraph-rsid="005f3561" fo:background-color="#ffffff" style:font-size-asian="9.5pt"/>
    </style:style>
    <style:style style:name="P32" style:family="paragraph" style:parent-style-name="Standard">
      <style:text-properties fo:color="#000000" style:font-name="Consolas" fo:font-size="9.5pt" officeooo:rsid="005da920" officeooo:paragraph-rsid="005da920" fo:background-color="#ffffff" style:font-size-asian="9.5pt"/>
    </style:style>
    <style:style style:name="P33" style:family="paragraph" style:parent-style-name="Standard">
      <style:text-properties fo:color="#000000" style:font-name="Consolas" fo:font-size="9.5pt" officeooo:rsid="005fe865" officeooo:paragraph-rsid="005fe865" fo:background-color="#ffffff" style:font-size-asian="9.5pt"/>
    </style:style>
    <style:style style:name="P34" style:family="paragraph" style:parent-style-name="Standard">
      <style:text-properties fo:color="#000000" style:font-name="Consolas" fo:font-size="9.5pt" officeooo:rsid="0061b771" officeooo:paragraph-rsid="0061b771" fo:background-color="#ffffff" style:font-size-asian="9.5pt"/>
    </style:style>
    <style:style style:name="P35" style:family="paragraph" style:parent-style-name="Standard">
      <style:text-properties fo:color="#000000" style:font-name="Consolas" fo:font-size="9.5pt" officeooo:rsid="006401f2" officeooo:paragraph-rsid="006401f2" fo:background-color="#ffffff" style:font-size-asian="9.5pt"/>
    </style:style>
    <style:style style:name="P36" style:family="paragraph" style:parent-style-name="Standard">
      <style:text-properties fo:color="#000000" style:font-name="Consolas" fo:font-size="9.5pt" officeooo:rsid="0065adc0" officeooo:paragraph-rsid="0065adc0" fo:background-color="#ffffff" style:font-size-asian="9.5pt"/>
    </style:style>
    <style:style style:name="P37" style:family="paragraph" style:parent-style-name="Standard">
      <style:text-properties fo:color="#000000" style:font-name="Consolas" fo:font-size="9.5pt" officeooo:rsid="00665bf5" officeooo:paragraph-rsid="00665bf5" fo:background-color="#ffffff" style:font-size-asian="9.5pt"/>
    </style:style>
    <style:style style:name="P38" style:family="paragraph" style:parent-style-name="Standard">
      <style:text-properties fo:color="#000000" style:font-name="Consolas" fo:font-size="9.5pt" officeooo:rsid="0069903a" officeooo:paragraph-rsid="0069903a" fo:background-color="#ffffff" style:font-size-asian="9.5pt"/>
    </style:style>
    <style:style style:name="P39" style:family="paragraph" style:parent-style-name="Standard">
      <style:text-properties fo:color="#000000" style:font-name="Consolas" fo:font-size="9.5pt" officeooo:rsid="0076811b" officeooo:paragraph-rsid="0076811b" fo:background-color="#ffffff" style:font-size-asian="9.5pt"/>
    </style:style>
    <style:style style:name="P40" style:family="paragraph" style:parent-style-name="Standard">
      <style:text-properties fo:color="#000000" style:font-name="Consolas" fo:font-size="9.5pt" officeooo:rsid="007b7baf" officeooo:paragraph-rsid="007b7baf" fo:background-color="#ffffff" style:font-size-asian="9.5pt"/>
    </style:style>
    <style:style style:name="P41" style:family="paragraph" style:parent-style-name="Standard">
      <style:text-properties fo:color="#000000" style:font-name="Consolas" fo:font-size="9.5pt" officeooo:rsid="007d3632" officeooo:paragraph-rsid="007d3632" fo:background-color="#ffffff" style:font-size-asian="9.5pt"/>
    </style:style>
    <style:style style:name="P42" style:family="paragraph" style:parent-style-name="Standard">
      <style:text-properties fo:color="#000000" style:font-name="Consolas" fo:font-size="9.5pt" officeooo:rsid="007e84cc" officeooo:paragraph-rsid="007e84cc" fo:background-color="#ffffff" style:font-size-asian="9.5pt"/>
    </style:style>
    <style:style style:name="P43" style:family="paragraph" style:parent-style-name="Standard">
      <style:text-properties fo:color="#000000" style:font-name="Consolas" fo:font-size="9.5pt" officeooo:rsid="00819862" officeooo:paragraph-rsid="00819862" fo:background-color="#ffffff" style:font-size-asian="9.5pt"/>
    </style:style>
    <style:style style:name="P44" style:family="paragraph" style:parent-style-name="Standard">
      <style:text-properties fo:color="#000000" style:font-name="Consolas" fo:font-size="9.5pt" officeooo:rsid="00821a64" officeooo:paragraph-rsid="00821a64" fo:background-color="#ffffff" style:font-size-asian="9.5pt"/>
    </style:style>
    <style:style style:name="P45" style:family="paragraph" style:parent-style-name="Standard">
      <style:text-properties fo:color="#000000" style:font-name="Consolas" fo:font-size="9.5pt" officeooo:rsid="00825e9b" officeooo:paragraph-rsid="00825e9b" fo:background-color="#ffffff" style:font-size-asian="9.5pt"/>
    </style:style>
    <style:style style:name="P46" style:family="paragraph" style:parent-style-name="Standard">
      <style:text-properties fo:color="#000000" style:font-name="Consolas" fo:font-size="9.5pt" officeooo:rsid="00844d68" officeooo:paragraph-rsid="00844d68" fo:background-color="#ffffff" style:font-size-asian="9.5pt"/>
    </style:style>
    <style:style style:name="P47" style:family="paragraph" style:parent-style-name="Standard">
      <style:text-properties fo:color="#000000" style:font-name="Consolas" fo:font-size="9.5pt" officeooo:rsid="00844d68" officeooo:paragraph-rsid="009d4402" fo:background-color="#ffffff" style:font-size-asian="9.5pt"/>
    </style:style>
    <style:style style:name="P48" style:family="paragraph" style:parent-style-name="Standard">
      <style:text-properties fo:color="#000000" style:font-name="Consolas" fo:font-size="9.5pt" officeooo:rsid="0087e9ab" officeooo:paragraph-rsid="0087e9ab" fo:background-color="#ffffff" style:font-size-asian="9.5pt"/>
    </style:style>
    <style:style style:name="P49" style:family="paragraph" style:parent-style-name="Standard">
      <style:text-properties fo:color="#000000" style:font-name="Consolas" fo:font-size="9.5pt" officeooo:rsid="00890b5e" officeooo:paragraph-rsid="00890b5e" fo:background-color="#ffffff" style:font-size-asian="9.5pt"/>
    </style:style>
    <style:style style:name="P50" style:family="paragraph" style:parent-style-name="Standard">
      <style:text-properties fo:color="#000000" style:font-name="Consolas" fo:font-size="9.5pt" officeooo:rsid="008a481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a481e" fo:background-color="#ffffff" style:font-size-asian="9.5pt"/>
    </style:style>
    <style:style style:name="P52" style:family="paragraph" style:parent-style-name="Standard">
      <style:text-properties fo:color="#000000" style:font-name="Consolas" fo:font-size="9.5pt" officeooo:rsid="008d25a5" officeooo:paragraph-rsid="008d25a5" fo:background-color="#ffffff" style:font-size-asian="9.5pt"/>
    </style:style>
    <style:style style:name="P53" style:family="paragraph" style:parent-style-name="Standard">
      <style:text-properties fo:color="#000000" style:font-name="Consolas" fo:font-size="9.5pt" officeooo:rsid="009d4402" officeooo:paragraph-rsid="009d4402" fo:background-color="#ffffff" style:font-size-asian="9.5pt"/>
    </style:style>
    <style:style style:name="P54" style:family="paragraph" style:parent-style-name="Standard">
      <style:text-properties fo:color="#000000" style:font-name="Consolas" fo:font-size="9.5pt" officeooo:rsid="00958841" officeooo:paragraph-rsid="00958841" fo:background-color="#ffffff" style:font-size-asian="9.5pt"/>
    </style:style>
    <style:style style:name="P55" style:family="paragraph" style:parent-style-name="Standard">
      <style:text-properties fo:color="#000000" style:font-name="Consolas" fo:font-size="9.5pt" officeooo:rsid="009857f1" officeooo:paragraph-rsid="009857f1" fo:background-color="#ffffff" style:font-size-asian="9.5pt"/>
    </style:style>
    <style:style style:name="P56" style:family="paragraph" style:parent-style-name="Standard">
      <style:text-properties fo:color="#000000" style:font-name="Consolas" fo:font-size="9.5pt" officeooo:rsid="009b343c" officeooo:paragraph-rsid="009b343c" fo:background-color="#ffffff" style:font-size-asian="9.5pt"/>
    </style:style>
    <style:style style:name="P57" style:family="paragraph" style:parent-style-name="Standard">
      <style:text-properties fo:color="#000000" style:font-name="Consolas" fo:font-size="9.5pt" officeooo:rsid="009b5e12" officeooo:paragraph-rsid="009b5e12" fo:background-color="#ffffff" style:font-size-asian="9.5pt"/>
    </style:style>
    <style:style style:name="P58" style:family="paragraph" style:parent-style-name="Standard">
      <style:text-properties fo:color="#000000" style:font-name="Consolas" fo:font-size="9.5pt" officeooo:rsid="00a0b989" officeooo:paragraph-rsid="00a0b989" fo:background-color="#ffffff" style:font-size-asian="9.5pt"/>
    </style:style>
    <style:style style:name="P59" style:family="paragraph" style:parent-style-name="Standard">
      <style:text-properties fo:color="#000000" style:font-name="Consolas" fo:font-size="9.5pt" officeooo:rsid="00a11581" officeooo:paragraph-rsid="00a11581" fo:background-color="#ffffff" style:font-size-asian="9.5pt"/>
    </style:style>
    <style:style style:name="P60" style:family="paragraph" style:parent-style-name="Standard">
      <style:text-properties fo:color="#000000" style:font-name="Consolas" fo:font-size="9.5pt" officeooo:rsid="00aa80d0" officeooo:paragraph-rsid="00aa80d0" fo:background-color="#ffffff" style:font-size-asian="9.5pt"/>
    </style:style>
    <style:style style:name="P61" style:family="paragraph" style:parent-style-name="Standard">
      <style:text-properties fo:color="#000000" style:font-name="Consolas" fo:font-size="9.5pt" officeooo:rsid="00ae5dbe" officeooo:paragraph-rsid="00ae5dbe" fo:background-color="#ffffff" style:font-size-asian="9.5pt"/>
    </style:style>
    <style:style style:name="P62" style:family="paragraph" style:parent-style-name="Standard">
      <style:text-properties fo:color="#000000" style:font-name="Consolas" fo:font-size="9.5pt" officeooo:rsid="00b04c21" officeooo:paragraph-rsid="00b04c21" fo:background-color="#ffffff" style:font-size-asian="9.5pt"/>
    </style:style>
    <style:style style:name="P63" style:family="paragraph" style:parent-style-name="Standard">
      <style:text-properties fo:color="#000000" style:font-name="Consolas" fo:font-size="9.5pt" officeooo:rsid="00b98f78" officeooo:paragraph-rsid="00b98f78" fo:background-color="#ffffff" style:font-size-asian="9.5pt"/>
    </style:style>
    <style:style style:name="P64" style:family="paragraph" style:parent-style-name="Standard">
      <style:text-properties fo:color="#000000" style:font-name="Consolas" fo:font-size="9.5pt" officeooo:rsid="00bb1f66" officeooo:paragraph-rsid="00bb1f66" fo:background-color="#ffffff" style:font-size-asian="9.5pt"/>
    </style:style>
    <style:style style:name="P65" style:family="paragraph" style:parent-style-name="Standard">
      <style:text-properties fo:color="#000000" style:font-name="Consolas" fo:font-size="9.5pt" officeooo:rsid="00bbc017" officeooo:paragraph-rsid="00bbc017" fo:background-color="#ffffff" style:font-size-asian="9.5pt"/>
    </style:style>
    <style:style style:name="P66" style:family="paragraph" style:parent-style-name="Standard">
      <style:text-properties fo:color="#000000" style:font-name="Consolas" fo:font-size="9.5pt" officeooo:rsid="00b1093f" officeooo:paragraph-rsid="00b1093f" fo:background-color="#ffffff" style:font-size-asian="9.5pt"/>
    </style:style>
    <style:style style:name="P67" style:family="paragraph" style:parent-style-name="Standard">
      <style:text-properties fo:color="#000000" style:font-name="Consolas" fo:font-size="9.5pt" officeooo:rsid="00bc244b" officeooo:paragraph-rsid="00bc244b" fo:background-color="#ffffff" style:font-size-asian="9.5pt"/>
    </style:style>
    <style:style style:name="P68" style:family="paragraph" style:parent-style-name="Standard">
      <style:text-properties fo:color="#000000" style:font-name="Consolas" fo:font-size="9.5pt" officeooo:rsid="00bd1b8b" officeooo:paragraph-rsid="00bd1b8b" fo:background-color="#ffffff" style:font-size-asian="9.5pt"/>
    </style:style>
    <style:style style:name="P69" style:family="paragraph" style:parent-style-name="Standard">
      <style:text-properties fo:color="#000000" style:font-name="Consolas" fo:font-size="9.5pt" officeooo:rsid="00c396dd" officeooo:paragraph-rsid="00c396dd" fo:background-color="#ffffff" style:font-size-asian="9.5pt"/>
    </style:style>
    <style:style style:name="P70" style:family="paragraph" style:parent-style-name="Standard">
      <style:text-properties fo:color="#000000" style:font-name="Consolas" fo:font-size="9.5pt" officeooo:rsid="00c4569b" officeooo:paragraph-rsid="00c4569b" fo:background-color="#ffffff" style:font-size-asian="9.5pt"/>
    </style:style>
    <style:style style:name="P71" style:family="paragraph" style:parent-style-name="Standard">
      <style:text-properties fo:color="#000000" style:font-name="Consolas" fo:font-size="9.5pt" officeooo:rsid="00cfb0de" officeooo:paragraph-rsid="00cfb0de" fo:background-color="#ffffff" style:font-size-asian="9.5pt"/>
    </style:style>
    <style:style style:name="P72" style:family="paragraph" style:parent-style-name="Standard">
      <style:text-properties fo:color="#000000" style:font-name="Consolas" fo:font-size="9.5pt" officeooo:rsid="00d4af2f" officeooo:paragraph-rsid="00d4af2f" fo:background-color="#ffffff" style:font-size-asian="9.5pt"/>
    </style:style>
    <style:style style:name="P73" style:family="paragraph" style:parent-style-name="Standard">
      <style:text-properties fo:color="#000000" style:font-name="Consolas" fo:font-size="9.5pt" officeooo:rsid="00d96245" officeooo:paragraph-rsid="00d96245" fo:background-color="#ffffff" style:font-size-asian="9.5pt"/>
    </style:style>
    <style:style style:name="P74" style:family="paragraph" style:parent-style-name="Standard">
      <style:text-properties fo:color="#000000" style:font-name="Consolas" fo:font-size="9.5pt" officeooo:rsid="00dc8ae7" officeooo:paragraph-rsid="00dc8ae7" fo:background-color="#ffffff" style:font-size-asian="9.5pt"/>
    </style:style>
    <style:style style:name="P75" style:family="paragraph" style:parent-style-name="Standard">
      <style:text-properties fo:color="#000000" style:font-name="Consolas" fo:font-size="9.5pt" officeooo:rsid="00df0fed" officeooo:paragraph-rsid="00df0fed" fo:background-color="#ffffff" style:font-size-asian="9.5pt"/>
    </style:style>
    <style:style style:name="P76" style:family="paragraph" style:parent-style-name="Standard">
      <style:text-properties fo:color="#000000" style:font-name="Consolas" fo:font-size="9.5pt" officeooo:rsid="00e609cb" officeooo:paragraph-rsid="00e609cb" fo:background-color="#ffffff" style:font-size-asian="9.5pt"/>
    </style:style>
    <style:style style:name="P77" style:family="paragraph" style:parent-style-name="Standard">
      <style:text-properties fo:color="#000000" style:font-name="Consolas" fo:font-size="9.5pt" officeooo:rsid="00e609cb" officeooo:paragraph-rsid="00bd1b8b" fo:background-color="#ffffff" style:font-size-asian="9.5pt"/>
    </style:style>
    <style:style style:name="P78" style:family="paragraph" style:parent-style-name="Standard">
      <style:text-properties fo:color="#000000" style:font-name="Consolas" fo:font-size="9.5pt" officeooo:rsid="00e7fa11" officeooo:paragraph-rsid="00e7fa11" fo:background-color="#ffffff" style:font-size-asian="9.5pt"/>
    </style:style>
    <style:style style:name="P79" style:family="paragraph" style:parent-style-name="Standard">
      <style:text-properties fo:color="#000000" style:font-name="Consolas" fo:font-size="9.5pt" officeooo:rsid="00a80f9d" officeooo:paragraph-rsid="00a80f9d" fo:background-color="#ffffff" style:font-size-asian="9.5pt"/>
    </style:style>
    <style:style style:name="P80" style:family="paragraph" style:parent-style-name="Standard">
      <style:text-properties fo:color="#000000" style:font-name="Consolas" fo:font-size="9.5pt" officeooo:rsid="00bf8cee" officeooo:paragraph-rsid="00bf8cee" fo:background-color="#ffffff" style:font-size-asian="9.5pt"/>
    </style:style>
    <style:style style:name="P81" style:family="paragraph" style:parent-style-name="Standard">
      <style:text-properties fo:color="#000000" style:font-name="Consolas" fo:font-size="9.5pt" officeooo:rsid="00c17d5c" officeooo:paragraph-rsid="00c17d5c" fo:background-color="#ffffff" style:font-size-asian="9.5pt"/>
    </style:style>
    <style:style style:name="P82" style:family="paragraph" style:parent-style-name="Standard">
      <style:text-properties fo:color="#000000" style:font-name="Consolas" fo:font-size="9.5pt" officeooo:rsid="014027f8" officeooo:paragraph-rsid="014027f8" fo:background-color="#ffffff" style:font-size-asian="9.5pt"/>
    </style:style>
    <style:style style:name="P83" style:family="paragraph" style:parent-style-name="Standard">
      <style:text-properties fo:color="#000000" style:font-name="Consolas" fo:font-size="9.5pt" officeooo:rsid="00b7eccf" officeooo:paragraph-rsid="00b7eccf" fo:background-color="#ffffff" style:font-size-asian="9.5pt"/>
    </style:style>
    <style:style style:name="P84" style:family="paragraph" style:parent-style-name="Standard">
      <style:text-properties fo:color="#000000" style:font-name="Consolas" fo:font-size="9.5pt" officeooo:rsid="01579875" officeooo:paragraph-rsid="01579875" fo:background-color="#ffffff" style:font-size-asian="9.5pt"/>
    </style:style>
    <style:style style:name="P85"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6"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7"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8"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9"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0"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1" style:family="paragraph" style:parent-style-name="Standard">
      <style:text-properties fo:color="#000000" style:font-name="Times New Roman" fo:font-size="12pt" fo:language="zxx" fo:country="none" officeooo:rsid="002eb969" officeooo:paragraph-rsid="01201717" fo:background-color="#ffffff" style:font-size-asian="12pt" style:language-asian="zxx" style:country-asian="none" style:font-size-complex="12pt" style:language-complex="zxx" style:country-complex="none"/>
    </style:style>
    <style:style style:name="P92" style:family="paragraph" style:parent-style-name="Standard">
      <style:text-properties officeooo:rsid="002eb969" officeooo:paragraph-rsid="002eb969"/>
    </style:style>
    <style:style style:name="P93" style:family="paragraph" style:parent-style-name="Standard">
      <style:text-properties officeooo:rsid="0038a5df" officeooo:paragraph-rsid="0038a5df"/>
    </style:style>
    <style:style style:name="P94" style:family="paragraph" style:parent-style-name="Standard">
      <style:text-properties officeooo:rsid="0038a5df" officeooo:paragraph-rsid="004c0b6e"/>
    </style:style>
    <style:style style:name="P95" style:family="paragraph" style:parent-style-name="Standard">
      <style:text-properties officeooo:rsid="0038a5df" officeooo:paragraph-rsid="00562496"/>
    </style:style>
    <style:style style:name="P96" style:family="paragraph" style:parent-style-name="Standard">
      <style:text-properties officeooo:rsid="003f2ad9" officeooo:paragraph-rsid="003f84c4"/>
    </style:style>
    <style:style style:name="P97" style:family="paragraph" style:parent-style-name="Standard">
      <style:text-properties officeooo:rsid="003f2ad9" officeooo:paragraph-rsid="0038a5df"/>
    </style:style>
    <style:style style:name="P98" style:family="paragraph" style:parent-style-name="Standard">
      <style:text-properties officeooo:rsid="00457b0f" officeooo:paragraph-rsid="00457b0f"/>
    </style:style>
    <style:style style:name="P99" style:family="paragraph" style:parent-style-name="Standard">
      <style:text-properties officeooo:rsid="0046c30d" officeooo:paragraph-rsid="0046c30d"/>
    </style:style>
    <style:style style:name="P100" style:family="paragraph" style:parent-style-name="Standard">
      <style:text-properties officeooo:rsid="0048aef4" officeooo:paragraph-rsid="0048aef4"/>
    </style:style>
    <style:style style:name="P101" style:family="paragraph" style:parent-style-name="Standard">
      <style:text-properties fo:font-weight="bold" officeooo:rsid="003f2ad9" officeooo:paragraph-rsid="003f84c4" style:font-weight-asian="bold" style:font-weight-complex="bold"/>
    </style:style>
    <style:style style:name="P102" style:family="paragraph" style:parent-style-name="Standard">
      <style:text-properties officeooo:rsid="004a2459" officeooo:paragraph-rsid="004a2459"/>
    </style:style>
    <style:style style:name="P103" style:family="paragraph" style:parent-style-name="Standard">
      <style:text-properties officeooo:rsid="004c0b6e" officeooo:paragraph-rsid="004c0b6e"/>
    </style:style>
    <style:style style:name="P104" style:family="paragraph" style:parent-style-name="Standard">
      <style:text-properties officeooo:rsid="004c67db" officeooo:paragraph-rsid="004c67db"/>
    </style:style>
    <style:style style:name="P105" style:family="paragraph" style:parent-style-name="Standard">
      <style:text-properties officeooo:rsid="004dfb33" officeooo:paragraph-rsid="004dfb33"/>
    </style:style>
    <style:style style:name="P106" style:family="paragraph" style:parent-style-name="Standard">
      <style:text-properties officeooo:rsid="004fce3f" officeooo:paragraph-rsid="004fce3f"/>
    </style:style>
    <style:style style:name="P107" style:family="paragraph" style:parent-style-name="Standard">
      <style:text-properties officeooo:rsid="00500a74" officeooo:paragraph-rsid="00500a74"/>
    </style:style>
    <style:style style:name="P108" style:family="paragraph" style:parent-style-name="Standard">
      <style:text-properties officeooo:rsid="0050de33" officeooo:paragraph-rsid="0050de33"/>
    </style:style>
    <style:style style:name="P109" style:family="paragraph" style:parent-style-name="Standard">
      <style:text-properties officeooo:rsid="00524c52" officeooo:paragraph-rsid="00524c52"/>
    </style:style>
    <style:style style:name="P110" style:family="paragraph" style:parent-style-name="Standard">
      <style:text-properties officeooo:rsid="00537d8d" officeooo:paragraph-rsid="00537d8d"/>
    </style:style>
    <style:style style:name="P111" style:family="paragraph" style:parent-style-name="Standard">
      <style:text-properties officeooo:rsid="00541c7e" officeooo:paragraph-rsid="00541c7e"/>
    </style:style>
    <style:style style:name="P112" style:family="paragraph" style:parent-style-name="Standard">
      <style:text-properties officeooo:rsid="00549c31" officeooo:paragraph-rsid="00549c31"/>
    </style:style>
    <style:style style:name="P113" style:family="paragraph" style:parent-style-name="Standard">
      <style:text-properties officeooo:rsid="0054ae2d" officeooo:paragraph-rsid="0054ae2d"/>
    </style:style>
    <style:style style:name="P114" style:family="paragraph" style:parent-style-name="Standard">
      <style:text-properties officeooo:rsid="0054ae2d" officeooo:paragraph-rsid="00591e15"/>
    </style:style>
    <style:style style:name="P115" style:family="paragraph" style:parent-style-name="Standard">
      <style:text-properties officeooo:rsid="0055ccff" officeooo:paragraph-rsid="0055ccff"/>
    </style:style>
    <style:style style:name="P116" style:family="paragraph" style:parent-style-name="Standard">
      <style:text-properties officeooo:rsid="00562496" officeooo:paragraph-rsid="00562496"/>
    </style:style>
    <style:style style:name="P117" style:family="paragraph" style:parent-style-name="Standard">
      <style:text-properties officeooo:rsid="00591e15" officeooo:paragraph-rsid="00591e15"/>
    </style:style>
    <style:style style:name="P118" style:family="paragraph" style:parent-style-name="Standard">
      <style:text-properties officeooo:rsid="005c6ba9" officeooo:paragraph-rsid="005c6ba9"/>
    </style:style>
    <style:style style:name="P119" style:family="paragraph" style:parent-style-name="Standard">
      <style:text-properties officeooo:rsid="005da920" officeooo:paragraph-rsid="005da920"/>
    </style:style>
    <style:style style:name="P120" style:family="paragraph" style:parent-style-name="Standard">
      <style:text-properties officeooo:paragraph-rsid="005da920"/>
    </style:style>
    <style:style style:name="P121" style:family="paragraph" style:parent-style-name="Standard">
      <style:text-properties officeooo:rsid="005f3561" officeooo:paragraph-rsid="005f3561"/>
    </style:style>
    <style:style style:name="P122" style:family="paragraph" style:parent-style-name="Standard">
      <style:text-properties officeooo:rsid="005fe865" officeooo:paragraph-rsid="005fe865"/>
    </style:style>
    <style:style style:name="P123" style:family="paragraph" style:parent-style-name="Standard">
      <style:text-properties officeooo:rsid="0061b771" officeooo:paragraph-rsid="0061b771"/>
    </style:style>
    <style:style style:name="P124" style:family="paragraph" style:parent-style-name="Standard">
      <style:text-properties officeooo:rsid="0062d1f6" officeooo:paragraph-rsid="0062d1f6"/>
    </style:style>
    <style:style style:name="P125" style:family="paragraph" style:parent-style-name="Standard">
      <style:text-properties officeooo:rsid="006401f2" officeooo:paragraph-rsid="006401f2"/>
    </style:style>
    <style:style style:name="P126" style:family="paragraph" style:parent-style-name="Standard">
      <style:text-properties officeooo:rsid="00651ad8" officeooo:paragraph-rsid="00651ad8"/>
    </style:style>
    <style:style style:name="P127" style:family="paragraph" style:parent-style-name="Standard">
      <style:text-properties officeooo:rsid="0065adc0" officeooo:paragraph-rsid="0065adc0"/>
    </style:style>
    <style:style style:name="P128" style:family="paragraph" style:parent-style-name="Standard">
      <style:text-properties officeooo:rsid="00665bf5" officeooo:paragraph-rsid="00665bf5"/>
    </style:style>
    <style:style style:name="P129" style:family="paragraph" style:parent-style-name="Standard">
      <style:text-properties officeooo:rsid="00682c43" officeooo:paragraph-rsid="00682c43"/>
    </style:style>
    <style:style style:name="P130" style:family="paragraph" style:parent-style-name="Standard">
      <style:text-properties officeooo:rsid="0069903a" officeooo:paragraph-rsid="0069903a"/>
    </style:style>
    <style:style style:name="P131" style:family="paragraph" style:parent-style-name="Standard">
      <style:text-properties officeooo:rsid="0069baa0" officeooo:paragraph-rsid="0069baa0"/>
    </style:style>
    <style:style style:name="P132" style:family="paragraph" style:parent-style-name="Standard">
      <style:text-properties officeooo:rsid="006bb6e4" officeooo:paragraph-rsid="006bb6e4"/>
    </style:style>
    <style:style style:name="P133" style:family="paragraph" style:parent-style-name="Standard">
      <style:text-properties officeooo:rsid="006bb6e4" officeooo:paragraph-rsid="0069baa0"/>
    </style:style>
    <style:style style:name="P134" style:family="paragraph" style:parent-style-name="Standard">
      <style:text-properties fo:color="#008000" style:font-name="Consolas" fo:font-size="9.5pt" officeooo:rsid="00562496" officeooo:paragraph-rsid="00562496" fo:background-color="#ffffff" style:font-size-asian="9.5pt"/>
    </style:style>
    <style:style style:name="P135" style:family="paragraph" style:parent-style-name="Standard">
      <style:text-properties officeooo:rsid="006d1c7d" officeooo:paragraph-rsid="006d1c7d"/>
    </style:style>
    <style:style style:name="P136" style:family="paragraph" style:parent-style-name="Standard">
      <style:text-properties officeooo:rsid="006ecbbc" officeooo:paragraph-rsid="006ecbbc"/>
    </style:style>
    <style:style style:name="P137" style:family="paragraph" style:parent-style-name="Standard">
      <style:text-properties officeooo:rsid="00719a60" officeooo:paragraph-rsid="00719a60"/>
    </style:style>
    <style:style style:name="P138" style:family="paragraph" style:parent-style-name="Standard">
      <style:text-properties officeooo:rsid="0076811b" officeooo:paragraph-rsid="0076811b"/>
    </style:style>
    <style:style style:name="P139" style:family="paragraph" style:parent-style-name="Standard">
      <style:text-properties officeooo:rsid="007a6449" officeooo:paragraph-rsid="007a6449"/>
    </style:style>
    <style:style style:name="P140" style:family="paragraph" style:parent-style-name="Standard">
      <style:text-properties officeooo:rsid="007a6449" officeooo:paragraph-rsid="007e84cc"/>
    </style:style>
    <style:style style:name="P141" style:family="paragraph" style:parent-style-name="Standard">
      <style:text-properties officeooo:rsid="007a6449" officeooo:paragraph-rsid="00b52609"/>
    </style:style>
    <style:style style:name="P142" style:family="paragraph" style:parent-style-name="Standard">
      <style:text-properties officeooo:rsid="007b7baf" officeooo:paragraph-rsid="007b7baf"/>
    </style:style>
    <style:style style:name="P143" style:family="paragraph" style:parent-style-name="Standard">
      <style:text-properties officeooo:rsid="007d3632" officeooo:paragraph-rsid="007d3632"/>
    </style:style>
    <style:style style:name="P144" style:family="paragraph" style:parent-style-name="Standard">
      <style:text-properties officeooo:rsid="007e84cc" officeooo:paragraph-rsid="007e84cc"/>
    </style:style>
    <style:style style:name="P145" style:family="paragraph" style:parent-style-name="Standard">
      <style:text-properties officeooo:rsid="007fa3f7" officeooo:paragraph-rsid="007fa3f7"/>
    </style:style>
    <style:style style:name="P146" style:family="paragraph" style:parent-style-name="Standard">
      <style:text-properties officeooo:rsid="00819862" officeooo:paragraph-rsid="00819862"/>
    </style:style>
    <style:style style:name="P147" style:family="paragraph" style:parent-style-name="Standard">
      <style:text-properties officeooo:rsid="00821a64" officeooo:paragraph-rsid="00821a64"/>
    </style:style>
    <style:style style:name="P148" style:family="paragraph" style:parent-style-name="Standard">
      <style:text-properties officeooo:rsid="00825e9b" officeooo:paragraph-rsid="00825e9b"/>
    </style:style>
    <style:style style:name="P149" style:family="paragraph" style:parent-style-name="Standard">
      <style:text-properties officeooo:paragraph-rsid="00825e9b"/>
    </style:style>
    <style:style style:name="P150" style:family="paragraph" style:parent-style-name="Standard">
      <style:text-properties officeooo:rsid="00844d68" officeooo:paragraph-rsid="00844d68"/>
    </style:style>
    <style:style style:name="P151" style:family="paragraph" style:parent-style-name="Standard">
      <style:text-properties officeooo:rsid="00844d68" officeooo:paragraph-rsid="009d4402"/>
    </style:style>
    <style:style style:name="P152" style:family="paragraph" style:parent-style-name="Standard">
      <style:text-properties officeooo:rsid="00856e6a" officeooo:paragraph-rsid="00856e6a"/>
    </style:style>
    <style:style style:name="P153" style:family="paragraph" style:parent-style-name="Standard">
      <style:text-properties officeooo:rsid="008746c7" officeooo:paragraph-rsid="008746c7"/>
    </style:style>
    <style:style style:name="P154" style:family="paragraph" style:parent-style-name="Standard">
      <style:text-properties officeooo:rsid="0087e9ab" officeooo:paragraph-rsid="0087e9ab"/>
    </style:style>
    <style:style style:name="P155" style:family="paragraph" style:parent-style-name="Standard">
      <style:text-properties officeooo:rsid="00890b5e" officeooo:paragraph-rsid="00890b5e"/>
    </style:style>
    <style:style style:name="P156" style:family="paragraph" style:parent-style-name="Standard">
      <style:text-properties officeooo:rsid="008a481e" officeooo:paragraph-rsid="008a481e"/>
    </style:style>
    <style:style style:name="P157" style:family="paragraph" style:parent-style-name="Standard">
      <style:text-properties officeooo:rsid="008b4ad0" officeooo:paragraph-rsid="008b4ad0"/>
    </style:style>
    <style:style style:name="P158" style:family="paragraph" style:parent-style-name="Standard">
      <style:text-properties officeooo:rsid="008d25a5" officeooo:paragraph-rsid="008d25a5"/>
    </style:style>
    <style:style style:name="P159" style:family="paragraph" style:parent-style-name="Standard">
      <style:text-properties officeooo:rsid="00932d17" officeooo:paragraph-rsid="00932d17"/>
    </style:style>
    <style:style style:name="P160" style:family="paragraph" style:parent-style-name="Standard">
      <style:text-properties officeooo:rsid="0094461a" officeooo:paragraph-rsid="0094461a"/>
    </style:style>
    <style:style style:name="P161" style:family="paragraph" style:parent-style-name="Standard">
      <style:text-properties officeooo:rsid="00957a8d" officeooo:paragraph-rsid="00957a8d"/>
    </style:style>
    <style:style style:name="P162" style:family="paragraph" style:parent-style-name="Standard">
      <style:text-properties officeooo:rsid="00958841" officeooo:paragraph-rsid="00958841"/>
    </style:style>
    <style:style style:name="P163" style:family="paragraph" style:parent-style-name="Standard">
      <style:text-properties officeooo:rsid="009692eb" officeooo:paragraph-rsid="009692eb"/>
    </style:style>
    <style:style style:name="P164" style:family="paragraph" style:parent-style-name="Standard">
      <style:text-properties officeooo:rsid="009857f1" officeooo:paragraph-rsid="009857f1"/>
    </style:style>
    <style:style style:name="P165" style:family="paragraph" style:parent-style-name="Standard">
      <style:text-properties officeooo:rsid="009a2420" officeooo:paragraph-rsid="009a2420"/>
    </style:style>
    <style:style style:name="P166" style:family="paragraph" style:parent-style-name="Standard">
      <style:text-properties officeooo:rsid="009b343c" officeooo:paragraph-rsid="009b343c"/>
    </style:style>
    <style:style style:name="P167" style:family="paragraph" style:parent-style-name="Standard">
      <style:text-properties officeooo:rsid="009b5e12" officeooo:paragraph-rsid="009b5e12"/>
    </style:style>
    <style:style style:name="P168" style:family="paragraph" style:parent-style-name="Standard">
      <style:text-properties officeooo:rsid="009cba3f" officeooo:paragraph-rsid="009cba3f"/>
    </style:style>
    <style:style style:name="P169" style:family="paragraph" style:parent-style-name="Standard">
      <style:text-properties officeooo:rsid="009d4402" officeooo:paragraph-rsid="009d4402"/>
    </style:style>
    <style:style style:name="P170" style:family="paragraph" style:parent-style-name="Standard">
      <style:text-properties officeooo:rsid="00a0b989" officeooo:paragraph-rsid="00a0b989"/>
    </style:style>
    <style:style style:name="P171" style:family="paragraph" style:parent-style-name="Standard">
      <style:text-properties officeooo:rsid="00a11581" officeooo:paragraph-rsid="00a11581"/>
    </style:style>
    <style:style style:name="P172" style:family="paragraph" style:parent-style-name="Standard">
      <style:text-properties officeooo:rsid="00a28b1c" officeooo:paragraph-rsid="00a28b1c"/>
    </style:style>
    <style:style style:name="P173" style:family="paragraph" style:parent-style-name="Standard">
      <style:text-properties officeooo:rsid="00a2fbab" officeooo:paragraph-rsid="00a2fbab"/>
    </style:style>
    <style:style style:name="P174" style:family="paragraph" style:parent-style-name="Standard">
      <style:text-properties officeooo:rsid="00a31c1b" officeooo:paragraph-rsid="00a31c1b"/>
    </style:style>
    <style:style style:name="P175" style:family="paragraph" style:parent-style-name="Standard">
      <style:text-properties officeooo:rsid="00a41b2a" officeooo:paragraph-rsid="00a41b2a"/>
    </style:style>
    <style:style style:name="P176" style:family="paragraph" style:parent-style-name="Standard">
      <style:text-properties officeooo:rsid="00a5b8a3" officeooo:paragraph-rsid="00a6ce5d"/>
    </style:style>
    <style:style style:name="P177" style:family="paragraph" style:parent-style-name="Standard">
      <style:text-properties officeooo:rsid="00a6ce5d" officeooo:paragraph-rsid="00a6ce5d"/>
    </style:style>
    <style:style style:name="P178" style:family="paragraph" style:parent-style-name="Standard">
      <style:text-properties officeooo:rsid="00a80f9d" officeooo:paragraph-rsid="00a80f9d"/>
    </style:style>
    <style:style style:name="P179" style:family="paragraph" style:parent-style-name="Standard">
      <style:text-properties officeooo:rsid="00aa80d0" officeooo:paragraph-rsid="00aa80d0"/>
    </style:style>
    <style:style style:name="P180" style:family="paragraph" style:parent-style-name="Standard">
      <style:text-properties officeooo:rsid="00ac740c" officeooo:paragraph-rsid="00ac740c"/>
    </style:style>
    <style:style style:name="P181" style:family="paragraph" style:parent-style-name="Standard">
      <style:text-properties officeooo:rsid="00acf241" officeooo:paragraph-rsid="00acf241"/>
    </style:style>
    <style:style style:name="P182" style:family="paragraph" style:parent-style-name="Standard">
      <style:text-properties officeooo:rsid="00ae5dbe" officeooo:paragraph-rsid="00ae5dbe"/>
    </style:style>
    <style:style style:name="P183" style:family="paragraph" style:parent-style-name="Standard">
      <style:text-properties officeooo:rsid="00ae5dbe" officeooo:paragraph-rsid="00af1791"/>
    </style:style>
    <style:style style:name="P184" style:family="paragraph" style:parent-style-name="Standard">
      <style:text-properties officeooo:rsid="00b04c21" officeooo:paragraph-rsid="00b04c21"/>
    </style:style>
    <style:style style:name="P185" style:family="paragraph" style:parent-style-name="Standard">
      <style:text-properties officeooo:rsid="00b1093f" officeooo:paragraph-rsid="00b1093f"/>
    </style:style>
    <style:style style:name="P186" style:family="paragraph" style:parent-style-name="Standard">
      <style:text-properties officeooo:rsid="00b3a20a" officeooo:paragraph-rsid="00b3a20a"/>
    </style:style>
    <style:style style:name="P187" style:family="paragraph" style:parent-style-name="Standard">
      <style:text-properties officeooo:rsid="00b481ca" officeooo:paragraph-rsid="00b481ca"/>
    </style:style>
    <style:style style:name="P188" style:family="paragraph" style:parent-style-name="Standard">
      <style:text-properties officeooo:rsid="00b52609" officeooo:paragraph-rsid="00b52609"/>
    </style:style>
    <style:style style:name="P189" style:family="paragraph" style:parent-style-name="Standard">
      <style:text-properties officeooo:rsid="00b52609" officeooo:paragraph-rsid="00cb38d7"/>
    </style:style>
    <style:style style:name="P190" style:family="paragraph" style:parent-style-name="Standard">
      <style:text-properties officeooo:rsid="00b7eccf" officeooo:paragraph-rsid="00b7eccf"/>
    </style:style>
    <style:style style:name="P191" style:family="paragraph" style:parent-style-name="Standard">
      <style:text-properties officeooo:rsid="00b7f6db" officeooo:paragraph-rsid="00b7f6db"/>
    </style:style>
    <style:style style:name="P192" style:family="paragraph" style:parent-style-name="Standard">
      <style:text-properties officeooo:rsid="00b98f78" officeooo:paragraph-rsid="00b98f78"/>
    </style:style>
    <style:style style:name="P193" style:family="paragraph" style:parent-style-name="Standard">
      <style:text-properties officeooo:rsid="00bb1f66" officeooo:paragraph-rsid="00bb1f66"/>
    </style:style>
    <style:style style:name="P194" style:family="paragraph" style:parent-style-name="Standard">
      <style:text-properties officeooo:rsid="00bbc017" officeooo:paragraph-rsid="00bbc017"/>
    </style:style>
    <style:style style:name="P195" style:family="paragraph" style:parent-style-name="Standard">
      <style:text-properties officeooo:rsid="00bc244b" officeooo:paragraph-rsid="00bc244b"/>
    </style:style>
    <style:style style:name="P196" style:family="paragraph" style:parent-style-name="Standard">
      <style:text-properties officeooo:rsid="00bd1b8b" officeooo:paragraph-rsid="00bd1b8b"/>
    </style:style>
    <style:style style:name="P197" style:family="paragraph" style:parent-style-name="Standard">
      <style:text-properties officeooo:rsid="00be83f7" officeooo:paragraph-rsid="00be83f7"/>
    </style:style>
    <style:style style:name="P198" style:family="paragraph" style:parent-style-name="Standard">
      <style:text-properties officeooo:rsid="00bf8cee" officeooo:paragraph-rsid="00bf8cee"/>
    </style:style>
    <style:style style:name="P199" style:family="paragraph" style:parent-style-name="Standard">
      <style:text-properties officeooo:rsid="00c17d5c" officeooo:paragraph-rsid="00c17d5c"/>
    </style:style>
    <style:style style:name="P200" style:family="paragraph" style:parent-style-name="Standard">
      <style:text-properties officeooo:rsid="00c396dd" officeooo:paragraph-rsid="00c396dd"/>
    </style:style>
    <style:style style:name="P201" style:family="paragraph" style:parent-style-name="Standard">
      <style:text-properties officeooo:rsid="00c4569b" officeooo:paragraph-rsid="00c4569b"/>
    </style:style>
    <style:style style:name="P202" style:family="paragraph" style:parent-style-name="Standard">
      <style:text-properties officeooo:rsid="00c4569b" officeooo:paragraph-rsid="00c6bb5b"/>
    </style:style>
    <style:style style:name="P203" style:family="paragraph" style:parent-style-name="Standard">
      <style:text-properties officeooo:rsid="00c6bb5b" officeooo:paragraph-rsid="00c6bb5b"/>
    </style:style>
    <style:style style:name="P204" style:family="paragraph" style:parent-style-name="Standard">
      <style:text-properties officeooo:rsid="00c6bb5b" officeooo:paragraph-rsid="00c9deb6"/>
    </style:style>
    <style:style style:name="P205" style:family="paragraph" style:parent-style-name="Standard">
      <style:text-properties officeooo:rsid="00c9deb6" officeooo:paragraph-rsid="00c9deb6"/>
    </style:style>
    <style:style style:name="P206" style:family="paragraph" style:parent-style-name="Standard">
      <style:text-properties officeooo:rsid="00ce422d" officeooo:paragraph-rsid="00ce422d"/>
    </style:style>
    <style:style style:name="P207" style:family="paragraph" style:parent-style-name="Standard">
      <style:text-properties officeooo:rsid="00cf00aa" officeooo:paragraph-rsid="00cf00aa"/>
    </style:style>
    <style:style style:name="P208" style:family="paragraph" style:parent-style-name="Standard">
      <style:text-properties officeooo:rsid="00cfb0de" officeooo:paragraph-rsid="00cfb0de"/>
    </style:style>
    <style:style style:name="P209" style:family="paragraph" style:parent-style-name="Standard">
      <style:text-properties officeooo:rsid="00cffb57" officeooo:paragraph-rsid="00cffb57"/>
    </style:style>
    <style:style style:name="P210" style:family="paragraph" style:parent-style-name="Standard">
      <style:text-properties officeooo:rsid="00d30134" officeooo:paragraph-rsid="00d30134"/>
    </style:style>
    <style:style style:name="P211" style:family="paragraph" style:parent-style-name="Standard">
      <style:text-properties officeooo:rsid="00d4af2f" officeooo:paragraph-rsid="00d4af2f"/>
    </style:style>
    <style:style style:name="P212" style:family="paragraph" style:parent-style-name="Standard">
      <style:text-properties officeooo:rsid="00d96245" officeooo:paragraph-rsid="00d96245"/>
    </style:style>
    <style:style style:name="P213" style:family="paragraph" style:parent-style-name="Standard">
      <style:text-properties officeooo:rsid="00db4ee0" officeooo:paragraph-rsid="00db4ee0"/>
    </style:style>
    <style:style style:name="P214" style:family="paragraph" style:parent-style-name="Standard">
      <style:text-properties officeooo:rsid="00dba396" officeooo:paragraph-rsid="00dba396"/>
    </style:style>
    <style:style style:name="P215" style:family="paragraph" style:parent-style-name="Standard">
      <style:text-properties officeooo:rsid="00dc8ae7" officeooo:paragraph-rsid="00dc8ae7"/>
    </style:style>
    <style:style style:name="P216" style:family="paragraph" style:parent-style-name="Standard">
      <style:text-properties officeooo:rsid="00de625f" officeooo:paragraph-rsid="00de625f"/>
    </style:style>
    <style:style style:name="P217" style:family="paragraph" style:parent-style-name="Standard">
      <style:text-properties officeooo:rsid="00df0fed" officeooo:paragraph-rsid="00df0fed"/>
    </style:style>
    <style:style style:name="P218" style:family="paragraph" style:parent-style-name="Standard">
      <style:text-properties officeooo:paragraph-rsid="00df0fed"/>
    </style:style>
    <style:style style:name="P219" style:family="paragraph" style:parent-style-name="Standard">
      <style:text-properties officeooo:rsid="00e24daf" officeooo:paragraph-rsid="00e24daf"/>
    </style:style>
    <style:style style:name="P220" style:family="paragraph" style:parent-style-name="Standard">
      <style:text-properties officeooo:rsid="00e39ecb" officeooo:paragraph-rsid="00e39ecb"/>
    </style:style>
    <style:style style:name="P221" style:family="paragraph" style:parent-style-name="Standard">
      <style:text-properties officeooo:rsid="00e609cb" officeooo:paragraph-rsid="00bd1b8b"/>
    </style:style>
    <style:style style:name="P222" style:family="paragraph" style:parent-style-name="Standard">
      <style:text-properties officeooo:rsid="00e609cb" officeooo:paragraph-rsid="00e609cb"/>
    </style:style>
    <style:style style:name="P223" style:family="paragraph" style:parent-style-name="Standard">
      <style:text-properties officeooo:rsid="00e72f20" officeooo:paragraph-rsid="00e72f20"/>
    </style:style>
    <style:style style:name="P224" style:family="paragraph" style:parent-style-name="Standard">
      <style:text-properties officeooo:rsid="00e72f20" officeooo:paragraph-rsid="00e79007"/>
    </style:style>
    <style:style style:name="P225" style:family="paragraph" style:parent-style-name="Standard">
      <style:text-properties officeooo:rsid="00e79007" officeooo:paragraph-rsid="00e79007"/>
    </style:style>
    <style:style style:name="P226" style:family="paragraph" style:parent-style-name="Standard">
      <style:text-properties officeooo:rsid="00e7fa11" officeooo:paragraph-rsid="00e7fa11"/>
    </style:style>
    <style:style style:name="P227" style:family="paragraph" style:parent-style-name="Standard">
      <style:text-properties officeooo:rsid="00e9b389" officeooo:paragraph-rsid="00e9b389"/>
    </style:style>
    <style:style style:name="P228" style:family="paragraph" style:parent-style-name="Standard">
      <style:text-properties officeooo:rsid="00ea36d3" officeooo:paragraph-rsid="00ea36d3"/>
    </style:style>
    <style:style style:name="P229" style:family="paragraph" style:parent-style-name="Standard">
      <style:text-properties officeooo:rsid="00ebda3b" officeooo:paragraph-rsid="00ebda3b"/>
    </style:style>
    <style:style style:name="P230" style:family="paragraph" style:parent-style-name="Standard">
      <style:text-properties officeooo:rsid="00ec61f1" officeooo:paragraph-rsid="00ec61f1"/>
    </style:style>
    <style:style style:name="P231" style:family="paragraph" style:parent-style-name="Standard">
      <style:text-properties officeooo:rsid="00eda84d" officeooo:paragraph-rsid="00eda84d"/>
    </style:style>
    <style:style style:name="P232" style:family="paragraph" style:parent-style-name="Standard">
      <style:text-properties officeooo:rsid="00303c77" officeooo:paragraph-rsid="00303c77"/>
    </style:style>
    <style:style style:name="P233" style:family="paragraph" style:parent-style-name="Standard">
      <style:text-properties officeooo:rsid="0121890c" officeooo:paragraph-rsid="0121890c"/>
    </style:style>
    <style:style style:name="P234" style:family="paragraph" style:parent-style-name="Standard">
      <style:text-properties officeooo:rsid="012430bf" officeooo:paragraph-rsid="012430bf"/>
    </style:style>
    <style:style style:name="P235" style:family="paragraph" style:parent-style-name="Standard">
      <style:text-properties officeooo:rsid="012430bf" officeooo:paragraph-rsid="00457b0f"/>
    </style:style>
    <style:style style:name="P236" style:family="paragraph" style:parent-style-name="Standard">
      <style:text-properties officeooo:rsid="01275684" officeooo:paragraph-rsid="01275684"/>
    </style:style>
    <style:style style:name="P237" style:family="paragraph" style:parent-style-name="Standard">
      <style:text-properties officeooo:rsid="0127d31d" officeooo:paragraph-rsid="0127d31d"/>
    </style:style>
    <style:style style:name="P238" style:family="paragraph" style:parent-style-name="Standard">
      <style:text-properties officeooo:rsid="0127e8ec" officeooo:paragraph-rsid="0127e8ec"/>
    </style:style>
    <style:style style:name="P239" style:family="paragraph" style:parent-style-name="Standard">
      <style:text-properties officeooo:rsid="012ccf44" officeooo:paragraph-rsid="012ccf44"/>
    </style:style>
    <style:style style:name="P240" style:family="paragraph" style:parent-style-name="Standard">
      <style:text-properties officeooo:paragraph-rsid="012e4043"/>
    </style:style>
    <style:style style:name="P241" style:family="paragraph" style:parent-style-name="Standard">
      <style:text-properties officeooo:paragraph-rsid="013c4cd1"/>
    </style:style>
    <style:style style:name="P242" style:family="paragraph" style:parent-style-name="Standard">
      <style:text-properties officeooo:paragraph-rsid="013e9508"/>
    </style:style>
    <style:style style:name="P243" style:family="paragraph" style:parent-style-name="Standard">
      <style:text-properties officeooo:rsid="014027f8" officeooo:paragraph-rsid="014027f8"/>
    </style:style>
    <style:style style:name="P244" style:family="paragraph" style:parent-style-name="Standard">
      <style:text-properties officeooo:rsid="014043dd" officeooo:paragraph-rsid="014043dd"/>
    </style:style>
    <style:style style:name="P245" style:family="paragraph" style:parent-style-name="Standard">
      <style:text-properties officeooo:rsid="0143bc03" officeooo:paragraph-rsid="0143bc03"/>
    </style:style>
    <style:style style:name="P246" style:family="paragraph" style:parent-style-name="Standard">
      <style:text-properties officeooo:rsid="0147b778" officeooo:paragraph-rsid="0147b778"/>
    </style:style>
    <style:style style:name="P247" style:family="paragraph" style:parent-style-name="Standard">
      <style:text-properties officeooo:paragraph-rsid="014aedbd"/>
    </style:style>
    <style:style style:name="P248" style:family="paragraph" style:parent-style-name="Standard">
      <style:text-properties officeooo:rsid="01579875" officeooo:paragraph-rsid="01579875"/>
    </style:style>
    <style:style style:name="P249" style:family="paragraph" style:parent-style-name="Standard">
      <style:text-properties officeooo:paragraph-rsid="01665bac"/>
    </style:style>
    <style:style style:name="P250" style:family="paragraph" style:parent-style-name="Standard">
      <style:text-properties officeooo:rsid="016a8826" officeooo:paragraph-rsid="016a8826"/>
    </style:style>
    <style:style style:name="P251" style:family="paragraph" style:parent-style-name="Standard" style:master-page-name="Standard">
      <style:paragraph-properties style:page-number="auto"/>
      <style:text-properties fo:language="de" fo:country="DE" officeooo:rsid="001f3bb2" officeooo:paragraph-rsid="001f3bb2"/>
    </style:style>
    <style:style style:name="P252" style:family="paragraph" style:parent-style-name="Standard">
      <style:text-properties fo:color="#008000" style:font-name="Consolas" fo:font-size="9.5pt" officeooo:rsid="016a8826" officeooo:paragraph-rsid="016a8826" fo:background-color="#ffffff" style:font-size-asian="9.5pt"/>
    </style:style>
    <style:style style:name="P253" style:family="paragraph" style:parent-style-name="Standard">
      <style:text-properties fo:color="#000000" style:font-name="Consolas" fo:font-size="9.5pt" fo:background-color="#ffffff" style:font-size-asian="9.5pt"/>
    </style:style>
    <style:style style:name="P254" style:family="paragraph" style:parent-style-name="Standard">
      <style:text-properties fo:color="#000000" style:font-name="Consolas" fo:font-size="9.5pt" officeooo:rsid="016a8826" officeooo:paragraph-rsid="016a8826" fo:background-color="#ffffff" style:font-size-asian="9.5pt"/>
    </style:style>
    <style:style style:name="P255" style:family="paragraph" style:parent-style-name="Standard">
      <style:text-properties fo:language="de" fo:country="DE" officeooo:rsid="0020b1cb" officeooo:paragraph-rsid="016aac79"/>
    </style:style>
    <style:style style:name="P256" style:family="paragraph" style:parent-style-name="Standard">
      <style:text-properties fo:language="de" fo:country="DE" officeooo:rsid="016ba530" officeooo:paragraph-rsid="016ba530"/>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style:font-name="Consolas" fo:font-size="9.5pt" officeooo:rsid="013e9508" fo:background-color="#ffffff" loext:char-shading-value="0" style:font-size-asian="9.5pt"/>
    </style:style>
    <style:style style:name="T10" style:family="text">
      <style:text-properties fo:color="#000000" style:font-name="Consolas" fo:font-size="9.5pt" officeooo:rsid="00e609cb" fo:background-color="#ffffff" loext:char-shading-value="0" style:font-size-asian="9.5pt"/>
    </style:style>
    <style:style style:name="T11" style:family="text">
      <style:text-properties fo:color="#000000" fo:background-color="#ffffff" loext:char-shading-value="0"/>
    </style:style>
    <style:style style:name="T12" style:family="text">
      <style:text-properties fo:color="#000000" officeooo:rsid="00257841" fo:background-color="#ffffff" loext:char-shading-value="0"/>
    </style:style>
    <style:style style:name="T13" style:family="text">
      <style:text-properties fo:color="#0000ff" style:font-name="Consolas" fo:font-size="9.5pt" fo:background-color="#ffffff" loext:char-shading-value="0" style:font-size-asian="9.5pt"/>
    </style:style>
    <style:style style:name="T14" style:family="text">
      <style:text-properties fo:color="#0000ff" style:font-name="Consolas" fo:font-size="9.5pt" officeooo:rsid="00257841" fo:background-color="#ffffff" loext:char-shading-value="0" style:font-size-asian="9.5pt"/>
    </style:style>
    <style:style style:name="T15" style:family="text">
      <style:text-properties fo:color="#0000ff" style:font-name="Consolas" fo:font-size="9.5pt" officeooo:rsid="0031df8d" fo:background-color="#ffffff" loext:char-shading-value="0" style:font-size-asian="9.5pt"/>
    </style:style>
    <style:style style:name="T16" style:family="text">
      <style:text-properties fo:color="#0000ff" style:font-name="Consolas" fo:font-size="9.5pt" officeooo:rsid="00549c31" fo:background-color="#ffffff" loext:char-shading-value="0" style:font-size-asian="9.5pt"/>
    </style:style>
    <style:style style:name="T17" style:family="text">
      <style:text-properties fo:color="#0000ff" style:font-name="Consolas" fo:font-size="9.5pt" officeooo:rsid="00e609cb" fo:background-color="#ffffff" loext:char-shading-value="0" style:font-size-asian="9.5pt"/>
    </style:style>
    <style:style style:name="T18" style:family="text">
      <style:text-properties fo:color="#0000ff" fo:background-color="#ffffff" loext:char-shading-value="0"/>
    </style:style>
    <style:style style:name="T19" style:family="text">
      <style:text-properties fo:color="#a31515" style:font-name="Consolas" fo:font-size="9.5pt" fo:background-color="#ffffff" loext:char-shading-value="0" style:font-size-asian="9.5pt"/>
    </style:style>
    <style:style style:name="T20" style:family="text">
      <style:text-properties fo:color="#a31515" style:font-name="Consolas" fo:font-size="9.5pt" officeooo:rsid="00549c31" fo:background-color="#ffffff" loext:char-shading-value="0" style:font-size-asian="9.5pt"/>
    </style:style>
    <style:style style:name="T21" style:family="text">
      <style:text-properties fo:color="#a31515" style:font-name="Consolas" fo:font-size="9.5pt" officeooo:rsid="015964ac" fo:background-color="#ffffff" loext:char-shading-value="0" style:font-size-asian="9.5pt"/>
    </style:style>
    <style:style style:name="T22" style:family="text">
      <style:text-properties fo:color="#a31515" style:font-name="Consolas" fo:font-size="9.5pt" officeooo:rsid="015bc3d2" fo:background-color="#ffffff" loext:char-shading-value="0" style:font-size-asian="9.5pt"/>
    </style:style>
    <style:style style:name="T23" style:family="text">
      <style:text-properties fo:color="#a31515" style:font-name="Consolas" fo:font-size="9.5pt" officeooo:rsid="015c994d" fo:background-color="#ffffff" loext:char-shading-value="0" style:font-size-asian="9.5pt"/>
    </style:style>
    <style:style style:name="T24" style:family="text">
      <style:text-properties fo:color="#a31515" style:font-name="Consolas" fo:font-size="9.5pt" officeooo:rsid="01646642" fo:background-color="#ffffff" loext:char-shading-value="0" style:font-size-asian="9.5pt"/>
    </style:style>
    <style:style style:name="T25" style:family="text">
      <style:text-properties fo:color="#a31515" fo:background-color="#ffffff" loext:char-shading-value="0"/>
    </style:style>
    <style:style style:name="T26" style:family="text">
      <style:text-properties fo:color="#ff0000" style:font-name="Consolas" fo:font-size="9.5pt" fo:background-color="#ffffff" loext:char-shading-value="0" style:font-size-asian="9.5pt"/>
    </style:style>
    <style:style style:name="T27" style:family="text">
      <style:text-properties fo:color="#ff0000" style:font-name="Consolas" fo:font-size="9.5pt" officeooo:rsid="00549c31" fo:background-color="#ffffff" loext:char-shading-value="0" style:font-size-asian="9.5pt"/>
    </style:style>
    <style:style style:name="T28" style:family="text">
      <style:text-properties fo:color="#2b91af" style:font-name="Consolas" fo:font-size="9.5pt" fo:background-color="#ffffff" loext:char-shading-value="0" style:font-size-asian="9.5pt"/>
    </style:style>
    <style:style style:name="T29" style:family="text">
      <style:text-properties fo:color="#2b91af" fo:background-color="#ffffff" loext:char-shading-value="0"/>
    </style:style>
    <style:style style:name="T30" style:family="text">
      <style:text-properties officeooo:rsid="00271a9d"/>
    </style:style>
    <style:style style:name="T31" style:family="text">
      <style:text-properties officeooo:rsid="002b1086"/>
    </style:style>
    <style:style style:name="T32" style:family="text">
      <style:text-properties officeooo:rsid="002c5840"/>
    </style:style>
    <style:style style:name="T33" style:family="text">
      <style:text-properties fo:color="#008000" style:font-name="Consolas" fo:font-size="9.5pt" fo:background-color="#ffffff" loext:char-shading-value="0" style:font-size-asian="9.5pt"/>
    </style:style>
    <style:style style:name="T34" style:family="text">
      <style:text-properties officeooo:rsid="0038a5df"/>
    </style:style>
    <style:style style:name="T35" style:family="text">
      <style:text-properties officeooo:rsid="0046c30d"/>
    </style:style>
    <style:style style:name="T36" style:family="text">
      <style:text-properties fo:color="#808080" style:font-name="Consolas" fo:font-size="9.5pt" fo:background-color="#ffffff" loext:char-shading-value="0" style:font-size-asian="9.5pt"/>
    </style:style>
    <style:style style:name="T37" style:family="text">
      <style:text-properties officeooo:rsid="00500a74"/>
    </style:style>
    <style:style style:name="T38" style:family="text">
      <style:text-properties officeooo:rsid="00524c52"/>
    </style:style>
    <style:style style:name="T39" style:family="text">
      <style:text-properties officeooo:rsid="00537d8d"/>
    </style:style>
    <style:style style:name="T40" style:family="text">
      <style:text-properties officeooo:rsid="00549c31"/>
    </style:style>
    <style:style style:name="T41" style:family="text">
      <style:text-properties officeooo:rsid="00591e15"/>
    </style:style>
    <style:style style:name="T42" style:family="text">
      <style:text-properties officeooo:rsid="005c6ba9"/>
    </style:style>
    <style:style style:name="T43" style:family="text">
      <style:text-properties officeooo:rsid="005da920"/>
    </style:style>
    <style:style style:name="T44" style:family="text">
      <style:text-properties officeooo:rsid="005fde3b"/>
    </style:style>
    <style:style style:name="T45" style:family="text">
      <style:text-properties officeooo:rsid="0061b771"/>
    </style:style>
    <style:style style:name="T46" style:family="text">
      <style:text-properties officeooo:rsid="0062d1f6"/>
    </style:style>
    <style:style style:name="T47" style:family="text">
      <style:text-properties officeooo:rsid="006401f2"/>
    </style:style>
    <style:style style:name="T48" style:family="text">
      <style:text-properties officeooo:rsid="006e9ffa"/>
    </style:style>
    <style:style style:name="T49" style:family="text">
      <style:text-properties officeooo:rsid="0071d1d8"/>
    </style:style>
    <style:style style:name="T50" style:family="text">
      <style:text-properties officeooo:rsid="0077061e"/>
    </style:style>
    <style:style style:name="T51" style:family="text">
      <style:text-properties officeooo:rsid="0078fe2b"/>
    </style:style>
    <style:style style:name="T52" style:family="text">
      <style:text-properties officeooo:rsid="007a6449"/>
    </style:style>
    <style:style style:name="T53" style:family="text">
      <style:text-properties officeooo:rsid="00819862"/>
    </style:style>
    <style:style style:name="T54" style:family="text">
      <style:text-properties officeooo:rsid="00825e9b"/>
    </style:style>
    <style:style style:name="T55" style:family="text">
      <style:text-properties officeooo:rsid="0087e9ab"/>
    </style:style>
    <style:style style:name="T56" style:family="text">
      <style:text-properties officeooo:rsid="008a481e"/>
    </style:style>
    <style:style style:name="T57" style:family="text">
      <style:text-properties officeooo:rsid="008d25a5"/>
    </style:style>
    <style:style style:name="T58" style:family="text">
      <style:text-properties officeooo:rsid="00932d17"/>
    </style:style>
    <style:style style:name="T59" style:family="text">
      <style:text-properties officeooo:rsid="0094461a"/>
    </style:style>
    <style:style style:name="T60" style:family="text">
      <style:text-properties officeooo:rsid="00957a8d"/>
    </style:style>
    <style:style style:name="T61" style:family="text">
      <style:text-properties officeooo:rsid="00958841"/>
    </style:style>
    <style:style style:name="T62" style:family="text">
      <style:text-properties officeooo:rsid="009857f1"/>
    </style:style>
    <style:style style:name="T63" style:family="text">
      <style:text-properties officeooo:rsid="009cba3f"/>
    </style:style>
    <style:style style:name="T64" style:family="text">
      <style:text-properties officeooo:rsid="009d4402"/>
    </style:style>
    <style:style style:name="T65" style:family="text">
      <style:text-properties officeooo:rsid="009e343f"/>
    </style:style>
    <style:style style:name="T66" style:family="text">
      <style:text-properties officeooo:rsid="00a0b989"/>
    </style:style>
    <style:style style:name="T67" style:family="text">
      <style:text-properties officeooo:rsid="00a31c1b"/>
    </style:style>
    <style:style style:name="T68" style:family="text">
      <style:text-properties officeooo:rsid="00a6ce5d"/>
    </style:style>
    <style:style style:name="T69" style:family="text">
      <style:text-properties officeooo:rsid="00a94097"/>
    </style:style>
    <style:style style:name="T70" style:family="text">
      <style:text-properties officeooo:rsid="00aa80d0"/>
    </style:style>
    <style:style style:name="T71" style:family="text">
      <style:text-properties officeooo:rsid="00ac740c"/>
    </style:style>
    <style:style style:name="T72" style:family="text">
      <style:text-properties officeooo:rsid="00acf241"/>
    </style:style>
    <style:style style:name="T73" style:family="text">
      <style:text-properties officeooo:rsid="00ae5dbe"/>
    </style:style>
    <style:style style:name="T74" style:family="text">
      <style:text-properties officeooo:rsid="00af1791"/>
    </style:style>
    <style:style style:name="T75" style:family="text">
      <style:text-properties officeooo:rsid="00b302c2"/>
    </style:style>
    <style:style style:name="T76" style:family="text">
      <style:text-properties officeooo:rsid="00b481ca"/>
    </style:style>
    <style:style style:name="T77" style:family="text">
      <style:text-properties officeooo:rsid="00b52609"/>
    </style:style>
    <style:style style:name="T78" style:family="text">
      <style:text-properties fo:color="#800000" style:font-name="Consolas" fo:font-size="9.5pt" fo:background-color="#ffffff" loext:char-shading-value="0" style:font-size-asian="9.5pt"/>
    </style:style>
    <style:style style:name="T79" style:family="text">
      <style:text-properties officeooo:rsid="00b98f78"/>
    </style:style>
    <style:style style:name="T80" style:family="text">
      <style:text-properties officeooo:rsid="00bbc017"/>
    </style:style>
    <style:style style:name="T81" style:family="text">
      <style:text-properties officeooo:rsid="00bc244b"/>
    </style:style>
    <style:style style:name="T82" style:family="text">
      <style:text-properties officeooo:rsid="00bf8cee"/>
    </style:style>
    <style:style style:name="T83" style:family="text">
      <style:text-properties officeooo:rsid="00c17d5c"/>
    </style:style>
    <style:style style:name="T84" style:family="text">
      <style:text-properties officeooo:rsid="00c396dd"/>
    </style:style>
    <style:style style:name="T85" style:family="text">
      <style:text-properties officeooo:rsid="00c65446"/>
    </style:style>
    <style:style style:name="T86" style:family="text">
      <style:text-properties officeooo:rsid="00c9deb6"/>
    </style:style>
    <style:style style:name="T87" style:family="text">
      <style:text-properties officeooo:rsid="00ce422d"/>
    </style:style>
    <style:style style:name="T88" style:family="text">
      <style:text-properties officeooo:rsid="00ce6b2f"/>
    </style:style>
    <style:style style:name="T89" style:family="text">
      <style:text-properties officeooo:rsid="00cf6533"/>
    </style:style>
    <style:style style:name="T90" style:family="text">
      <style:text-properties officeooo:rsid="00d351d3"/>
    </style:style>
    <style:style style:name="T91" style:family="text">
      <style:text-properties officeooo:rsid="00d4af2f"/>
    </style:style>
    <style:style style:name="T92" style:family="text">
      <style:text-properties officeooo:rsid="00d8322f"/>
    </style:style>
    <style:style style:name="T93" style:family="text">
      <style:text-properties officeooo:rsid="00dba396"/>
    </style:style>
    <style:style style:name="T94" style:family="text">
      <style:text-properties officeooo:rsid="00dc8ae7"/>
    </style:style>
    <style:style style:name="T95" style:family="text">
      <style:text-properties officeooo:rsid="00df0fed"/>
    </style:style>
    <style:style style:name="T96" style:family="text">
      <style:text-properties officeooo:rsid="00e0f17f"/>
    </style:style>
    <style:style style:name="T97" style:family="text">
      <style:text-properties officeooo:rsid="00e24daf"/>
    </style:style>
    <style:style style:name="T98" style:family="text">
      <style:text-properties officeooo:rsid="00e4a80d"/>
    </style:style>
    <style:style style:name="T99" style:family="text">
      <style:text-properties officeooo:rsid="00e79007"/>
    </style:style>
    <style:style style:name="T100" style:family="text">
      <style:text-properties officeooo:rsid="00e7fa11"/>
    </style:style>
    <style:style style:name="T101" style:family="text">
      <style:text-properties officeooo:rsid="01098845"/>
    </style:style>
    <style:style style:name="T102" style:family="text">
      <style:text-properties officeooo:rsid="0116bd4b"/>
    </style:style>
    <style:style style:name="T103" style:family="text">
      <style:text-properties officeooo:rsid="011958cc"/>
    </style:style>
    <style:style style:name="T104" style:family="text">
      <style:text-properties officeooo:rsid="011b42fe"/>
    </style:style>
    <style:style style:name="T105" style:family="text">
      <style:text-properties officeooo:rsid="011bfe74"/>
    </style:style>
    <style:style style:name="T106" style:family="text">
      <style:text-properties officeooo:rsid="01201717"/>
    </style:style>
    <style:style style:name="T107" style:family="text">
      <style:text-properties officeooo:rsid="0121890c"/>
    </style:style>
    <style:style style:name="T108" style:family="text">
      <style:text-properties officeooo:rsid="0122fb19"/>
    </style:style>
    <style:style style:name="T109" style:family="text">
      <style:text-properties officeooo:rsid="012430bf"/>
    </style:style>
    <style:style style:name="T110" style:family="text">
      <style:text-properties officeooo:rsid="01262732"/>
    </style:style>
    <style:style style:name="T111" style:family="text">
      <style:text-properties officeooo:rsid="01298811"/>
    </style:style>
    <style:style style:name="T112" style:family="text">
      <style:text-properties officeooo:rsid="01302abd"/>
    </style:style>
    <style:style style:name="T113" style:family="text">
      <style:text-properties officeooo:rsid="01381df4"/>
    </style:style>
    <style:style style:name="T114" style:family="text">
      <style:text-properties officeooo:rsid="0139496e"/>
    </style:style>
    <style:style style:name="T115" style:family="text">
      <style:text-properties officeooo:rsid="0140b74f"/>
    </style:style>
    <style:style style:name="T116" style:family="text">
      <style:text-properties officeooo:rsid="0143184e"/>
    </style:style>
    <style:style style:name="T117" style:family="text">
      <style:text-properties officeooo:rsid="0143bc03"/>
    </style:style>
    <style:style style:name="T118" style:family="text">
      <style:text-properties fo:background-color="#ffffff" loext:char-shading-value="0"/>
    </style:style>
    <style:style style:name="T119" style:family="text">
      <style:text-properties officeooo:rsid="0144453c"/>
    </style:style>
    <style:style style:name="T120" style:family="text">
      <style:text-properties officeooo:rsid="01475cf4"/>
    </style:style>
    <style:style style:name="T121" style:family="text">
      <style:text-properties officeooo:rsid="014aedbd"/>
    </style:style>
    <style:style style:name="T122" style:family="text">
      <style:text-properties officeooo:rsid="014ccff8"/>
    </style:style>
    <style:style style:name="T123" style:family="text">
      <style:text-properties officeooo:rsid="01505e1d"/>
    </style:style>
    <style:style style:name="T124" style:family="text">
      <style:text-properties officeooo:rsid="0151ecb9"/>
    </style:style>
    <style:style style:name="T125" style:family="text">
      <style:text-properties officeooo:rsid="0151ee5d"/>
    </style:style>
    <style:style style:name="T126" style:family="text">
      <style:text-properties officeooo:rsid="015257e2"/>
    </style:style>
    <style:style style:name="T127" style:family="text">
      <style:text-properties officeooo:rsid="01544732"/>
    </style:style>
    <style:style style:name="T128" style:family="text">
      <style:text-properties officeooo:rsid="0155f91f"/>
    </style:style>
    <style:style style:name="T129" style:family="text">
      <style:text-properties officeooo:rsid="015964ac"/>
    </style:style>
    <style:style style:name="T130" style:family="text">
      <style:text-properties officeooo:rsid="016a88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Lesson 1: <text:span text:style-name="T34">Intro and Warmup</text:span></text:p>
      <text:p text:style-name="P256">Attached presentation</text:p>
      <text:p text:style-name="P5"/>
      <text:p text:style-name="P7">Start:</text:p>
      <text:p text:style-name="P7">- From VS clone the repository. Create a new cross-platform project <text:span text:style-name="T2">(.NET standard) and name it TripLog.</text:span></text:p>
      <text:p text:style-name="P8">- <text:span text:style-name="T2">Build it.</text:span></text:p>
      <text:p text:style-name="P8">- <text:span text:style-name="T2">Debug the Android part and ensure that you see the Xamarin message.</text:span></text:p>
      <text:p text:style-name="P16">- Commit all the changes and push.</text:p>
      <text:p text:style-name="P16">- <text:span text:style-name="T103">Open TFS, create a new Xamarin build definition and bind the Git Repository to the build as explained in the document (Name).</text:span></text:p>
      <text:p text:style-name="P16">- <text:span text:style-name="T104">Queue a new build and ensure it completes successfully.</text:span></text:p>
      <text:p text:style-name="P16"/>
      <text:p text:style-name="P16"/>
      <text:p text:style-name="P17">Lesson 2: </text:p>
      <text:p text:style-name="P17">- Introduction to Xamarin/Xaml (see attached document)</text:p>
      <text:p text:style-name="P9">Description of the application:</text:p>
      <text:p text:style-name="P9">- Purpose</text:p>
      <text:p text:style-name="P9">- <text:span text:style-name="T105">Main Window</text:span></text:p>
      <text:p text:style-name="P9">- <text:span text:style-name="T105">Detail Window</text:span></text:p>
      <text:p text:style-name="P9">- <text:span text:style-name="T105">New Entry Window </text:span></text:p>
      <text:p text:style-name="P9">- <text:span text:style-name="T105">Construction (to be done or finished as exercise): </text:span></text:p>
      <text:p text:style-name="P9"/>
      <text:p text:style-name="P9">- Add a new ContentPage and name it MainPage.</text:p>
      <text:p text:style-name="P9">- Change app.xaml.cs as follows:</text:p>
      <text:p text:style-name="P9"/>
      <text:p text:style-name="P9"><text:span text:style-name="T4">MainPage = </text:span><text:span text:style-name="T13">new</text:span><text:span text:style-name="T4"> NavigationPage(</text:span><text:span text:style-name="T13">new</text:span><text:span text:style-name="T4"> MainPage());</text:span></text:p>
      <text:p text:style-name="P85"/>
      <text:p text:style-name="P18"><text:span text:style-name="T11">- Create a folder Models and create a file TripLogEntry.cs </text:span><text:span text:style-name="T12">as follows:</text:span></text:p>
      <text:p text:style-name="P89"/>
      <text:p text:style-name="P18"><text:bookmark-start text:name="__DdeLink__12646_3783980834"/><text:span text:style-name="T5"><text:s text:c="4"/></text:span><text:span text:style-name="T13">public</text:span><text:span text:style-name="T4"> </text:span><text:span text:style-name="T13">class</text:span><text:span text:style-name="T4"> </text:span><text:span text:style-name="T28">TripLogEntry</text:span></text:p>
      <text:p text:style-name="P19"><text:s text:c="4"/>{</text:p>
      <text:p text:style-name="Standard"><text:span text:style-name="T4"><text:s text:c="8"/></text:span><text:span text:style-name="T13">public</text:span><text:span text:style-name="T4"> </text:span><text:span text:style-name="T13">string</text:span><text:span text:style-name="T4"> Titl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DateTime Dat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int</text:span><text:span text:style-name="T4"> Rating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string</text:span><text:span text:style-name="T4"> Notes { </text:span><text:span text:style-name="T13">get</text:span><text:span text:style-name="T4">; </text:span><text:span text:style-name="T13">set</text:span><text:span text:style-name="T4">; }</text:span></text:p>
      <text:p text:style-name="P86"><text:s text:c="4"/>}<text:bookmark-end text:name="__DdeLink__12646_3783980834"/></text:p>
      <text:p text:style-name="P90"/>
      <text:p text:style-name="P18"><text:span text:style-name="T11">- </text:span><text:span text:style-name="T12">Edit MainPage.xaml.cs as follows:</text:span></text:p>
      <text:p text:style-name="P89"/>
      <text:p text:style-name="P18"><text:bookmark-start text:name="__DdeLink__12648_3783980834"/><text:span text:style-name="T14">&lt;</text:span><text:span text:style-name="T19">ContentPage</text:span><text:span text:style-name="T26"> xmlns</text:span><text:span text:style-name="T13">="http://xamarin.com/schemas/2014/forms"</text:span></text:p>
      <text:p text:style-name="Standard"><text:span text:style-name="T4"><text:s text:c="12"/></text:span><text:span text:style-name="T26"><text:s/>xmlns</text:span><text:span text:style-name="T13">:</text:span><text:span text:style-name="T26">x</text:span><text:span text:style-name="T13">="http://schemas.microsoft.com/winfx/2009/xaml"</text:span></text:p>
      <text:p text:style-name="Standard"><text:span text:style-name="T4"><text:s text:c="12"/></text:span><text:span text:style-name="T26"><text:s/>x</text:span><text:span text:style-name="T13">:</text:span><text:span text:style-name="T26">Class</text:span><text:span text:style-name="T13">="TripLog.MainPage"</text:span></text:p>
      <text:p text:style-name="Standard"><text:span text:style-name="T4"><text:s text:c="12"/></text:span><text:span text:style-name="T26"><text:s/>Title</text:span><text:span text:style-name="T13">="TripLog"&gt;</text:span></text:p>
      <text:p text:style-name="Standard"><text:span text:style-name="T4"><text:tab/></text:span><text:span text:style-name="T13">&lt;</text:span><text:span text:style-name="T19">ContentPage.ToolbarItems</text:span><text:span text:style-name="T13">&gt;</text:span></text:p>
      <text:p text:style-name="Standard"><text:span text:style-name="T4"><text:tab/><text:tab/></text:span><text:span text:style-name="T13">&lt;</text:span><text:span text:style-name="T19">ToolbarItem</text:span><text:span text:style-name="T26"> Text</text:span><text:span text:style-name="T13">="New"</text:span><text:span text:style-name="T26"> Clicked</text:span><text:span text:style-name="T13">="New_Clicked" /&gt;</text:span></text:p>
      <text:p text:style-name="Standard"><text:span text:style-name="T4"><text:tab/></text:span><text:span text:style-name="T13">&lt;/</text:span><text:span text:style-name="T19">ContentPage.ToolbarItems</text:span><text:span text:style-name="T13">&gt;</text:span></text:p>
      <text:p text:style-name="Standard"><text:span text:style-name="T4"><text:tab/></text:span><text:span text:style-name="T13">&lt;</text:span><text:span text:style-name="T19">ContentPage.Content</text:span><text:span text:style-name="T13">&gt;</text:span></text:p>
      <text:p text:style-name="Standard"><text:span text:style-name="T4"><text:tab/><text:tab/></text:span><text:span text:style-name="T13">&lt;</text:span><text:span text:style-name="T19">ListView</text:span><text:span text:style-name="T26"> x</text:span><text:span text:style-name="T13">:</text:span><text:span text:style-name="T26">Name</text:span><text:span text:style-name="T13">="trips"</text:span><text:span text:style-name="T26"> ItemTapped</text:span><text:span text:style-name="T13">="Trips_ItemTapped"&gt;</text:span></text:p>
      <text:p text:style-name="Standard"><text:span text:style-name="T4"><text:tab/><text:tab/><text:tab/></text:span><text:span text:style-name="T13">&lt;</text:span><text:span text:style-name="T19">ListView.ItemTemplate</text:span><text:span text:style-name="T13">&gt;</text:span></text:p>
      <text:p text:style-name="Standard"><text:span text:style-name="T4"><text:tab/><text:tab/><text:tab/><text:tab/></text:span><text:span text:style-name="T13">&lt;</text:span><text:span text:style-name="T19">DataTemplate</text:span><text:span text:style-name="T13">&gt;</text:span></text:p>
      <text:p text:style-name="Standard"><text:span text:style-name="T4"><text:tab/><text:tab/><text:tab/> <text:s text:c="9"/></text:span><text:span text:style-name="T13">&lt;</text:span><text:span text:style-name="T19">TextCell</text:span><text:span text:style-name="T26"> Text</text:span><text:span text:style-name="T13">="{</text:span><text:span text:style-name="T19">Binding</text:span><text:span text:style-name="T26"> Title</text:span><text:span text:style-name="T13">}"</text:span><text:span text:style-name="T26"> Detail</text:span><text:span text:style-name="T13">="{</text:span><text:span text:style-name="T19">Binding</text:span><text:span text:style-name="T26"> Notes</text:span><text:span text:style-name="T13">}" /&gt;</text:span></text:p>
      <text:p text:style-name="Standard"><text:span text:style-name="T4"><text:tab/><text:tab/><text:tab/><text:tab/></text:span><text:span text:style-name="T13">&lt;/</text:span><text:span text:style-name="T19">DataTemplate</text:span><text:span text:style-name="T13">&gt;</text:span></text:p>
      <text:p text:style-name="Standard"><text:span text:style-name="T4"><text:tab/><text:tab/><text:tab/></text:span><text:span text:style-name="T13">&lt;/</text:span><text:span text:style-name="T19">ListView.ItemTemplate</text:span><text:span text:style-name="T13">&gt;</text:span></text:p>
      <text:p text:style-name="Standard"><text:span text:style-name="T4"><text:tab/><text:tab/></text:span><text:span text:style-name="T13">&lt;/</text:span><text:span text:style-name="T19">ListView</text:span><text:span text:style-name="T13">&gt;</text:span><text:span text:style-name="T4"> <text:s text:c="7"/></text:span></text:p>
      <text:p text:style-name="Standard"><text:soft-page-break/><text:span text:style-name="T4"><text:tab/></text:span><text:span text:style-name="T13">&lt;/</text:span><text:span text:style-name="T19">ContentPage.Content</text:span><text:span text:style-name="T13">&gt;</text:span></text:p>
      <text:p text:style-name="P18"><text:span text:style-name="T13">&lt;/</text:span><text:span text:style-name="T19">ContentPage</text:span><text:span text:style-name="T13">&gt;</text:span><text:bookmark-end text:name="__DdeLink__12648_3783980834"/></text:p>
      <text:p text:style-name="P90"/>
      <text:p text:style-name="P11">This will change the main page so as to be able to display a list of trips for which <text:span text:style-name="T96">two</text:span> of the six attributes would be displayed.</text:p>
      <text:p text:style-name="P10"/>
      <text:p text:style-name="P10"/>
      <text:p text:style-name="P12">- <text:span text:style-name="T30">Add some hard-coded entries in order to be able to display something for the time being...</text:span></text:p>
      <text:p text:style-name="P5"/>
      <text:p text:style-name="P4"><text:bookmark-start text:name="__DdeLink__12650_3783980834"/><text:span text:style-name="T13">var</text:span><text:span text:style-name="T4"> items = </text:span><text:span text:style-name="T13">new</text:span><text:span text:style-name="T4"> List&lt;TripLogEntry&gt;</text:span></text:p>
      <text:p text:style-name="P19"><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9">"Washington Monument"</text:span><text:span text:style-name="T4">,</text:span></text:p>
      <text:p text:style-name="Standard"><text:span text:style-name="T4"><text:tab/><text:tab/><text:tab/><text:tab/><text:tab/>Notes = </text:span><text:span text:style-name="T19">"Amazing!"</text:span><text:span text:style-name="T4">,</text:span></text:p>
      <text:p text:style-name="P19"><text:tab/><text:tab/><text:tab/><text:tab/><text:tab/>Rating = 3,</text:p>
      <text:p text:style-name="Standard"><text:span text:style-name="T4"><text:tab/><text:tab/><text:tab/><text:tab/><text:tab/>Date = </text:span><text:span text:style-name="T13">new</text:span><text:span text:style-name="T4">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9">"Statue of Liberty"</text:span><text:span text:style-name="T4">,</text:span></text:p>
      <text:p text:style-name="Standard"><text:span text:style-name="T4"><text:tab/><text:tab/><text:tab/><text:tab/><text:tab/>Notes = </text:span><text:span text:style-name="T19">"Inspiring!"</text:span><text:span text:style-name="T4">,</text:span></text:p>
      <text:p text:style-name="P19"><text:tab/><text:tab/><text:tab/><text:tab/><text:tab/>Rating = 4,</text:p>
      <text:p text:style-name="Standard"><text:span text:style-name="T4"><text:tab/><text:tab/><text:tab/><text:tab/><text:tab/>Date = </text:span><text:span text:style-name="T13">new</text:span><text:span text:style-name="T4">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4"><text:tab/><text:tab/><text:tab/><text:tab/></text:span><text:span text:style-name="T13">new</text:span><text:span text:style-name="T4"> TripLogEntry</text:span></text:p>
      <text:p text:style-name="P19"><text:tab/><text:tab/><text:tab/><text:tab/>{</text:p>
      <text:p text:style-name="Standard"><text:span text:style-name="T4"><text:tab/><text:tab/><text:tab/><text:tab/><text:tab/>Title = </text:span><text:span text:style-name="T19">"Golden Gate Bridge"</text:span><text:span text:style-name="T4">,</text:span></text:p>
      <text:p text:style-name="Standard"><text:span text:style-name="T4"><text:tab/><text:tab/><text:tab/><text:tab/><text:tab/>Notes = </text:span><text:span text:style-name="T19">"Foggy, but beautiful."</text:span><text:span text:style-name="T4">,</text:span></text:p>
      <text:p text:style-name="P19"><text:tab/><text:tab/><text:tab/><text:tab/><text:tab/>Rating = 5,</text:p>
      <text:p text:style-name="Standard"><text:span text:style-name="T4"><text:tab/><text:tab/><text:tab/><text:tab/><text:tab/>Date = </text:span><text:span text:style-name="T13">new</text:span><text:span text:style-name="T4"> DateTime(2017, 4, 26),</text:span></text:p>
      <text:p text:style-name="P19"><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7"><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4"><text:s text:c="12"/></text:span><text:span text:style-name="T26"><text:s/></text:span><text:bookmark-start text:name="__DdeLink__12653_3783980834"/><text:span text:style-name="T26">Title</text:span><text:span text:style-name="T13">="New Entry"&gt;</text:span></text:p>
      <text:p text:style-name="Standard"><text:span text:style-name="T4"><text:s text:c="4"/></text:span><text:span text:style-name="T13">&lt;</text:span><text:span text:style-name="T19">ContentPage.ToolbarItems</text:span><text:span text:style-name="T13">&gt;</text:span></text:p>
      <text:p text:style-name="Standard"><text:span text:style-name="T4"><text:s text:c="8"/></text:span><text:span text:style-name="T13">&lt;</text:span><text:span text:style-name="T19">ToolbarItem</text:span><text:span text:style-name="T26"> Text</text:span><text:span text:style-name="T13">="Save" /&gt;</text:span></text:p>
      <text:p text:style-name="Standard"><text:span text:style-name="T4"><text:s text:c="4"/></text:span><text:span text:style-name="T13">&lt;/</text:span><text:span text:style-name="T19">ContentPage.ToolbarItems</text:span><text:span text:style-name="T13">&gt;</text:span></text:p>
      <text:p text:style-name="Standard"><text:span text:style-name="T4"><text:s text:c="4"/></text:span><text:span text:style-name="T13">&lt;</text:span><text:span text:style-name="T19">ContentPage.Content</text:span><text:span text:style-name="T13">&gt;</text:span></text:p>
      <text:p text:style-name="P19"/>
      <text:p text:style-name="Standard"><text:span text:style-name="T4"><text:s text:c="8"/></text:span><text:span text:style-name="T13">&lt;</text:span><text:span text:style-name="T19">TableView</text:span><text:span text:style-name="T26"> Intent</text:span><text:span text:style-name="T13">="Form"&gt;</text:span></text:p>
      <text:p text:style-name="Standard"><text:span text:style-name="T4"><text:s text:c="12"/></text:span><text:span text:style-name="T13">&lt;</text:span><text:span text:style-name="T19">TableView.Root</text:span><text:span text:style-name="T13">&gt;</text:span></text:p>
      <text:p text:style-name="Standard"><text:span text:style-name="T4"><text:s text:c="16"/></text:span><text:span text:style-name="T13">&lt;</text:span><text:span text:style-name="T19">TableSection</text:span><text:span text:style-name="T13">&gt;</text:span></text:p>
      <text:p text:style-name="Standard"><text:span text:style-name="T4"><text:s text:c="20"/></text:span><text:span text:style-name="T13">&lt;</text:span><text:span text:style-name="T19">EntryCell</text:span><text:span text:style-name="T26"> Label</text:span><text:span text:style-name="T13">="Title" /&gt;</text:span></text:p>
      <text:p text:style-name="Standard"><text:span text:style-name="T4"><text:s text:c="20"/></text:span><text:span text:style-name="T13">&lt;</text:span><text:span text:style-name="T19">EntryCell</text:span><text:span text:style-name="T26"> Label</text:span><text:span text:style-name="T13">="Latitude"</text:span><text:span text:style-name="T26"> Keyboard</text:span><text:span text:style-name="T13">="Numeric" /&gt;</text:span></text:p>
      <text:p text:style-name="Standard"><text:span text:style-name="T4"><text:s text:c="20"/></text:span><text:span text:style-name="T13">&lt;</text:span><text:span text:style-name="T19">EntryCell</text:span><text:span text:style-name="T26"> Label</text:span><text:span text:style-name="T13">="Longitude"</text:span><text:span text:style-name="T26"> Keyboard</text:span><text:span text:style-name="T13">="Numeric" /&gt;</text:span></text:p>
      <text:p text:style-name="Standard"><text:span text:style-name="T4"><text:s text:c="20"/></text:span><text:span text:style-name="T13">&lt;</text:span><text:span text:style-name="T19">EntryCell</text:span><text:span text:style-name="T26"> Label</text:span><text:span text:style-name="T13">="Date" /&gt;</text:span></text:p>
      <text:p text:style-name="Standard"><text:span text:style-name="T4"><text:s text:c="20"/></text:span><text:span text:style-name="T13">&lt;</text:span><text:span text:style-name="T19">EntryCell</text:span><text:span text:style-name="T26"> Label</text:span><text:span text:style-name="T13">="Rating"</text:span><text:span text:style-name="T26"> Keyboard</text:span><text:span text:style-name="T13">="Numeric" /&gt;</text:span></text:p>
      <text:p text:style-name="Standard"><text:soft-page-break/><text:span text:style-name="T4"><text:s text:c="20"/></text:span><text:span text:style-name="T13">&lt;</text:span><text:span text:style-name="T19">EntryCell</text:span><text:span text:style-name="T26"> Label</text:span><text:span text:style-name="T13">="Notes" /&gt;</text:span></text:p>
      <text:p text:style-name="Standard"><text:span text:style-name="T4"><text:s text:c="16"/></text:span><text:span text:style-name="T13">&lt;/</text:span><text:span text:style-name="T19">TableSection</text:span><text:span text:style-name="T13">&gt;</text:span></text:p>
      <text:p text:style-name="Standard"><text:span text:style-name="T4"><text:s text:c="12"/></text:span><text:span text:style-name="T13">&lt;/</text:span><text:span text:style-name="T19">TableView.Root</text:span><text:span text:style-name="T13">&gt;</text:span></text:p>
      <text:p text:style-name="Standard"><text:span text:style-name="T4"><text:s text:c="8"/></text:span><text:span text:style-name="T13">&lt;/</text:span><text:span text:style-name="T19">TableView</text:span><text:span text:style-name="T13">&gt;</text:span></text:p>
      <text:p text:style-name="P19"/>
      <text:p text:style-name="P13"><text:span text:style-name="T4"><text:s text:c="4"/></text:span><text:span text:style-name="T13">&lt;/</text:span><text:span text:style-name="T19">ContentPage.Content</text:span><text:span text:style-name="T13">&gt;</text:span><text:bookmark-end text:name="__DdeLink__12653_3783980834"/></text:p>
      <text:p text:style-name="P4"/>
      <text:p text:style-name="P4"/>
      <text:p text:style-name="P13">This represents a simple page showing a list of six entries named as above <text:span text:style-name="T31">which, for now, need to be manually populated and cannot be persisted</text:span>.</text:p>
      <text:p text:style-name="P13"/>
      <text:p text:style-name="P13">- <text:span text:style-name="T31">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4"><text:tab/><text:tab/></text:span><text:span text:style-name="T13">public</text:span><text:span text:style-name="T4"> DatailPage (TripLogEntry entry)</text:span></text:p>
      <text:p text:style-name="P19"><text:tab/><text:tab/>{</text:p>
      <text:p text:style-name="P19"><text:tab/><text:tab/><text:tab/>InitializeComponent ();</text:p>
      <text:p text:style-name="P88"><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3">&lt;</text:span><text:span text:style-name="T19">ContentPage</text:span><text:span text:style-name="T26"> xmlns</text:span><text:span text:style-name="T13">="http://xamarin.com/schemas/2014/forms"</text:span></text:p>
      <text:p text:style-name="Standard"><text:span text:style-name="T4"><text:s text:c="12"/></text:span><text:span text:style-name="T26"><text:s/>xmlns</text:span><text:span text:style-name="T13">:</text:span><text:span text:style-name="T26">x</text:span><text:span text:style-name="T13">="http://schemas.microsoft.com/winfx/2009/xaml"</text:span></text:p>
      <text:p text:style-name="Standard"><text:span text:style-name="T4"><text:s text:c="12"/></text:span><text:span text:style-name="T26"><text:s/>xmlns</text:span><text:span text:style-name="T13">:</text:span><text:span text:style-name="T26">maps</text:span><text:span text:style-name="T13">="clr-namespace:Xamarin.Forms.Maps;assembly=Xamarin.Forms.Maps"</text:span></text:p>
      <text:p text:style-name="Standard"><text:span text:style-name="T4"><text:s text:c="12"/></text:span><text:span text:style-name="T26"><text:s/>x</text:span><text:span text:style-name="T13">:</text:span><text:span text:style-name="T26">Class</text:span><text:span text:style-name="T13">="TripLog.DetailPage"</text:span></text:p>
      <text:p text:style-name="Standard"><text:span text:style-name="T4"><text:s text:c="12"/></text:span><text:span text:style-name="T26"><text:s/>Title</text:span><text:span text:style-name="T13">="Details"&gt;</text:span></text:p>
      <text:p text:style-name="Standard"><text:span text:style-name="T4"><text:tab/></text:span><text:span text:style-name="T13">&lt;</text:span><text:span text:style-name="T19">ContentPage.Content</text:span><text:span text:style-name="T13">&gt;</text:span></text:p>
      <text:p text:style-name="P19"/>
      <text:p text:style-name="Standard"><text:span text:style-name="T4"><text:tab/><text:tab/></text:span><text:span text:style-name="T13">&lt;</text:span><text:span text:style-name="T19">Grid</text:span><text:span text:style-name="T13">&gt;</text:span></text:p>
      <text:p text:style-name="Standard"><text:span text:style-name="T4"><text:tab/><text:tab/><text:tab/></text:span><text:span text:style-name="T13">&lt;</text:span><text:span text:style-name="T19">Grid.RowDefinitions</text:span><text:span text:style-name="T13">&gt;</text:span></text:p>
      <text:p text:style-name="Standard"><text:span text:style-name="T4"><text:tab/><text:tab/><text:tab/><text:tab/></text:span><text:span text:style-name="T13">&lt;</text:span><text:span text:style-name="T19">RowDefinition</text:span><text:span text:style-name="T26"> Height</text:span><text:span text:style-name="T13">="4*" /&gt;</text:span></text:p>
      <text:p text:style-name="Standard"><text:span text:style-name="T4"><text:tab/><text:tab/><text:tab/><text:tab/></text:span><text:span text:style-name="T13">&lt;</text:span><text:span text:style-name="T19">RowDefinition</text:span><text:span text:style-name="T26"> Height</text:span><text:span text:style-name="T13">="Auto" /&gt;</text:span></text:p>
      <text:p text:style-name="Standard"><text:span text:style-name="T4"><text:tab/><text:tab/><text:tab/><text:tab/></text:span><text:span text:style-name="T13">&lt;</text:span><text:span text:style-name="T19">RowDefinition</text:span><text:span text:style-name="T26"> Height</text:span><text:span text:style-name="T13">="1*" /&gt;</text:span></text:p>
      <text:p text:style-name="Standard"><text:span text:style-name="T4"><text:tab/><text:tab/><text:tab/></text:span><text:span text:style-name="T13">&lt;/</text:span><text:span text:style-name="T19">Grid.RowDefinitions</text:span><text:span text:style-name="T13">&gt;</text:span></text:p>
      <text:p text:style-name="P19"/>
      <text:p text:style-name="Standard"><text:span text:style-name="T4"><text:tab/><text:tab/><text:tab/></text:span><text:span text:style-name="T13">&lt;</text:span><text:span text:style-name="T19">maps</text:span><text:span text:style-name="T13">:</text:span><text:span text:style-name="T19">Map</text:span><text:span text:style-name="T26"> x</text:span><text:span text:style-name="T13">:</text:span><text:span text:style-name="T26">Name</text:span><text:span text:style-name="T13">="map"</text:span><text:span text:style-name="T26"> Grid.RowSpan</text:span><text:span text:style-name="T13">="3" /&gt;</text:span></text:p>
      <text:p text:style-name="P19"><text:s text:c="12"/></text:p>
      <text:p text:style-name="Standard"><text:span text:style-name="T4"><text:tab/><text:tab/><text:tab/></text:span><text:span text:style-name="T13">&lt;</text:span><text:span text:style-name="T19">BoxView</text:span><text:span text:style-name="T26"> Grid.Row</text:span><text:span text:style-name="T13">="1"</text:span><text:span text:style-name="T26"> BackgroundColor</text:span><text:span text:style-name="T13">="White"</text:span><text:span text:style-name="T26"> Opacity</text:span><text:span text:style-name="T13">=".8" /&gt;</text:span></text:p>
      <text:p text:style-name="P19"><text:s text:c="12"/></text:p>
      <text:p text:style-name="Standard"><text:span text:style-name="T4"><text:tab/><text:tab/><text:tab/></text:span><text:span text:style-name="T13">&lt;</text:span><text:span text:style-name="T19">StackLayout</text:span><text:span text:style-name="T26"> Padding</text:span><text:span text:style-name="T13">="10"</text:span><text:span text:style-name="T26"> Grid.Row</text:span><text:span text:style-name="T13">="1"&gt;</text:span></text:p>
      <text:p text:style-name="Standard"><text:span text:style-name="T4"><text:tab/><text:tab/><text:tab/><text:tab/></text:span><text:span text:style-name="T13">&lt;</text:span><text:span text:style-name="T19">Label</text:span><text:span text:style-name="T26"> x</text:span><text:span text:style-name="T13">:</text:span><text:span text:style-name="T26">Name</text:span><text:span text:style-name="T13">="title"</text:span><text:span text:style-name="T26"> HorizontalOptions</text:span><text:span text:style-name="T13">="Center" /&gt;</text:span></text:p>
      <text:p text:style-name="Standard"><text:span text:style-name="T4"><text:tab/><text:tab/><text:tab/><text:tab/></text:span><text:span text:style-name="T13">&lt;</text:span><text:span text:style-name="T19">Label</text:span><text:span text:style-name="T26"> x</text:span><text:span text:style-name="T13">:</text:span><text:span text:style-name="T26">Name</text:span><text:span text:style-name="T13">="date"</text:span><text:span text:style-name="T26"> HorizontalOptions</text:span><text:span text:style-name="T13">="Center" /&gt;</text:span></text:p>
      <text:p text:style-name="Standard"><text:span text:style-name="T4"><text:tab/><text:tab/><text:tab/><text:tab/></text:span><text:span text:style-name="T13">&lt;</text:span><text:span text:style-name="T19">Label</text:span><text:span text:style-name="T26"> x</text:span><text:span text:style-name="T13">:</text:span><text:span text:style-name="T26">Name</text:span><text:span text:style-name="T13">="rating"</text:span><text:span text:style-name="T26"> HorizontalOptions</text:span><text:span text:style-name="T13">="Center" /&gt;</text:span></text:p>
      <text:p text:style-name="Standard"><text:span text:style-name="T4"><text:tab/><text:tab/><text:tab/><text:tab/></text:span><text:span text:style-name="T13">&lt;</text:span><text:span text:style-name="T19">Label</text:span><text:span text:style-name="T26"> x</text:span><text:span text:style-name="T13">:</text:span><text:span text:style-name="T26">Name</text:span><text:span text:style-name="T13">="notes"</text:span><text:span text:style-name="T26"> HorizontalOptions</text:span><text:span text:style-name="T13">="Center" /&gt;</text:span></text:p>
      <text:p text:style-name="Standard"><text:span text:style-name="T4"><text:tab/><text:tab/><text:tab/></text:span><text:span text:style-name="T13">&lt;/</text:span><text:span text:style-name="T19">StackLayout</text:span><text:span text:style-name="T13">&gt;</text:span></text:p>
      <text:p text:style-name="Standard"><text:span text:style-name="T4"><text:tab/><text:tab/></text:span><text:span text:style-name="T13">&lt;/</text:span><text:span text:style-name="T19">Grid</text:span><text:span text:style-name="T13">&gt;</text:span></text:p>
      <text:p text:style-name="P19"/>
      <text:p text:style-name="Standard"><text:span text:style-name="T4"><text:tab/></text:span><text:span text:style-name="T13">&lt;/</text:span><text:span text:style-name="T19">ContentPage.Content</text:span><text:span text:style-name="T13">&gt;</text:span></text:p>
      <text:p text:style-name="P14"><text:span text:style-name="T13">&lt;/</text:span><text:span text:style-name="T19">ContentPage</text:span><text:span text:style-name="T13">&gt;</text:span><text:bookmark-end text:name="__DdeLink__12655_3783980834"/></text:p>
      <text:p text:style-name="P4"/>
      <text:p text:style-name="P14">In order to use the map field and the related assembly it is necessary to add a reference to the assembly by making use of NuGet (Xamarin.Forms.Map). <text:span text:style-name="T32">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4"><text:tab/><text:tab/></text:span><text:span text:style-name="T13">public</text:span><text:span text:style-name="T4"> DetailPage (TripLogEntry entry)</text:span></text:p>
      <text:p text:style-name="P19"><text:soft-page-break/><text:tab/><text:tab/>{</text:p>
      <text:p text:style-name="P19"><text:tab/><text:tab/><text:tab/>InitializeComponent();</text:p>
      <text:p text:style-name="P19"/>
      <text:p text:style-name="Standard"><text:span text:style-name="T4"><text:s text:c="12"/>map.MoveToRegion(MapSpan.FromCenterAndRadius(</text:span><text:span text:style-name="T13">new</text:span><text:span text:style-name="T4"> Position(entry.Latitude, entry.Longitude), Distance.FromMiles(.5)));</text:span></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Standard"><text:span text:style-name="T4"><text:s text:c="16"/>Position = </text:span><text:span text:style-name="T13">new</text:span><text:span text:style-name="T4"> Position(entry.Latitude, entry.Longitude)</text:span></text:p>
      <text:p text:style-name="P19"><text:s text:c="12"/>});</text:p>
      <text:p text:style-name="P19"/>
      <text:p text:style-name="P19"><text:s text:c="12"/>title.Text = entry.Title;</text:p>
      <text:p text:style-name="Standard"><text:span text:style-name="T4"><text:s text:c="12"/>date.Text = entry.Date.ToString(</text:span><text:span text:style-name="T19">"M"</text:span><text:span text:style-name="T4">);</text:span></text:p>
      <text:p text:style-name="Standard"><text:span text:style-name="T4"><text:s text:c="12"/>rating.Text = </text:span><text:span text:style-name="T19">$"</text:span><text:span text:style-name="T4">{entry.Rating}</text:span><text:span text:style-name="T19"> star rating"</text:span><text:span text:style-name="T4">;</text:span></text:p>
      <text:p text:style-name="P19"><text:s text:c="12"/>notes.Text = entry.Notes;</text:p>
      <text:p text:style-name="P20"><text:s text:c="8"/>}</text:p>
      <text:p text:style-name="P20"><text:bookmark-end text:name="__DdeLink__12658_3783980834"/></text:p>
      <text:p text:style-name="P20"/>
      <text:p text:style-name="P91">Pupulate the event so as to navigate to <text:span text:style-name="T106">the </text:span>related <text:span text:style-name="T106">page.</text:span></text:p>
      <text:p text:style-name="P1"/>
      <text:p text:style-name="P92">Finally it is necesary to update the target specific implementations by initializing the Maps binary as follows:</text:p>
      <text:p text:style-name="P2"/>
      <text:p text:style-name="P92">Android:</text:p>
      <text:p text:style-name="P92"><text:bookmark-start text:name="__DdeLink__12660_3783980834"/><text:span text:style-name="T4"><text:s text:c="12"/></text:span><text:span text:style-name="T13">global</text:span><text:span text:style-name="T4">::Xamarin.Forms.Forms.Init(</text:span><text:span text:style-name="T13">this</text:span><text:span text:style-name="T4">, savedInstanceState);</text:span></text:p>
      <text:p text:style-name="P92"><text:span text:style-name="T4"><text:s text:c="12"/>Xamarin.FormsMaps.Init(</text:span><text:span text:style-name="T13">this</text:span><text:span text:style-name="T4">, savedInstanceState);</text:span><text:bookmark-end text:name="__DdeLink__12660_3783980834"/></text:p>
      <text:p text:style-name="P92"/>
      <text:p text:style-name="P92">iOS:</text:p>
      <text:p text:style-name="P92"><text:bookmark text:name="__DdeLink__12664_3783980834"/><text:bookmark text:name="__DdeLink__12662_3783980834"/><text:span text:style-name="T4"><text:s text:c="12"/></text:span><text:span text:style-name="T13">global</text:span><text:span text:style-name="T4">::Xamarin.Forms.Forms.Init();</text:span></text:p>
      <text:p text:style-name="P22"><text:s text:c="12"/>Xamarin.FormsMaps.Init();</text:p>
      <text:p text:style-name="P22"/>
      <text:p text:style-name="P92">UWP:</text:p>
      <text:p text:style-name="P92"><text:bookmark-start text:name="__DdeLink__12676_3783980834"/><text:span text:style-name="T4"><text:s text:c="16"/>Xamarin.FormsMaps.Init("</text:span><text:span text:style-name="T6">Token to be added later!</text:span><text:span text:style-name="T4">");</text:span></text:p>
      <text:p text:style-name="P22"><text:s text:c="16"/>Xamarin.Forms.Forms.Init(e);<text:bookmark-end text:name="__DdeLink__12676_3783980834"/></text:p>
      <text:p text:style-name="P2"/>
      <text:p text:style-name="P2"/>
      <text:p text:style-name="P92">This completes the implementation. However, debugging the file application will <text:span text:style-name="T107">lead to an exception</text:span> due to a variety of settings still missing (and missing in the book). <text:span text:style-name="T107">Follow the guide (Name) to obtain an API key from the google platform and replace the Android Manifest file with the following text:</text:span></text:p>
      <text:p text:style-name="P232"/>
      <text:p text:style-name="P232"><text:bookmark-start text:name="__DdeLink__12678_3783980834"/><text:span text:style-name="T13">&lt;?</text:span><text:span text:style-name="T19">xml</text:span><text:span text:style-name="T13"> </text:span><text:span text:style-name="T26">version</text:span><text:span text:style-name="T13">=</text:span><text:span text:style-name="T4">"</text:span><text:span text:style-name="T13">1.0</text:span><text:span text:style-name="T4">"</text:span><text:span text:style-name="T13"> </text:span><text:span text:style-name="T26">encoding</text:span><text:span text:style-name="T13">=</text:span><text:span text:style-name="T4">"</text:span><text:span text:style-name="T13">utf-8</text:span><text:span text:style-name="T4">"</text:span><text:span text:style-name="T13">?&gt;</text:span></text:p>
      <text:p text:style-name="Standard"><text:span text:style-name="T13">&lt;</text:span><text:span text:style-name="T19">manifest</text:span><text:span text:style-name="T13"> </text:span><text:span text:style-name="T26">xmlns:android</text:span><text:span text:style-name="T13">=</text:span><text:span text:style-name="T4">"</text:span><text:span text:style-name="T13">http://schemas.android.com/apk/res/android</text:span><text:span text:style-name="T4">"</text:span><text:span text:style-name="T13"> </text:span><text:span text:style-name="T26">android:versionCode</text:span><text:span text:style-name="T13">=</text:span><text:span text:style-name="T4">"</text:span><text:span text:style-name="T13">1</text:span><text:span text:style-name="T4">"</text:span><text:span text:style-name="T13"> </text:span><text:span text:style-name="T26">android:versionName</text:span><text:span text:style-name="T13">=</text:span><text:span text:style-name="T4">"</text:span><text:span text:style-name="T13">1.0</text:span><text:span text:style-name="T4">"</text:span><text:span text:style-name="T13"> </text:span><text:span text:style-name="T26">package</text:span><text:span text:style-name="T13">=</text:span><text:span text:style-name="T4">"</text:span><text:span text:style-name="T13">triplog.android</text:span><text:span text:style-name="T4">"</text:span><text:span text:style-name="T13"> </text:span><text:span text:style-name="T26">android:installLocation</text:span><text:span text:style-name="T13">=</text:span><text:span text:style-name="T4">"</text:span><text:span text:style-name="T13">auto</text:span><text:span text:style-name="T4">"</text:span><text:span text:style-name="T13">&gt;</text:span></text:p>
      <text:p text:style-name="Standard"><text:span text:style-name="T13"><text:s text:c="2"/>&lt;</text:span><text:span text:style-name="T19">uses-sdk</text:span><text:span text:style-name="T13"> </text:span><text:span text:style-name="T26">android:minSdkVersion</text:span><text:span text:style-name="T13">=</text:span><text:span text:style-name="T4">"</text:span><text:span text:style-name="T13">21</text:span><text:span text:style-name="T4">"</text:span><text:span text:style-name="T13"> </text:span><text:span text:style-name="T26">android:targetSdkVersion</text:span><text:span text:style-name="T13">=</text:span><text:span text:style-name="T4">"</text:span><text:span text:style-name="T13">27</text:span><text:span text:style-name="T4">"</text:span><text:span text:style-name="T13"> /&gt;</text:span></text:p>
      <text:p text:style-name="Standard"><text:span text:style-name="T13"><text:s text:c="2"/>&lt;!--</text:span><text:span text:style-name="T33"> Missing in the book. </text:span><text:span text:style-name="T13">--&gt;</text:span></text:p>
      <text:p text:style-name="P19"/>
      <text:p text:style-name="Standard"><text:span text:style-name="T13"><text:s text:c="2"/>&lt;!--</text:span><text:span text:style-name="T33"> Google Maps for Android v2 requires OpenGL ES v2 </text:span><text:span text:style-name="T13">--&gt;</text:span></text:p>
      <text:p text:style-name="Standard"><text:span text:style-name="T13"><text:s text:c="2"/>&lt;</text:span><text:span text:style-name="T19">uses-feature</text:span><text:span text:style-name="T13"> </text:span><text:span text:style-name="T26">android:glEsVersion</text:span><text:span text:style-name="T13">=</text:span><text:span text:style-name="T4">"</text:span><text:span text:style-name="T13">0x00020000</text:span><text:span text:style-name="T4">"</text:span><text:span text:style-name="T13"> </text:span><text:span text:style-name="T26">android:required</text:span><text:span text:style-name="T13">=</text:span><text:span text:style-name="T4">"</text:span><text:span text:style-name="T13">true</text:span><text:span text:style-name="T4">"</text:span><text:span text:style-name="T13"> /&gt;</text:span></text:p>
      <text:p text:style-name="P19"/>
      <text:p text:style-name="Standard"><text:span text:style-name="T13"><text:s text:c="2"/>&lt;!--</text:span><text:span text:style-name="T33"> Necessary for apps that target Android 9.0 or higher </text:span><text:span text:style-name="T13">--&gt;</text:span></text:p>
      <text:p text:style-name="Standard"><text:span text:style-name="T13"><text:s text:c="2"/>&lt;</text:span><text:span text:style-name="T19">uses-library</text:span><text:span text:style-name="T13"> </text:span><text:span text:style-name="T26">android:name</text:span><text:span text:style-name="T13">=</text:span><text:span text:style-name="T4">"</text:span><text:span text:style-name="T13">org.apache.http.legacy</text:span><text:span text:style-name="T4">"</text:span><text:span text:style-name="T13"> </text:span><text:span text:style-name="T26">android:required</text:span><text:span text:style-name="T13">=</text:span><text:span text:style-name="T4">"</text:span><text:span text:style-name="T13">false</text:span><text:span text:style-name="T4">"</text:span><text:span text:style-name="T13"> /&gt;</text:span></text:p>
      <text:p text:style-name="P19"/>
      <text:p text:style-name="Standard"><text:span text:style-name="T13"><text:s text:c="2"/>&lt;!--</text:span><text:span text:style-name="T33"> These are optional, but recommended. They will allow Maps to use the My Location provider. </text:span><text:span text:style-name="T13">--&gt;</text:span></text:p>
      <text:p text:style-name="Standard"><text:span text:style-name="T13"><text:s text:c="2"/>&lt;</text:span><text:span text:style-name="T19">uses-permission</text:span><text:span text:style-name="T13"> </text:span><text:span text:style-name="T26">android:name</text:span><text:span text:style-name="T13">=</text:span><text:span text:style-name="T4">"</text:span><text:span text:style-name="T13">android.permission.ACCESS_FINE_LOCATION</text:span><text:span text:style-name="T4">"</text:span><text:span text:style-name="T13"> /&gt;</text:span></text:p>
      <text:p text:style-name="Standard"><text:span text:style-name="T13"><text:s text:c="2"/>&lt;</text:span><text:span text:style-name="T19">uses-permission</text:span><text:span text:style-name="T13"> </text:span><text:span text:style-name="T26">android:name</text:span><text:span text:style-name="T13">=</text:span><text:span text:style-name="T4">"</text:span><text:span text:style-name="T13">android.permission.ACCESS_COARSE_LOCATION</text:span><text:span text:style-name="T4">"</text:span><text:span text:style-name="T13"> /&gt;</text:span></text:p>
      <text:p text:style-name="Standard"><text:span text:style-name="T13"><text:s text:c="2"/>&lt;</text:span><text:span text:style-name="T19">uses-permission</text:span><text:span text:style-name="T13"> </text:span><text:span text:style-name="T26">android:name</text:span><text:span text:style-name="T13">=</text:span><text:span text:style-name="T4">"</text:span><text:span text:style-name="T13">android.permission.WRITE_EXTERNAL_STORAGE</text:span><text:span text:style-name="T4">"</text:span><text:span text:style-name="T13"> /&gt;</text:span></text:p>
      <text:p text:style-name="P19"/>
      <text:p text:style-name="Standard"><text:soft-page-break/><text:span text:style-name="T13"><text:s text:c="2"/>&lt;</text:span><text:span text:style-name="T19">uses-permission</text:span><text:span text:style-name="T13"> </text:span><text:span text:style-name="T26">android:name</text:span><text:span text:style-name="T13">=</text:span><text:span text:style-name="T4">"</text:span><text:span text:style-name="T13">triplog.android.permission.MAPS_RECEIVE</text:span><text:span text:style-name="T4">"</text:span><text:span text:style-name="T13"> /&gt;</text:span></text:p>
      <text:p text:style-name="Standard"><text:span text:style-name="T13"><text:s text:c="2"/>&lt;</text:span><text:span text:style-name="T19">permission</text:span><text:span text:style-name="T13"> </text:span><text:span text:style-name="T26">android:name</text:span><text:span text:style-name="T13">=</text:span><text:span text:style-name="T4">"</text:span><text:span text:style-name="T13">triplog.android.permission.MAPS_RECEIVE</text:span><text:span text:style-name="T4">"</text:span><text:span text:style-name="T13"> </text:span><text:span text:style-name="T26">android:protectionLevel</text:span><text:span text:style-name="T13">=</text:span><text:span text:style-name="T4">"</text:span><text:span text:style-name="T13">signature</text:span><text:span text:style-name="T4">"</text:span><text:span text:style-name="T13"> /&gt;</text:span></text:p>
      <text:p text:style-name="P19"/>
      <text:p text:style-name="Standard"><text:span text:style-name="T13"><text:s text:c="2"/>&lt;</text:span><text:span text:style-name="T19">application</text:span><text:span text:style-name="T13"> </text:span><text:span text:style-name="T26">android:label</text:span><text:span text:style-name="T13">=</text:span><text:span text:style-name="T4">"</text:span><text:span text:style-name="T13">triplog.android</text:span><text:span text:style-name="T4">"</text:span><text:span text:style-name="T13">&gt;</text:span></text:p>
      <text:p text:style-name="Standard"><text:span text:style-name="T13"><text:s text:c="4"/>&lt;</text:span><text:span text:style-name="T19">meta-data</text:span><text:span text:style-name="T13"> </text:span><text:span text:style-name="T26">android:name</text:span><text:span text:style-name="T13">=</text:span><text:span text:style-name="T4">"</text:span><text:span text:style-name="T13">com.google.android.maps.v2.API_KEY</text:span><text:span text:style-name="T4">"</text:span><text:span text:style-name="T13"> </text:span><text:span text:style-name="T26">android:value</text:span><text:span text:style-name="T13">=</text:span><text:span text:style-name="T4">"</text:span><text:span text:style-name="T15">XXXXXXXXXXXXXXXXXXXXXXXXXXXXXXXXXXXXXXXXXXXXXXXXXXXXXXXXXX</text:span><text:span text:style-name="T4">"</text:span><text:span text:style-name="T13"> /&gt;</text:span></text:p>
      <text:p text:style-name="Standard"><text:span text:style-name="T13"><text:s text:c="4"/>&lt;</text:span><text:span text:style-name="T19">meta-data</text:span><text:span text:style-name="T13"> </text:span><text:span text:style-name="T26">android:name</text:span><text:span text:style-name="T13">=</text:span><text:span text:style-name="T4">"</text:span><text:span text:style-name="T13">com.google.android.gms.version</text:span><text:span text:style-name="T4">"</text:span><text:span text:style-name="T13"> </text:span><text:span text:style-name="T26">android:value</text:span><text:span text:style-name="T13">=</text:span><text:span text:style-name="T4">"</text:span><text:span text:style-name="T13">@integer/google_play_services_version</text:span><text:span text:style-name="T4">"</text:span><text:span text:style-name="T13"> /&gt;</text:span></text:p>
      <text:p text:style-name="Standard"><text:span text:style-name="T13"><text:s text:c="2"/>&lt;/</text:span><text:span text:style-name="T19">application</text:span><text:span text:style-name="T13">&gt;</text:span></text:p>
      <text:p text:style-name="P232"><text:span text:style-name="T13">&lt;/</text:span><text:span text:style-name="T19">manifest</text:span><text:span text:style-name="T13">&gt;</text:span><text:bookmark-end text:name="__DdeLink__12678_3783980834"/></text:p>
      <text:p text:style-name="P232"/>
      <text:p text:style-name="P233">Debug the application and check that it is now possible to access all the screens. Check in and ensure that the build completes.</text:p>
      <text:p text:style-name="P233"/>
      <text:p text:style-name="P233">Note: It is obviously not a good idea to check in credentials on a public repository. Doing it will trigger all sorts of alerts.</text:p>
      <text:p text:style-name="P233"/>
      <text:p text:style-name="P233">Task: Add a build step to be added right after <text:span text:style-name="T108">the step where </text:span>the source code is pulled <text:span text:style-name="T108">in order </text:span>to replace a blank manifest file with one stored on the build server.</text:p>
      <text:p text:style-name="P2"/>
      <text:p text:style-name="P93">Lesson <text:span text:style-name="T107">3</text:span>: <text:span text:style-name="T109">Closing the Circle</text:span></text:p>
      <text:p text:style-name="P2"/>
      <text:p text:style-name="P234">In this lesson we want to add the necessary steps to have our application automatically deployed to Google play at the enf of a build. </text:p>
      <text:p text:style-name="P97"/>
      <text:p text:style-name="P98">Open the sign step of the build,<text:span text:style-name="T109">enable it and modify it appropriately as follows:</text:span></text:p>
      <text:p text:style-name="P98"/>
      <text:p text:style-name="P98"><draw:frame draw:style-name="fr1" draw:name="Image1" text:anchor-type="paragraph" svg:width="6.6929in" svg:height="3.7547in" draw:z-index="18"><draw:image xlink:href="Pictures/100000000000049300000291D75EA5A3E44FAE47.png" xlink:type="simple" xlink:show="embed" xlink:actuate="onLoad" loext:mime-type="image/png"/></draw:frame></text:p>
      <text:p text:style-name="P98"/>
      <text:p text:style-name="P235">Enqueue a build and ensure that it completes successfully and that at the end of it you obtain a signed Android package.</text:p>
      <text:p text:style-name="P98"/>
      <text:p text:style-name="P98">Now although this is a working setup, it is not advised <text:span text:style-name="T110">for credentials </text:span>to <text:span text:style-name="T110">be </text:span>exposed in plain text on a build server. It would be better if it was possible to hide these settings behind environment <text:soft-page-break/>variables. Luckily this is possible by making use of the variables section. <text:span text:style-name="T35">Click on Variables and create three variables as follows:</text:span></text:p>
      <text:p text:style-name="P96"/>
      <text:p text:style-name="P96"><draw:frame draw:style-name="fr2" draw:name="Image15" text:anchor-type="paragraph" svg:width="6.6929in" svg:height="1.5083in" draw:z-index="0"><draw:image xlink:href="Pictures/100000000000054A000000DEF4543681611F73AE.png" xlink:type="simple" xlink:show="embed" xlink:actuate="onLoad" loext:mime-type="image/png"/></draw:frame></text:p>
      <text:p text:style-name="P99">Then replace the definition of the previous step with the variables as follows:</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3" draw:name="Image2" text:anchor-type="paragraph" svg:width="3.6665in" svg:height="2.5335in" draw:z-index="19"><draw:image xlink:href="Pictures/10000000000001B8000001305D2EC35A968C3646.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0">Test the signing by enqueuing a new build and ensure that the signed package gets created accordingly:</text:p>
      <text:p text:style-name="P100"/>
      <text:p text:style-name="P100"><draw:frame draw:style-name="fr1" draw:name="Image17" text:anchor-type="paragraph" svg:width="6.6929in" svg:height="2.1925in" draw:z-index="1"><draw:image xlink:href="Pictures/100000000000036C0000011F0F764BCC9CA76946.png" xlink:type="simple" xlink:show="embed" xlink:actuate="onLoad" loext:mime-type="image/png"/></draw:frame><text:soft-page-break/></text:p>
      <text:p text:style-name="P100">To finalize the obfuscation of the variables go back to <text:span text:style-name="T110">V</text:span>ariables and click on the small padlocks beside the variables themselves</text:p>
      <text:p text:style-name="P96"/>
      <text:p text:style-name="P96"/>
      <text:p text:style-name="P101"><draw:frame draw:style-name="fr1" draw:name="Image18" text:anchor-type="paragraph" svg:width="6.6929in" svg:height="1.7465in" draw:z-index="2"><draw:image xlink:href="Pictures/1000000000000596000000BE47D32AA0D9E3696B.png" xlink:type="simple" xlink:show="embed" xlink:actuate="onLoad" loext:mime-type="image/png"/></draw:frame></text:p>
      <text:p text:style-name="P102">As a final check push a minor change to the source code repository and check that the build server spots it and build it successfully as documented above.</text:p>
      <text:p text:style-name="P93"/>
      <text:p text:style-name="P102">So the build server, after every check in onto the github repository, is now capable of:</text:p>
      <text:p text:style-name="P102">- Building the Android version of the project.</text:p>
      <text:p text:style-name="P102">- Signing the APK file.</text:p>
      <text:p text:style-name="P102">- Deploying the singed APK onto a build-specific location.</text:p>
      <text:p text:style-name="P93"/>
      <text:p text:style-name="P102">Starting from now it is imperative to keep the source code and build server in sync and up to date so that every code change leads to the succefull creation of a new package. <text:span text:style-name="T110">To complete the deployment we need to create a Google Play account, retrieve the necessary credentials, add the necessary build step and ensure that after each check in a new version of the software is uploaded.</text:span></text:p>
      <text:p text:style-name="P102"/>
      <text:p text:style-name="P236">Follow the guide (Name) to create a Google Play account and set up an endpoint on TFS. </text:p>
      <text:p text:style-name="P237">Add the following Google Play Release build step as follows:</text:p>
      <text:p text:style-name="P237"/>
      <text:p text:style-name="P237"><draw:frame draw:style-name="fr1" draw:name="Image3" text:anchor-type="paragraph" svg:width="6.6929in" svg:height="3.5398in" draw:z-index="20"><draw:image xlink:href="Pictures/10000000000004BA000002803EA7B04A483DD6BB.png" xlink:type="simple" xlink:show="embed" xlink:actuate="onLoad" loext:mime-type="image/png"/></draw:frame><text:soft-page-break/></text:p>
      <text:p text:style-name="P237"/>
      <text:p text:style-name="P238">Particula attention has to be payed to the service endpoint field: This contains email and the private key obtained from the JSON file retrieved from the previous step:</text:p>
      <text:p text:style-name="P238"/>
      <text:p text:style-name="P238"><draw:frame draw:style-name="fr4" draw:name="Image4" text:anchor-type="paragraph" svg:width="3.4752in" svg:height="1.9398in" draw:z-index="21"><draw:image xlink:href="Pictures/100000000000025A00000150C47DFDF661572347.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37"/>
      <text:p text:style-name="P237"/>
      <text:p text:style-name="P238">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38"/>
      <text:p text:style-name="P238">Task: Find a way to automate the update of the version code <text:span text:style-name="T111">(Hint: create a simple console application, call it before building the software, increase the number by one)</text:span></text:p>
      <text:p text:style-name="P102"/>
      <text:p text:style-name="P102"/>
      <text:p text:style-name="P102"/>
      <text:p text:style-name="P102"/>
      <text:p text:style-name="P239">These are the open points as of now:</text:p>
      <text:p text:style-name="P239">1) The application is running entirely in the GUI. As a result it cannot be tested at all.</text:p>
      <text:p text:style-name="P239">2) The location service that we require to generate new entries is not implemented.</text:p>
      <text:p text:style-name="P239">3) No data is being persisted or retrieved.</text:p>
      <text:p text:style-name="P239">4) No backend and no data layer.</text:p>
      <text:p text:style-name="P239"/>
      <text:p text:style-name="P239">We need to completely refactor the application so that it does not run in the GUI any more. After <text:soft-page-break/>that it will be possible to implement 2,3,4.</text:p>
      <text:p text:style-name="P102"/>
      <text:p text:style-name="P103">The focus will now move to the code with the introduction and implementation of the infamous MVVM patern.</text:p>
      <text:p text:style-name="P103"/>
      <text:p text:style-name="P103">Start by adding two folders to the TripLog project: Views and ViewModels.</text:p>
      <text:p text:style-name="P103"/>
      <text:p text:style-name="P103">Move the 3 main screens (.cs and .xaml) to the views folder. Update all the references and name spaces on every file and on the app.cs file in order for the project to build buildable.</text:p>
      <text:p text:style-name="P94"/>
      <text:p text:style-name="P104">In the ViewModel folder add a a base class for the future ViewModel classes as follows:</text:p>
      <text:p text:style-name="P104"/>
      <text:p text:style-name="P104"><text:span text:style-name="T4"><text:s text:c="4"/></text:span><text:span text:style-name="T13">public</text:span><text:span text:style-name="T4"> </text:span><text:span text:style-name="T13">abstract</text:span><text:span text:style-name="T4"> </text:span><text:span text:style-name="T13">class</text:span><text:span text:style-name="T4"> </text:span><text:span text:style-name="T28">BaseViewModel</text:span><text:span text:style-name="T4"> : INotifyPropertyChanged</text:span></text:p>
      <text:p text:style-name="P19"><text:s text:c="4"/>{</text:p>
      <text:p text:style-name="Standard"><text:span text:style-name="T4"><text:s text:c="8"/></text:span><text:span text:style-name="T13">protected</text:span><text:span text:style-name="T4"> BaseViewModel()</text:span></text:p>
      <text:p text:style-name="P19"><text:s text:c="8"/>{</text:p>
      <text:p text:style-name="P19"/>
      <text:p text:style-name="P19"><text:s text:c="8"/>}</text:p>
      <text:p text:style-name="P19"/>
      <text:p text:style-name="Standard"><text:span text:style-name="T4"><text:s text:c="8"/></text:span><text:span text:style-name="T13">protected</text:span><text:span text:style-name="T4"> </text:span><text:span text:style-name="T13">virtual</text:span><text:span text:style-name="T4"> </text:span><text:span text:style-name="T13">void</text:span><text:span text:style-name="T4"> OnPropertyChanged([CallerMemberName] </text:span><text:span text:style-name="T13">string</text:span><text:span text:style-name="T4"> propertyName = </text:span><text:span text:style-name="T13">null</text:span><text:span text:style-name="T4">)</text:span></text:p>
      <text:p text:style-name="P19"><text:s text:c="8"/>{</text:p>
      <text:p text:style-name="Standard"><text:span text:style-name="T4"><text:s text:c="12"/></text:span><text:span text:style-name="T13">if</text:span><text:span text:style-name="T4"> (PropertyChanged != </text:span><text:span text:style-name="T13">null</text:span><text:span text:style-name="T4">)</text:span></text:p>
      <text:p text:style-name="P19"><text:s text:c="12"/>{</text:p>
      <text:p text:style-name="Standard"><text:span text:style-name="T4"><text:s text:c="16"/>PropertyChanged(</text:span><text:span text:style-name="T13">this</text:span><text:span text:style-name="T4">, </text:span><text:span text:style-name="T13">new</text:span><text:span text:style-name="T4"> PropertyChangedEventArgs(propertyName));</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event</text:span><text:span text:style-name="T4"> PropertyChangedEventHandler PropertyChanged;</text:span></text:p>
      <text:p text:style-name="P23"><text:s text:c="4"/>}</text:p>
      <text:p text:style-name="P104"/>
      <text:p text:style-name="P105">As the code above shows the implementation of the PropertyChanged event is crucial: It allows pages to be notified when properties of the (corresponding/matching) ViewModel have changed.</text:p>
      <text:p text:style-name="P105"/>
      <text:p text:style-name="P106">Now start by creating a new file in the ViewModel folder called MainViewModel.cs. Add parameterless constructor which inherits from BaseViewModel as follows:</text:p>
      <text:p text:style-name="P106"/>
      <text:p text:style-name="P106"><text:span text:style-name="T4"><text:s text:c="4"/></text:span><text:span text:style-name="T13">public</text:span><text:span text:style-name="T4"> </text:span><text:span text:style-name="T13">class</text:span><text:span text:style-name="T4"> </text:span><text:span text:style-name="T28">MainViewModel</text:span><text:span text:style-name="T4"> : BaseViewModel</text:span></text:p>
      <text:p text:style-name="P24"><text:s text:c="4"/></text:p>
      <text:p text:style-name="P104"/>
      <text:p text:style-name="P106">Add an observable collection representing the list of TripLogEntry displayed on the main screen:</text:p>
      <text:p text:style-name="P106"/>
      <text:p text:style-name="P106"><text:span text:style-name="T4"><text:s text:c="8"/></text:span><text:span text:style-name="T36">#region</text:span><text:span text:style-name="T4"> Observables</text:span></text:p>
      <text:p text:style-name="P19"/>
      <text:p text:style-name="Standard"><text:span text:style-name="T4"><text:s text:c="8"/></text:span><text:span text:style-name="T13">private</text:span><text:span text:style-name="T4"> ObservableCollection&lt;TripLogEntry&gt; _logEntries;</text:span></text:p>
      <text:p text:style-name="Standard"><text:span text:style-name="T4"><text:s text:c="8"/></text:span><text:span text:style-name="T13">public</text:span><text:span text:style-name="T4"> ObservableCollection&lt;TripLogEntry&gt; LogEntries</text:span></text:p>
      <text:p text:style-name="P19"><text:s text:c="8"/>{</text:p>
      <text:p text:style-name="Standard"><text:span text:style-name="T4"><text:s text:c="12"/></text:span><text:span text:style-name="T13">get</text:span></text:p>
      <text:p text:style-name="Standard"><text:span text:style-name="T4"><text:s text:c="12"/>{ </text:span><text:span text:style-name="T13">return</text:span><text:span text:style-name="T4"> _logEntries; }</text:span></text:p>
      <text:p text:style-name="P19"/>
      <text:p text:style-name="Standard"><text:span text:style-name="T4"><text:s text:c="12"/></text:span><text:span text:style-name="T13">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06"><text:span text:style-name="T4"><text:s text:c="8"/></text:span><text:span text:style-name="T36">#endregion</text:span></text:p>
      <text:p text:style-name="P94"/>
      <text:p text:style-name="P106"><text:soft-page-break/>Now move the hard-coded trips from the view to the constructor of the <text:span text:style-name="T37">MainPage to the constructor of MainViewModel:</text:span></text:p>
      <text:p text:style-name="P106"/>
      <text:p text:style-name="P106"><text:span text:style-name="T4"><text:s text:c="8"/></text:span><text:span text:style-name="T13">public</text:span><text:span text:style-name="T4"> MainViewModel()</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33">//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9">"Washington Monument"</text:span><text:span text:style-name="T4">,</text:span></text:p>
      <text:p text:style-name="Standard"><text:span text:style-name="T4"><text:s text:c="16"/>Notes = </text:span><text:span text:style-name="T19">"Amazing!"</text:span><text:span text:style-name="T4">,</text:span></text:p>
      <text:p text:style-name="P19"><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9">"Statue of Liberty"</text:span><text:span text:style-name="T4">,</text:span></text:p>
      <text:p text:style-name="Standard"><text:span text:style-name="T4"><text:s text:c="16"/>Notes = </text:span><text:span text:style-name="T19">"Inspiring!"</text:span><text:span text:style-name="T4">,</text:span></text:p>
      <text:p text:style-name="P19"><text:s text:c="16"/>Rating = 4,</text:p>
      <text:p text:style-name="Standard"><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9">"Golden Gate Bridge"</text:span><text:span text:style-name="T4">,</text:span></text:p>
      <text:p text:style-name="Standard"><text:span text:style-name="T4"><text:s text:c="16"/>Notes = </text:span><text:span text:style-name="T19">"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4"><text:s text:c="8"/>}</text:p>
      <text:p text:style-name="P93"/>
      <text:p text:style-name="P107">Update the constructor of the MainPage by setting the binding between View and ViewModel:</text:p>
      <text:p text:style-name="P107"/>
      <text:p text:style-name="P107"><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BindingContext = </text:span><text:span text:style-name="T13">new</text:span><text:span text:style-name="T4"> MainViewModel();</text:span></text:p>
      <text:p text:style-name="P25"><text:s text:c="8"/>}</text:p>
      <text:p text:style-name="P93"/>
      <text:p text:style-name="P107">Finally update MainPage.xaml by explicitly setting the binding as follows:</text:p>
      <text:p text:style-name="P107"><text:span text:style-name="T13">&lt;</text:span><text:span text:style-name="T19">ListView</text:span><text:span text:style-name="T26"> x</text:span><text:span text:style-name="T13">:</text:span><text:span text:style-name="T26">Name</text:span><text:span text:style-name="T13">="trips"</text:span><text:span text:style-name="T26"> ItemTapped</text:span><text:span text:style-name="T13">="Trips_ItemTapped"</text:span><text:span text:style-name="T26"> ItemsSource</text:span><text:span text:style-name="T13">="{</text:span><text:span text:style-name="T19">Binding</text:span><text:span text:style-name="T26"> LogEntries</text:span><text:span text:style-name="T13">}"&gt;</text:span></text:p>
      <text:p text:style-name="P107"/>
      <text:p text:style-name="P107">Debug the solution and ensure that the behaviour of the application is unchanged. Check in the changes.</text:p>
      <text:p text:style-name="P93"/>
      <text:p text:style-name="P93"/>
      <text:p text:style-name="P108">Now proceed by creating the NewEntryViewModel.cs in the viewModels folder as before:</text:p>
      <text:p text:style-name="P108"/>
      <text:p text:style-name="P108"><text:span text:style-name="T4"><text:s text:c="4"/></text:span><text:span text:style-name="T13">public</text:span><text:span text:style-name="T4"> </text:span><text:span text:style-name="T13">class</text:span><text:span text:style-name="T4"> </text:span><text:span text:style-name="T28">NewEntryViewModel</text:span><text:span text:style-name="T4"> : BaseViewModel</text:span></text:p>
      <text:p text:style-name="P19"><text:soft-page-break/><text:s text:c="4"/>{</text:p>
      <text:p text:style-name="Standard"><text:span text:style-name="T4"><text:s text:c="8"/></text:span><text:span text:style-name="T13">public</text:span><text:span text:style-name="T4"> NewEntryViewModel()</text:span></text:p>
      <text:p text:style-name="P19"><text:s text:c="8"/>{</text:p>
      <text:p text:style-name="P19"/>
      <text:p text:style-name="P19"><text:s text:c="8"/>}</text:p>
      <text:p text:style-name="P26"><text:s text:c="4"/>}</text:p>
      <text:p text:style-name="P108"/>
      <text:p text:style-name="P108">Proceed by adding observable properties for each of the fields of interest <text:span text:style-name="T38">and by setting some defaults for the constructor:</text:span></text:p>
      <text:p text:style-name="P108"/>
      <text:p text:style-name="P108"><text:span text:style-name="T4"><text:s text:c="8"/></text:span><text:span text:style-name="T36">#region</text:span><text:span text:style-name="T4"> Observables</text:span></text:p>
      <text:p text:style-name="P19"/>
      <text:p text:style-name="Standard"><text:span text:style-name="T4"><text:s text:c="8"/></text:span><text:span text:style-name="T13">private</text:span><text:span text:style-name="T4"> </text:span><text:span text:style-name="T13">string</text:span><text:span text:style-name="T4"> _title;</text:span></text:p>
      <text:p text:style-name="Standard"><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span text:style-name="T4"> { _titl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atitude;</text:span></text:p>
      <text:p text:style-name="Standard"><text:span text:style-name="T4"><text:s text:c="8"/></text:span><text:span text:style-name="T13">public</text:span><text:span text:style-name="T4"> </text:span><text:span text:style-name="T13">double</text:span><text:span text:style-name="T4"> Latitude</text:span></text:p>
      <text:p text:style-name="P19"><text:s text:c="8"/>{</text:p>
      <text:p text:style-name="Standard"><text:span text:style-name="T4"><text:s text:c="12"/></text:span><text:span text:style-name="T13">get</text:span><text:span text:style-name="T4"> { </text:span><text:span text:style-name="T13">return</text:span><text:span text:style-name="T4"> _latitude; }</text:span></text:p>
      <text:p text:style-name="Standard"><text:span text:style-name="T4"><text:s text:c="12"/></text:span><text:span text:style-name="T13">set</text:span><text:span text:style-name="T4"> { _latitude = value; OnPropertyChanged(); }</text:span></text:p>
      <text:p text:style-name="P19"><text:s text:c="8"/>}</text:p>
      <text:p text:style-name="P19"/>
      <text:p text:style-name="Standard"><text:span text:style-name="T4"><text:s text:c="8"/></text:span><text:span text:style-name="T13">private</text:span><text:span text:style-name="T4"> </text:span><text:span text:style-name="T13">double</text:span><text:span text:style-name="T4"> _longitude;</text:span></text:p>
      <text:p text:style-name="Standard"><text:span text:style-name="T4"><text:s text:c="8"/></text:span><text:span text:style-name="T13">public</text:span><text:span text:style-name="T4"> </text:span><text:span text:style-name="T13">double</text:span><text:span text:style-name="T4"> Longitude</text:span></text:p>
      <text:p text:style-name="P19"><text:s text:c="8"/>{</text:p>
      <text:p text:style-name="Standard"><text:span text:style-name="T4"><text:s text:c="12"/></text:span><text:span text:style-name="T13">get</text:span><text:span text:style-name="T4"> { </text:span><text:span text:style-name="T13">return</text:span><text:span text:style-name="T4"> _longitude; }</text:span></text:p>
      <text:p text:style-name="Standard"><text:span text:style-name="T4"><text:s text:c="12"/></text:span><text:span text:style-name="T13">set</text:span><text:span text:style-name="T4"> { _longitude = value; OnPropertyChanged(); }</text:span></text:p>
      <text:p text:style-name="P19"><text:s text:c="8"/>}</text:p>
      <text:p text:style-name="P19"/>
      <text:p text:style-name="Standard"><text:span text:style-name="T4"><text:s text:c="8"/></text:span><text:span text:style-name="T13">private</text:span><text:span text:style-name="T4"> DateTime _date;</text:span></text:p>
      <text:p text:style-name="Standard"><text:span text:style-name="T4"><text:s text:c="8"/></text:span><text:span text:style-name="T13">public</text:span><text:span text:style-name="T4"> DateTime Date</text:span></text:p>
      <text:p text:style-name="P19"><text:s text:c="8"/>{</text:p>
      <text:p text:style-name="Standard"><text:span text:style-name="T4"><text:s text:c="12"/></text:span><text:span text:style-name="T13">get</text:span><text:span text:style-name="T4"> { </text:span><text:span text:style-name="T13">return</text:span><text:span text:style-name="T4"> _date; }</text:span></text:p>
      <text:p text:style-name="Standard"><text:span text:style-name="T4"><text:s text:c="12"/></text:span><text:span text:style-name="T13">set</text:span><text:span text:style-name="T4"> { _date = value; OnPropertyChanged(); }</text:span></text:p>
      <text:p text:style-name="P19"><text:s text:c="8"/>}</text:p>
      <text:p text:style-name="P19"/>
      <text:p text:style-name="Standard"><text:span text:style-name="T4"><text:s text:c="8"/></text:span><text:span text:style-name="T13">private</text:span><text:span text:style-name="T4"> </text:span><text:span text:style-name="T13">int</text:span><text:span text:style-name="T4"> _rating;</text:span></text:p>
      <text:p text:style-name="Standard"><text:span text:style-name="T4"><text:s text:c="8"/></text:span><text:span text:style-name="T13">public</text:span><text:span text:style-name="T4"> </text:span><text:span text:style-name="T13">int</text:span><text:span text:style-name="T4"> Rating</text:span></text:p>
      <text:p text:style-name="P19"><text:s text:c="8"/>{</text:p>
      <text:p text:style-name="Standard"><text:span text:style-name="T4"><text:s text:c="12"/></text:span><text:span text:style-name="T13">get</text:span><text:span text:style-name="T4"> { </text:span><text:span text:style-name="T13">return</text:span><text:span text:style-name="T4"> _rating; }</text:span></text:p>
      <text:p text:style-name="Standard"><text:span text:style-name="T4"><text:s text:c="12"/></text:span><text:span text:style-name="T13">set</text:span><text:span text:style-name="T4"> { _rating = value; OnPropertyChanged(); }</text:span></text:p>
      <text:p text:style-name="P19"><text:s text:c="8"/>}</text:p>
      <text:p text:style-name="P19"/>
      <text:p text:style-name="Standard"><text:span text:style-name="T4"><text:s text:c="8"/></text:span><text:span text:style-name="T13">private</text:span><text:span text:style-name="T4"> </text:span><text:span text:style-name="T13">string</text:span><text:span text:style-name="T4"> _notes;</text:span></text:p>
      <text:p text:style-name="Standard"><text:span text:style-name="T4"><text:s text:c="8"/></text:span><text:span text:style-name="T13">public</text:span><text:span text:style-name="T4"> </text:span><text:span text:style-name="T13">string</text:span><text:span text:style-name="T4"> Notes</text:span></text:p>
      <text:p text:style-name="P19"><text:s text:c="8"/>{</text:p>
      <text:p text:style-name="Standard"><text:span text:style-name="T4"><text:s text:c="12"/></text:span><text:span text:style-name="T13">get</text:span><text:span text:style-name="T4"> { </text:span><text:span text:style-name="T13">return</text:span><text:span text:style-name="T4"> _notes; }</text:span></text:p>
      <text:p text:style-name="Standard"><text:span text:style-name="T4"><text:s text:c="12"/></text:span><text:span text:style-name="T13">set</text:span><text:span text:style-name="T4"> { _notes = value; OnPropertyChanged(); }</text:span></text:p>
      <text:p text:style-name="P19"><text:s text:c="8"/>}</text:p>
      <text:p text:style-name="P19"/>
      <text:p text:style-name="Standard"><text:span text:style-name="T4"><text:s text:c="8"/></text:span><text:span text:style-name="T36">#endregion</text:span></text:p>
      <text:p text:style-name="P19"/>
      <text:p text:style-name="Standard"><text:span text:style-name="T4"><text:s text:c="8"/></text:span><text:span text:style-name="T13">public</text:span><text:span text:style-name="T4"> NewEntryViewModel()</text:span></text:p>
      <text:p text:style-name="P19"><text:s text:c="8"/>{</text:p>
      <text:p text:style-name="P19"><text:s text:c="12"/>Date = DateTime.Today;</text:p>
      <text:p text:style-name="P19"><text:s text:c="12"/>Rating = 1;</text:p>
      <text:p text:style-name="P26"><text:s text:c="8"/>}</text:p>
      <text:p text:style-name="P108"/>
      <text:p text:style-name="P109">Now we want to add the necessary logic to be able to handle saving event triggered by clicking the <text:soft-page-break/>save button on the NewEntryPage. <text:span text:style-name="T39">This can be accomplished by implementing a Command pattern and by registering the execution of the command to the event handler of the save button.</text:span></text:p>
      <text:p text:style-name="P109"/>
      <text:p text:style-name="P110">Here a possible implementation:</text:p>
      <text:p text:style-name="P110"/>
      <text:p text:style-name="P110"><text:span text:style-name="T4"><text:s text:c="8"/></text:span><text:span text:style-name="T36">#region</text:span><text:span text:style-name="T4"> Commands</text:span></text:p>
      <text:p text:style-name="Standard"><text:span text:style-name="T4"><text:s text:c="8"/></text:span><text:span text:style-name="T13">private</text:span><text:span text:style-name="T4"> Command _saveCommand;</text:span></text:p>
      <text:p text:style-name="Standard"><text:span text:style-name="T4"><text:s text:c="8"/></text:span><text:span text:style-name="T13">public</text:span><text:span text:style-name="T4"> Command SaveCommand</text:span></text:p>
      <text:p text:style-name="P19"><text:s text:c="8"/>{</text:p>
      <text:p text:style-name="Standard"><text:span text:style-name="T4"><text:s text:c="12"/></text:span><text:span text:style-name="T13">get</text:span></text:p>
      <text:p text:style-name="P19"><text:s text:c="16"/></text:p>
      <text:p text:style-name="P19"><text:s text:c="12"/>{</text:p>
      <text:p text:style-name="Standard"><text:span text:style-name="T4"><text:s text:c="16"/></text:span><text:span text:style-name="T13">if</text:span><text:span text:style-name="T4"> (_saveCommand == </text:span><text:span text:style-name="T13">null</text:span><text:span text:style-name="T4">)</text:span></text:p>
      <text:p text:style-name="P19"><text:s text:c="16"/>{</text:p>
      <text:p text:style-name="Standard"><text:span text:style-name="T4"><text:s text:c="20"/>_saveCommand = </text:span><text:span text:style-name="T13">new</text:span><text:span text:style-name="T4"> Command(ExecuteSaveCommand, CanSave);</text:span></text:p>
      <text:p text:style-name="P19"><text:s text:c="16"/>}</text:p>
      <text:p text:style-name="Standard"><text:span text:style-name="T4"><text:s text:c="16"/></text:span><text:span text:style-name="T13">return</text:span><text:span text:style-name="T4"> _saveCommand;</text:span></text:p>
      <text:p text:style-name="P19"><text:s text:c="12"/>}</text:p>
      <text:p text:style-name="P19"><text:s text:c="8"/>}</text:p>
      <text:p text:style-name="P19"/>
      <text:p text:style-name="Standard"><text:span text:style-name="T4"><text:s text:c="8"/></text:span><text:span text:style-name="T13">private</text:span><text:span text:style-name="T4"> </text:span><text:span text:style-name="T13">bool</text:span><text:span text:style-name="T4"> CanSave(</text:span><text:span text:style-name="T13">object</text:span><text:span text:style-name="T4"> arg)</text:span></text:p>
      <text:p text:style-name="P19"><text:s text:c="8"/>{</text:p>
      <text:p text:style-name="Standard"><text:span text:style-name="T4"><text:s text:c="12"/></text:span><text:span text:style-name="T13">return</text:span><text:span text:style-name="T4"> !</text:span><text:span text:style-name="T13">string</text:span><text:span text:style-name="T4">.IsNullOrEmpty(Title);</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33">// Save this new entry later: Introduce a data layer.</text:span></text:p>
      <text:p text:style-name="P19"><text:s text:c="8"/>}</text:p>
      <text:p text:style-name="P19"/>
      <text:p text:style-name="P110"><text:span text:style-name="T4"><text:s text:c="8"/></text:span><text:span text:style-name="T36">#endregion</text:span></text:p>
      <text:p text:style-name="P108"/>
      <text:p text:style-name="P110">Update the Title properties so as to take into account whether a command can be fired or not by adding the following code:</text:p>
      <text:p text:style-name="P110"/>
      <text:p text:style-name="P110"><text:span text:style-name="T4"><text:s text:c="8"/></text:span><text:span text:style-name="T13">public</text:span><text:span text:style-name="T4"> </text:span><text:span text:style-name="T13">string</text:span><text:span text:style-name="T4"> Title</text:span></text:p>
      <text:p text:style-name="P19"><text:s text:c="8"/>{</text:p>
      <text:p text:style-name="Standard"><text:span text:style-name="T4"><text:s text:c="12"/></text:span><text:span text:style-name="T13">get</text:span><text:span text:style-name="T4"> { </text:span><text:span text:style-name="T13">return</text:span><text:span text:style-name="T4"> _title; }</text:span></text:p>
      <text:p text:style-name="Standard"><text:span text:style-name="T4"><text:s text:c="12"/></text:span><text:span text:style-name="T13">set</text:span></text:p>
      <text:p text:style-name="P19"><text:s text:c="12"/>{</text:p>
      <text:p text:style-name="P19"><text:s text:c="16"/>_title = value;</text:p>
      <text:p text:style-name="P19"><text:s text:c="16"/>OnPropertyChanged();</text:p>
      <text:p text:style-name="P19"><text:s text:c="16"/>SaveCommand.ChangeCanExecute();</text:p>
      <text:p text:style-name="P19"><text:s text:c="12"/>}</text:p>
      <text:p text:style-name="P27"><text:s text:c="8"/>}</text:p>
      <text:p text:style-name="P27"/>
      <text:p text:style-name="P28"/>
      <text:p text:style-name="P111">Next update the constructor of the NewEntryPage in order to set the binding context:</text:p>
      <text:p text:style-name="P111"/>
      <text:p text:style-name="P111"><text:span text:style-name="T4"><text:tab/><text:tab/></text:span><text:span text:style-name="T13">public</text:span><text:span text:style-name="T4"> NewEntryPage ()</text:span></text:p>
      <text:p text:style-name="P19"><text:tab/><text:tab/>{</text:p>
      <text:p text:style-name="P19"><text:tab/><text:tab/><text:tab/>InitializeComponent ();</text:p>
      <text:p text:style-name="P19"><text:soft-page-break/></text:p>
      <text:p text:style-name="Standard"><text:span text:style-name="T4"><text:s text:c="21"/>BindingContext = </text:span><text:span text:style-name="T13">new</text:span><text:span text:style-name="T4"> NewEntryViewModel();</text:span></text:p>
      <text:p text:style-name="P28"><text:tab/><text:tab/>}</text:p>
      <text:p text:style-name="P93"/>
      <text:p text:style-name="P93"/>
      <text:p text:style-name="P111"><text:span text:style-name="T40">Then</text:span> update the NewEntryPage.xaml.cs so as to bind the different texts to the observable properties:</text:p>
      <text:p text:style-name="P111"/>
      <text:p text:style-name="P111"><text:span text:style-name="T4"><text:s text:c="3"/></text:span><text:span text:style-name="T13">&lt;</text:span><text:span text:style-name="T19">TableSection</text:span><text:span text:style-name="T13">&gt;</text:span></text:p>
      <text:p text:style-name="Standard"><text:span text:style-name="T4"><text:s text:c="6"/></text:span><text:span text:style-name="T13">&lt;</text:span><text:span text:style-name="T19">EntryCell</text:span><text:span text:style-name="T26"> Label</text:span><text:span text:style-name="T13">="Title"</text:span><text:span text:style-name="T26"> Text</text:span><text:span text:style-name="T13">="{</text:span><text:span text:style-name="T19">Binding</text:span><text:span text:style-name="T26"> Title</text:span><text:span text:style-name="T13">}"/&gt;</text:span></text:p>
      <text:p text:style-name="Standard"><text:span text:style-name="T4"><text:s text:c="6"/></text:span><text:span text:style-name="T13">&lt;</text:span><text:span text:style-name="T19">EntryCell</text:span><text:span text:style-name="T26"> Label</text:span><text:span text:style-name="T13">="Latitude"</text:span><text:span text:style-name="T26"> Text</text:span><text:span text:style-name="T13">="{</text:span><text:span text:style-name="T19">Binding</text:span><text:span text:style-name="T26"> Latitude</text:span><text:span text:style-name="T13">}"</text:span><text:span text:style-name="T26"> Keyboard</text:span><text:span text:style-name="T13">="Numeric" /&gt;</text:span></text:p>
      <text:p text:style-name="Standard"><text:span text:style-name="T4"><text:s text:c="6"/></text:span><text:span text:style-name="T13">&lt;</text:span><text:span text:style-name="T19">EntryCell</text:span><text:span text:style-name="T26"> Label</text:span><text:span text:style-name="T13">="Longitude"</text:span><text:span text:style-name="T26"> Text</text:span><text:span text:style-name="T13">="{</text:span><text:span text:style-name="T19">Binding</text:span><text:span text:style-name="T26"> Longitude</text:span><text:span text:style-name="T13">}"</text:span><text:span text:style-name="T26"> Keyboard</text:span><text:span text:style-name="T13">="Numeric" /&gt;</text:span></text:p>
      <text:p text:style-name="Standard"><text:span text:style-name="T4"><text:s text:c="6"/></text:span><text:span text:style-name="T13">&lt;</text:span><text:span text:style-name="T19">EntryCell</text:span><text:span text:style-name="T26"> Label</text:span><text:span text:style-name="T13">="Date"</text:span><text:span text:style-name="T26"> Text</text:span><text:span text:style-name="T13">="{</text:span><text:span text:style-name="T19">Binding</text:span><text:span text:style-name="T26"> Date</text:span><text:span text:style-name="T13">,</text:span><text:span text:style-name="T26"> StringFormat</text:span><text:span text:style-name="T13">='{0:d}'}" /&gt;</text:span></text:p>
      <text:p text:style-name="Standard"><text:span text:style-name="T4"><text:s text:c="6"/></text:span><text:span text:style-name="T13">&lt;</text:span><text:span text:style-name="T19">EntryCell</text:span><text:span text:style-name="T26"> Label</text:span><text:span text:style-name="T13">="Rating"</text:span><text:span text:style-name="T26"> Text</text:span><text:span text:style-name="T13">="{</text:span><text:span text:style-name="T19">Binding</text:span><text:span text:style-name="T26"> Rating</text:span><text:span text:style-name="T13">}"</text:span><text:span text:style-name="T26"> Keyboard</text:span><text:span text:style-name="T13">="Numeric" /&gt;</text:span></text:p>
      <text:p text:style-name="Standard"><text:span text:style-name="T4"><text:s text:c="6"/></text:span><text:span text:style-name="T13">&lt;</text:span><text:span text:style-name="T19">EntryCell</text:span><text:span text:style-name="T26"> Label</text:span><text:span text:style-name="T13">="Notes"</text:span><text:span text:style-name="T26"> Text</text:span><text:span text:style-name="T13">="{</text:span><text:span text:style-name="T19">Binding</text:span><text:span text:style-name="T26"> Notes</text:span><text:span text:style-name="T13">}"/&gt;</text:span></text:p>
      <text:p text:style-name="P111"><text:span text:style-name="T4"><text:s text:c="3"/></text:span><text:span text:style-name="T13">&lt;/</text:span><text:span text:style-name="T19">TableSection</text:span><text:span text:style-name="T13">&gt;</text:span></text:p>
      <text:p text:style-name="P111"/>
      <text:p text:style-name="P112">Finally hook the save Command to the Save button:</text:p>
      <text:p text:style-name="P112"/>
      <text:p text:style-name="P240"><text:span text:style-name="T16">&lt;</text:span><text:span text:style-name="T20">ToolbarItem</text:span><text:span text:style-name="T27"> Text</text:span><text:span text:style-name="T16">="Save"</text:span><text:span text:style-name="T27"> </text:span><text:span text:style-name="T26">Clicked</text:span><text:span text:style-name="T16">="{</text:span><text:span text:style-name="T20">Binding</text:span><text:span text:style-name="T27"> SaveCommand</text:span><text:span text:style-name="T16">}"/&gt;</text:span></text:p>
      <text:p text:style-name="P111"/>
      <text:p text:style-name="P113">Build and debug the software and check that the Save button is grayed out as long as the Title is empty.</text:p>
      <text:p text:style-name="P113"/>
      <text:p text:style-name="P115">Now create a new file named DetailViewModel.cs as before and add an observable property as follows:</text:p>
      <text:p text:style-name="P115"/>
      <text:p text:style-name="P115"><text:span text:style-name="T4"><text:s text:c="4"/></text:span><text:span text:style-name="T13">public</text:span><text:span text:style-name="T4"> </text:span><text:span text:style-name="T13">class</text:span><text:span text:style-name="T4"> </text:span><text:span text:style-name="T28">DetailViewModel</text:span><text:span text:style-name="T4"> : BaseViewModel</text:span></text:p>
      <text:p text:style-name="P19"><text:s text:c="4"/>{</text:p>
      <text:p text:style-name="P19"/>
      <text:p text:style-name="Standard"><text:span text:style-name="T4"><text:s text:c="8"/></text:span><text:span text:style-name="T36">#region</text:span><text:span text:style-name="T4"> Observables</text:span></text:p>
      <text:p text:style-name="Standard"><text:span text:style-name="T4"><text:s text:c="8"/></text:span><text:span text:style-name="T13">private</text:span><text:span text:style-name="T4"> TripLogEntry _entry;</text:span></text:p>
      <text:p text:style-name="Standard"><text:span text:style-name="T4"><text:s text:c="8"/></text:span><text:span text:style-name="T13">public</text:span><text:span text:style-name="T4"> TripLogEntry Entry</text:span></text:p>
      <text:p text:style-name="P19"><text:s text:c="8"/>{</text:p>
      <text:p text:style-name="Standard"><text:span text:style-name="T4"><text:s text:c="12"/></text:span><text:span text:style-name="T13">get</text:span><text:span text:style-name="T4"> { </text:span><text:span text:style-name="T13">return</text:span><text:span text:style-name="T4"> _entry; }</text:span></text:p>
      <text:p text:style-name="Standard"><text:span text:style-name="T4"><text:s text:c="12"/></text:span><text:span text:style-name="T13">set</text:span><text:span text:style-name="T4"> { _entry = value; OnPropertyChanged(); }</text:span></text:p>
      <text:p text:style-name="P19"><text:s text:c="8"/>}</text:p>
      <text:p text:style-name="P19"/>
      <text:p text:style-name="Standard"><text:span text:style-name="T4"><text:s text:c="8"/></text:span><text:span text:style-name="T36">#endregion</text:span></text:p>
      <text:p text:style-name="P19"/>
      <text:p text:style-name="P29"><text:s text:c="4"/>}</text:p>
      <text:p text:style-name="P93"/>
      <text:p text:style-name="P115">Add a constructor taking a TripLogEntry as argument as follows:</text:p>
      <text:p text:style-name="P115"/>
      <text:p text:style-name="P115"><text:span text:style-name="T4"><text:s text:c="8"/></text:span><text:span text:style-name="T13">public</text:span><text:span text:style-name="T4"> DetailViewModel(TripLogEntry entry)</text:span></text:p>
      <text:p text:style-name="P19"><text:s text:c="8"/>{</text:p>
      <text:p text:style-name="P19"><text:s text:c="12"/>Entry = entry;</text:p>
      <text:p text:style-name="P29"><text:s text:c="8"/>}</text:p>
      <text:p text:style-name="P93"/>
      <text:p text:style-name="P93"/>
      <text:p text:style-name="P93"/>
      <text:p text:style-name="P116">Update the constructor of the DetailPage class so as to set up the binding:</text:p>
      <text:p text:style-name="P116"/>
      <text:p text:style-name="P116"><text:span text:style-name="T4"><text:tab/><text:tab/></text:span><text:span text:style-name="T13">public</text:span><text:span text:style-name="T4"> DetailPage (TripLogEntry entry)</text:span></text:p>
      <text:p text:style-name="P19"><text:tab/><text:tab/>{</text:p>
      <text:p text:style-name="P19"><text:tab/><text:tab/><text:tab/>InitializeComponent();</text:p>
      <text:p text:style-name="P19"/>
      <text:p text:style-name="P116"><text:span text:style-name="T4"><text:s text:c="21"/>BindingContext = </text:span><text:span text:style-name="T13">new</text:span><text:span text:style-name="T4"> DetailViewModel(entry);</text:span></text:p>
      <text:p text:style-name="P93"/>
      <text:p text:style-name="P93"><text:soft-page-break/><text:s text:c="37"/>//</text:p>
      <text:p text:style-name="P93"/>
      <text:p text:style-name="P116">(This will need to be refactored later...)</text:p>
      <text:p text:style-name="P93"/>
      <text:p text:style-name="P116">Comment out the following lines in the same constructor:</text:p>
      <text:p text:style-name="P116"/>
      <text:p text:style-name="P116"><text:span text:style-name="T4"><text:s text:c="12"/></text:span><text:span text:style-name="T33">//title.Text = entry.Title;</text:span></text:p>
      <text:p text:style-name="Standard"><text:span text:style-name="T4"><text:s text:c="12"/></text:span><text:span text:style-name="T33">//date.Text = entry.Date.ToString("M");</text:span></text:p>
      <text:p text:style-name="Standard"><text:span text:style-name="T4"><text:s text:c="12"/></text:span><text:span text:style-name="T33">//rating.Text = $"{entry.Rating} star rating";</text:span></text:p>
      <text:p text:style-name="P116"><text:span text:style-name="T4"><text:s text:c="12"/></text:span><text:span text:style-name="T33">//notes.Text = entry.Notes;</text:span></text:p>
      <text:p text:style-name="P134"/>
      <text:p text:style-name="P95"/>
      <text:p text:style-name="P116">Then add the binding in the Detail.xaml page as follows so as to set up the binding:</text:p>
      <text:p text:style-name="P116"/>
      <text:p text:style-name="P116"><text:span text:style-name="T13">&lt;</text:span><text:span text:style-name="T19">StackLayout</text:span><text:span text:style-name="T26"> Padding</text:span><text:span text:style-name="T13">="10"</text:span><text:span text:style-name="T26"> Grid.Row</text:span><text:span text:style-name="T13">="1"&gt;</text:span></text:p>
      <text:p text:style-name="Standard"><text:span text:style-name="T4"><text:s text:c="4"/></text:span><text:span text:style-name="T13">&lt;</text:span><text:span text:style-name="T19">Label</text:span><text:span text:style-name="T26"> x</text:span><text:span text:style-name="T13">:</text:span><text:span text:style-name="T26">Name</text:span><text:span text:style-name="T13">="title"</text:span><text:span text:style-name="T26"> Text</text:span><text:span text:style-name="T13">="{</text:span><text:span text:style-name="T19">Binding</text:span><text:span text:style-name="T26"> Entry</text:span><text:span text:style-name="T13">.Title}"</text:span><text:span text:style-name="T26"> HorizontalOptions</text:span><text:span text:style-name="T13">="Center" /&gt;</text:span></text:p>
      <text:p text:style-name="Standard"><text:span text:style-name="T4"><text:s text:c="4"/></text:span><text:span text:style-name="T13">&lt;</text:span><text:span text:style-name="T19">Label</text:span><text:span text:style-name="T26"> x</text:span><text:span text:style-name="T13">:</text:span><text:span text:style-name="T26">Name</text:span><text:span text:style-name="T13">="date"</text:span><text:span text:style-name="T26"> Text</text:span><text:span text:style-name="T13">="{</text:span><text:span text:style-name="T19">Binding</text:span><text:span text:style-name="T26"> Entry</text:span><text:span text:style-name="T13">.Date,</text:span><text:span text:style-name="T26"> StringFormat</text:span><text:span text:style-name="T13">='{0:M}'}"</text:span><text:span text:style-name="T26"> HorizontalOptions</text:span><text:span text:style-name="T13">="Center" /&gt;</text:span></text:p>
      <text:p text:style-name="Standard"><text:span text:style-name="T4"><text:s text:c="4"/></text:span><text:span text:style-name="T13">&lt;</text:span><text:span text:style-name="T19">Label</text:span><text:span text:style-name="T26"> x</text:span><text:span text:style-name="T13">:</text:span><text:span text:style-name="T26">Name</text:span><text:span text:style-name="T13">="rating"</text:span><text:span text:style-name="T26"> Text</text:span><text:span text:style-name="T13">="{</text:span><text:span text:style-name="T19">Binding</text:span><text:span text:style-name="T26"> Entry</text:span><text:span text:style-name="T13">.Rating,</text:span><text:span text:style-name="T26"> StringFormat</text:span><text:span text:style-name="T13">='{0} star rating!'}"</text:span><text:span text:style-name="T26"> HorizontalOptions</text:span><text:span text:style-name="T13">="Center" /&gt;</text:span></text:p>
      <text:p text:style-name="Standard"><text:span text:style-name="T4"><text:s text:c="4"/></text:span><text:span text:style-name="T13">&lt;</text:span><text:span text:style-name="T19">Label</text:span><text:span text:style-name="T26"> x</text:span><text:span text:style-name="T13">:</text:span><text:span text:style-name="T26">Name</text:span><text:span text:style-name="T13">="notes"</text:span><text:span text:style-name="T26"> Text</text:span><text:span text:style-name="T13">="{</text:span><text:span text:style-name="T19">Binding</text:span><text:span text:style-name="T26"> Entry</text:span><text:span text:style-name="T13">.Notes}"</text:span><text:span text:style-name="T26"> HorizontalOptions</text:span><text:span text:style-name="T13">="Center" /&gt;</text:span></text:p>
      <text:p text:style-name="P116"><text:span text:style-name="T13">&lt;/</text:span><text:span text:style-name="T19">StackLayout</text:span><text:span text:style-name="T13">&gt;</text:span></text:p>
      <text:p text:style-name="P116"/>
      <text:p text:style-name="P117">Finally update the DetailPage so as to use the ViewModel to set GUI properties as follows:</text:p>
      <text:p text:style-name="P93"/>
      <text:p text:style-name="P93"><text:span text:style-name="T4"><text:s text:c="8"/></text:span><text:span text:style-name="T13">private</text:span><text:span text:style-name="T4"> DetailViewModel _vm</text:span></text:p>
      <text:p text:style-name="P19"><text:s text:c="8"/>{</text:p>
      <text:p text:style-name="Standard"><text:span text:style-name="T4"><text:s text:c="12"/></text:span><text:span text:style-name="T13">get</text:span></text:p>
      <text:p text:style-name="P19"><text:s text:c="12"/>{</text:p>
      <text:p text:style-name="Standard"><text:span text:style-name="T4"><text:s text:c="16"/></text:span><text:span text:style-name="T13">return</text:span><text:span text:style-name="T4"> BindingContext </text:span><text:span text:style-name="T13">as</text:span><text:span text:style-name="T4"> DetailViewModel;</text:span></text:p>
      <text:p text:style-name="P19"><text:s text:c="12"/>}</text:p>
      <text:p text:style-name="P19"><text:s text:c="8"/>}</text:p>
      <text:p text:style-name="P19"/>
      <text:p text:style-name="Standard"><text:span text:style-name="T4"><text:s text:c="8"/></text:span><text:span text:style-name="T13">public</text:span><text:span text:style-name="T4"> DetailPage (TripLogEntry entry)</text:span></text:p>
      <text:p text:style-name="P19"><text:tab/><text:tab/>{</text:p>
      <text:p text:style-name="P19"><text:tab/><text:tab/><text:tab/>InitializeComponent();</text:p>
      <text:p text:style-name="P19"/>
      <text:p text:style-name="Standard"><text:span text:style-name="T4"><text:s text:c="12"/>BindingContext = </text:span><text:span text:style-name="T13">new</text:span><text:span text:style-name="T4"> DetailViewModel(entry);</text:span></text:p>
      <text:p text:style-name="P19"/>
      <text:p text:style-name="Standard"><text:span text:style-name="T4"><text:s text:c="12"/></text:span><text:span text:style-name="T13">var</text:span><text:span text:style-name="T4"> position = </text:span><text:span text:style-name="T13">new</text:span><text:span text:style-name="T4"> Position(_vm.Entry.Latitude, _vm.Entry.Longitude);</text:span></text:p>
      <text:p text:style-name="P19"/>
      <text:p text:style-name="P19"><text:s text:c="12"/>map.MoveToRegion(MapSpan.FromCenterAndRadius(position, Distance.FromMiles(.5)));</text:p>
      <text:p text:style-name="P19"/>
      <text:p text:style-name="Standard"><text:span text:style-name="T4"><text:s text:c="12"/>map.Pins.Add(</text:span><text:span text:style-name="T13">new</text:span><text:span text:style-name="T4"> Pin</text:span></text:p>
      <text:p text:style-name="P19"><text:s text:c="12"/>{</text:p>
      <text:p text:style-name="P19"><text:s text:c="16"/>Type = PinType.Place,</text:p>
      <text:p text:style-name="P19"><text:s text:c="16"/>Label = entry.Title,</text:p>
      <text:p text:style-name="P19"><text:s text:c="16"/>Position = position</text:p>
      <text:p text:style-name="P30"><text:s text:c="12"/>});</text:p>
      <text:p text:style-name="P93"/>
      <text:p text:style-name="P114">Build and debug the software. <text:span text:style-name="T41">Check in and ensure that the build is successful.</text:span></text:p>
      <text:p text:style-name="P118">Lesson <text:span text:style-name="T112">4</text:span></text:p>
      <text:p text:style-name="P93"/>
      <text:p text:style-name="P93">- <text:span text:style-name="T42">Introduction to the Factory design pattern</text:span></text:p>
      <text:p text:style-name="P93"/>
      <text:p text:style-name="P118">The quality of a software project cannot be marked as sufficient until at least the creation of the object<text:span text:style-name="T112">s</text:span> is completely under control. A relatively simple way <text:span text:style-name="T43">to organize</text:span> <text:span text:style-name="T43">the creation of similar objects is by means of the Factory pattern.</text:span></text:p>
      <text:p text:style-name="P118"/>
      <text:p text:style-name="P119"><text:soft-page-break/>[Add references, links and class diagram]</text:p>
      <text:p text:style-name="P119"/>
      <text:p text:style-name="P119">Limited to the contest of the TripLog application, it is easy to recognize that ViewModels and Views represents two possible groups of similar objects. </text:p>
      <text:p text:style-name="P119"/>
      <text:p text:style-name="P119">Let´s try to refactor the software, thus introducing the factory pattern, without altering the behaviour of the application.</text:p>
      <text:p text:style-name="P119"/>
      <text:p text:style-name="P121">In order to do that some initial refactoring is required. Start by adding the following two methods to the BaseViewModel class:</text:p>
      <text:p text:style-name="P121"/>
      <text:p text:style-name="P121"><text:bookmark-start text:name="__DdeLink__13180_3783980834"/><text:span text:style-name="T4"><text:s text:c="8"/></text:span><text:span text:style-name="T13">public</text:span><text:span text:style-name="T4"> </text:span><text:span text:style-name="T13">abstract</text:span><text:span text:style-name="T4"> </text:span><text:span text:style-name="T13">void</text:span><text:span text:style-name="T4"> Init();</text:span></text:p>
      <text:p text:style-name="P121"><text:span text:style-name="T4"><text:s text:c="8"/></text:span><text:span text:style-name="T13">public</text:span><text:span text:style-name="T4"> </text:span><text:span text:style-name="T13">abstract</text:span><text:span text:style-name="T4"> </text:span><text:span text:style-name="T13">void</text:span><text:span text:style-name="T4"> Init(TripLogEntry entry);</text:span><text:bookmark-end text:name="__DdeLink__13180_3783980834"/></text:p>
      <text:p text:style-name="P31"/>
      <text:p text:style-name="P31"/>
      <text:p text:style-name="P121">Implement them in all the derivatives <text:span text:style-name="T44">as follows:</text:span></text:p>
      <text:p text:style-name="P121"/>
      <text:p text:style-name="P121">- <text:span text:style-name="T44">DetailViewModel:</text:span></text:p>
      <text:p text:style-name="P121"/>
      <text:p text:style-name="P121"><text:span text:style-name="T4"><text:s text:c="8"/></text:span><text:span text:style-name="T13">public</text:span><text:span text:style-name="T4"> DetailViewModel()</text:span></text:p>
      <text:p text:style-name="P19"><text:s text:c="8"/>{</text:p>
      <text:p text:style-name="P19"><text:s text:c="12"/></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P19"><text:s text:c="12"/>Entry = entry;</text:p>
      <text:p text:style-name="P31"><text:s text:c="8"/>}</text:p>
      <text:p text:style-name="P119"/>
      <text:p text:style-name="P119">- <text:span text:style-name="T44">MainViewModel:</text:span></text:p>
      <text:p text:style-name="P119"/>
      <text:p text:style-name="P119"><text:span text:style-name="T4"><text:s text:c="8"/></text:span><text:span text:style-name="T13">public</text:span><text:span text:style-name="T4"> Main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Standard"><text:span text:style-name="T4"><text:s text:c="12"/>LogEntries = </text:span><text:span text:style-name="T13">new</text:span><text:span text:style-name="T4"> ObservableCollection&lt;TripLogEntry&gt;();</text:span></text:p>
      <text:p text:style-name="P19"/>
      <text:p text:style-name="Standard"><text:span text:style-name="T4"><text:s text:c="12"/></text:span><text:span text:style-name="T33">// Add hard-coded entries here</text:span></text:p>
      <text:p text:style-name="P19"/>
      <text:p text:style-name="Standard"><text:span text:style-name="T4"><text:s text:c="12"/></text:span><text:span text:style-name="T13">var</text:span><text:span text:style-name="T4"> item1 = </text:span><text:span text:style-name="T13">new</text:span><text:span text:style-name="T4"> TripLogEntry</text:span></text:p>
      <text:p text:style-name="P19"><text:s text:c="12"/>{</text:p>
      <text:p text:style-name="Standard"><text:span text:style-name="T4"><text:s text:c="16"/>Title = </text:span><text:span text:style-name="T19">"Washington Monument"</text:span><text:span text:style-name="T4">,</text:span></text:p>
      <text:p text:style-name="Standard"><text:span text:style-name="T4"><text:s text:c="16"/>Notes = </text:span><text:span text:style-name="T19">"Amazing!"</text:span><text:span text:style-name="T4">,</text:span></text:p>
      <text:p text:style-name="P19"><text:s text:c="16"/>Rating = 3,</text:p>
      <text:p text:style-name="Standard"><text:span text:style-name="T4"><text:s text:c="16"/>Date = </text:span><text:span text:style-name="T13">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3">var</text:span><text:span text:style-name="T4"> item2 = </text:span><text:span text:style-name="T13">new</text:span><text:span text:style-name="T4"> TripLogEntry</text:span></text:p>
      <text:p text:style-name="P19"><text:s text:c="12"/>{</text:p>
      <text:p text:style-name="Standard"><text:span text:style-name="T4"><text:s text:c="16"/>Title = </text:span><text:span text:style-name="T19">"Statue of Liberty"</text:span><text:span text:style-name="T4">,</text:span></text:p>
      <text:p text:style-name="Standard"><text:span text:style-name="T4"><text:s text:c="16"/>Notes = </text:span><text:span text:style-name="T19">"Inspiring!"</text:span><text:span text:style-name="T4">,</text:span></text:p>
      <text:p text:style-name="P19"><text:s text:c="16"/>Rating = 4,</text:p>
      <text:p text:style-name="Standard"><text:soft-page-break/><text:span text:style-name="T4"><text:s text:c="16"/>Date = </text:span><text:span text:style-name="T13">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3">var</text:span><text:span text:style-name="T4"> item3 = </text:span><text:span text:style-name="T13">new</text:span><text:span text:style-name="T4"> TripLogEntry</text:span></text:p>
      <text:p text:style-name="P19"><text:s text:c="12"/>{</text:p>
      <text:p text:style-name="Standard"><text:span text:style-name="T4"><text:s text:c="16"/>Title = </text:span><text:span text:style-name="T19">"Golden Gate Bridge"</text:span><text:span text:style-name="T4">,</text:span></text:p>
      <text:p text:style-name="Standard"><text:span text:style-name="T4"><text:s text:c="16"/>Notes = </text:span><text:span text:style-name="T19">"Foggy, but beautiful."</text:span><text:span text:style-name="T4">,</text:span></text:p>
      <text:p text:style-name="P19"><text:s text:c="16"/>Rating = 5,</text:p>
      <text:p text:style-name="Standard"><text:span text:style-name="T4"><text:s text:c="16"/>Date = </text:span><text:span text:style-name="T13">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19"/>
      <text:p text:style-name="P119">- <text:span text:style-name="T44">NewEntryViewModel:</text:span></text:p>
      <text:p text:style-name="P119"/>
      <text:p text:style-name="P119"><text:span text:style-name="T4"><text:s text:c="8"/></text:span><text:span text:style-name="T13">public</text:span><text:span text:style-name="T4"> NewEntryViewModel()</text:span></text:p>
      <text:p text:style-name="P19"><text:s text:c="8"/>{</text:p>
      <text:p text:style-name="P19"/>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Init(TripLogEntry entry)</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32"><text:s text:c="8"/>}</text:p>
      <text:p text:style-name="P119"/>
      <text:p text:style-name="P122">Modify the pages so as to take the former changes into account:</text:p>
      <text:p text:style-name="P122"/>
      <text:p text:style-name="P122">Main:</text:p>
      <text:p text:style-name="P122"/>
      <text:p text:style-name="P122"><text:span text:style-name="T4"><text:s text:c="8"/></text:span><text:span text:style-name="T13">public</text:span><text:span text:style-name="T4"> MainPage()</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P19"><text:s text:c="12"/>BindingContext = viewModel;</text:p>
      <text:p text:style-name="P33"><text:s text:c="8"/>}</text:p>
      <text:p text:style-name="P119"/>
      <text:p text:style-name="P122">New:</text:p>
      <text:p text:style-name="P122"/>
      <text:p text:style-name="P122"><text:span text:style-name="T4"><text:tab/></text:span><text:span text:style-name="T13">public</text:span><text:span text:style-name="T4"> NewEntryPage ()</text:span></text:p>
      <text:p text:style-name="P19"><text:tab/>{</text:p>
      <text:p text:style-name="P19"><text:tab/> <text:s text:c="4"/>InitializeComponent ();</text:p>
      <text:p text:style-name="P19"/>
      <text:p text:style-name="Standard"><text:soft-page-break/><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P19"><text:s text:c="12"/>BindingContext = viewModel;</text:p>
      <text:p text:style-name="P33"><text:s text:c="7"/>}</text:p>
      <text:p text:style-name="P33"/>
      <text:p text:style-name="P33"/>
      <text:p text:style-name="P122">Details:</text:p>
      <text:p text:style-name="P122"/>
      <text:p text:style-name="P122"><text:span text:style-name="T4"><text:s text:c="7"/></text:span><text:span text:style-name="T13">public</text:span><text:span text:style-name="T4"> DetailPage (TripLogEntry entry)</text:span></text:p>
      <text:p text:style-name="P19"><text:tab/>{</text:p>
      <text:p text:style-name="P19"><text:tab/> <text:s text:c="4"/>InitializeComponent();</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entry);</text:p>
      <text:p text:style-name="P19"/>
      <text:p text:style-name="P33"><text:s text:c="12"/>BindingContext = viewModel;</text:p>
      <text:p text:style-name="P33"/>
      <text:p text:style-name="P34"/>
      <text:p text:style-name="P33"/>
      <text:p text:style-name="P33"/>
      <text:p text:style-name="P123">Rebuild and test the software. Check in.</text:p>
      <text:p text:style-name="P123"/>
      <text:p text:style-name="P119"><text:span text:style-name="T45">Continue</text:span> by introducing an enumeration defining the ViewModel type as follows:</text:p>
      <text:p text:style-name="P119"/>
      <text:p text:style-name="P119"><text:bookmark-start text:name="__DdeLink__13182_3783980834"/><text:span text:style-name="T4"><text:s text:c="4"/></text:span><text:span text:style-name="T13">public</text:span><text:span text:style-name="T4"> </text:span><text:span text:style-name="T13">enum</text:span><text:span text:style-name="T4"> </text:span><text:span text:style-name="T28">TripLogViewModelType</text:span></text:p>
      <text:p text:style-name="P19"><text:s text:c="4"/>{</text:p>
      <text:p text:style-name="P19"><text:s text:c="8"/>Main = 0,</text:p>
      <text:p text:style-name="P19"><text:s text:c="8"/>Detail = 1,</text:p>
      <text:p text:style-name="P19"><text:s text:c="8"/>New = 2</text:p>
      <text:p text:style-name="P120"><text:span text:style-name="T4"><text:s text:c="4"/>}</text:span><text:span text:style-name="T43"> <text:s/></text:span><text:bookmark-end text:name="__DdeLink__13182_3783980834"/></text:p>
      <text:p text:style-name="P2"/>
      <text:p text:style-name="P119">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4"><text:s text:c="4"/></text:span><text:span text:style-name="T13">public</text:span><text:span text:style-name="T4"> </text:span><text:span text:style-name="T13">class</text:span><text:span text:style-name="T4"> </text:span><text:span text:style-name="T28">ViewModelFactory</text:span></text:p>
      <text:p text:style-name="P19"><text:s text:c="4"/>{</text:p>
      <text:p text:style-name="Standard"><text:span text:style-name="T4"><text:s text:c="8"/></text:span><text:span text:style-name="T13">public</text:span><text:span text:style-name="T4"> ViewModelFactory()</text:span></text:p>
      <text:p text:style-name="P19"><text:s text:c="8"/>{</text:p>
      <text:p text:style-name="P19"/>
      <text:p text:style-name="P19"><text:s text:c="8"/>}</text:p>
      <text:p text:style-name="P19"/>
      <text:p text:style-name="Standard"><text:span text:style-name="T4"><text:s text:c="8"/></text:span><text:span text:style-name="T13">public</text:span><text:span text:style-name="T4"> BaseViewModel Build(TripLogViewModel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TripLogViewModel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TripLogViewModel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TripLogViewModelType.New:</text:span></text:p>
      <text:p text:style-name="Standard"><text:span text:style-name="T4"><text:s text:c="20"/></text:span><text:span text:style-name="T13">return</text:span><text:span text:style-name="T4"> </text:span><text:span text:style-name="T13">new</text:span><text:span text:style-name="T4"> NewEntryViewModel();</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9">$"Unknown </text:span><text:span text:style-name="T4">{viewModelType}</text:span><text:span text:style-name="T19">"</text:span><text:span text:style-name="T4">);</text:span></text:p>
      <text:p text:style-name="P19"><text:s text:c="12"/>}</text:p>
      <text:p text:style-name="P19"><text:s text:c="8"/>}</text:p>
      <text:p text:style-name="P21"><text:s text:c="4"/>}<text:bookmark-end text:name="__DdeLink__13184_3783980834"/></text:p>
      <text:p text:style-name="P2"/>
      <text:p text:style-name="P121"/>
      <text:p text:style-name="P123">In order to integrate the factory mentioned above, it is necessary to inject the ViewModels into their <text:soft-page-break/>respective models. As a result, all the <text:span text:style-name="T47">views</text:span>´ constructors need to be refactored so as to <text:span text:style-name="T46">expose a BaseViewModel as a parameter. Here the implementations:</text:span></text:p>
      <text:p text:style-name="P123"/>
      <text:p text:style-name="P124">Main:</text:p>
      <text:p text:style-name="P124"/>
      <text:p text:style-name="P2"><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25">New: </text:p>
      <text:p text:style-name="P125"/>
      <text:p text:style-name="P125"><text:span text:style-name="T4"><text:s/><text:tab/> </text:span><text:span text:style-name="T13">public</text:span><text:span text:style-name="T4"> NewEntryPage (BaseViewModel viewModel)</text:span></text:p>
      <text:p text:style-name="P19"><text:s text:c="4"/><text:tab/> {</text:p>
      <text:p text:style-name="P19"><text:s text:c="12"/>InitializeComponent ();</text:p>
      <text:p text:style-name="P19"/>
      <text:p text:style-name="P19"><text:s text:c="12"/>BindingContext = viewModel;</text:p>
      <text:p text:style-name="P35"><text:s text:c="8"/>}</text:p>
      <text:p text:style-name="P2"/>
      <text:p text:style-name="P125">Detail:</text:p>
      <text:p text:style-name="P125"/>
      <text:p text:style-name="P125"><text:span text:style-name="T4"><text:s text:c="8"/></text:span><text:span text:style-name="T13">public</text:span><text:span text:style-name="T4"> DetailPage (BaseViewModel viewModel)</text:span></text:p>
      <text:p text:style-name="P19"><text:tab/><text:tab/>{</text:p>
      <text:p text:style-name="P19"><text:tab/><text:tab/><text:tab/>InitializeComponent();</text:p>
      <text:p text:style-name="P19"/>
      <text:p text:style-name="P35"><text:s text:c="21"/>BindingContext = viewModel;</text:p>
      <text:p text:style-name="P2"/>
      <text:p text:style-name="P125">Consistently the calling methods need to instantiate and initialize the ViewModels before they injected. Here the implementation:</text:p>
      <text:p text:style-name="P125"/>
      <text:p text:style-name="P125">- Main (In the app.xaml.cs):</text:p>
      <text:p text:style-name="P125"/>
      <text:p text:style-name="P125"><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13">var</text:span><text:span text:style-name="T4"> viewModel = </text:span><text:span text:style-name="T13">new</text:span><text:span text:style-name="T4"> MainViewModel();</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
      <text:p text:style-name="Standard"><text:span text:style-name="T4"><text:s text:c="12"/>MainPage = </text:span><text:span text:style-name="T13">new</text:span><text:span text:style-name="T4"> NavigationPage(mainPage);</text:span></text:p>
      <text:p text:style-name="P35"><text:s text:c="8"/>}</text:p>
      <text:p text:style-name="P125"/>
      <text:p text:style-name="P125">- New (in MainPage.xaml.cs):</text:p>
      <text:p text:style-name="P125"/>
      <text:p text:style-name="P125"><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text:span><text:span text:style-name="T13">new</text:span><text:span text:style-name="T4"> NewEntryViewModel();</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 text:c="12"/>Navigation.PushAsync(newEntryPage);</text:p>
      <text:p text:style-name="P35"><text:s text:c="8"/>}</text:p>
      <text:p text:style-name="P2"/>
      <text:p text:style-name="P125">- Detail (in MainPage.xaml.cs):</text:p>
      <text:p text:style-name="P125"><text:soft-page-break/></text:p>
      <text:p text:style-name="P125"><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text:span><text:span text:style-name="T13">new</text:span><text:span text:style-name="T4"> DetailViewMode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33">// Clear selection</text:span></text:p>
      <text:p text:style-name="Standard"><text:span text:style-name="T4"><text:s text:c="12"/>trips.SelectedItem = </text:span><text:span text:style-name="T13">null</text:span><text:span text:style-name="T4">;</text:span></text:p>
      <text:p text:style-name="P35"><text:s text:c="8"/>}</text:p>
      <text:p text:style-name="P2"/>
      <text:p text:style-name="P126">Test the application and check in.</text:p>
      <text:p text:style-name="P126"/>
      <text:p text:style-name="P127">Now the viewModelFactory can be integrated and injected as follows on the app.xaml.cs:</text:p>
      <text:p text:style-name="P127"/>
      <text:p text:style-name="P127"><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_viewModelFactory, viewModel);</text:span></text:p>
      <text:p text:style-name="P19"/>
      <text:p text:style-name="Standard"><text:span text:style-name="T4"><text:s text:c="12"/>MainPage = </text:span><text:span text:style-name="T13">new</text:span><text:span text:style-name="T4"> NavigationPage(mainPage);</text:span></text:p>
      <text:p text:style-name="P36"><text:s text:c="8"/>}</text:p>
      <text:p text:style-name="P2"/>
      <text:p text:style-name="P128">and used inside main.xaml.cs as follows:</text:p>
      <text:p text:style-name="P128"/>
      <text:p text:style-name="P128"><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8">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P19"/>
      <text:p text:style-name="Standard"><text:span text:style-name="T4"><text:s text:c="8"/></text:span><text:span text:style-name="T13">public</text:span><text:span text:style-name="T4"> MainPage(</text:span><text:bookmark-start text:name="__DdeLink__13186_3783980834"/><text:span text:style-name="T4">ViewModelFactory viewModelFactory,</text:span><text:bookmark-end text:name="__DdeLink__13186_3783980834"/><text:span text:style-name="T4">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text:span><text:span text:style-name="T13">new</text:span><text:span text:style-name="T4"> NewEntryPage(viewModel);</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oft-page-break/><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text:span><text:span text:style-name="T13">new</text:span><text:span text:style-name="T4"> DetailPage(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33">// Clear selection</text:span></text:p>
      <text:p text:style-name="Standard"><text:span text:style-name="T4"><text:s text:c="12"/></text:span><text:bookmark-start text:name="__DdeLink__13188_3783980834"/><text:span text:style-name="T4">trips.SelectedItem = </text:span><text:span text:style-name="T13">null</text:span><text:span text:style-name="T4">;</text:span><text:bookmark-end text:name="__DdeLink__13188_3783980834"/></text:p>
      <text:p text:style-name="P19"><text:s text:c="8"/>}</text:p>
      <text:p text:style-name="P37"><text:s text:c="4"/>}</text:p>
      <text:p text:style-name="P2"/>
      <text:p text:style-name="P129">The end result so far is that the views no longer know how to build the corresponding model. The factory is now the owner of this knowledge (SRP!).</text:p>
      <text:p text:style-name="P129"/>
      <text:p text:style-name="P129">Having the ViewModel class in place is a good occasion to implement some unit tests (at this point for didactic purposes).</text:p>
      <text:p text:style-name="P129"/>
      <text:p text:style-name="P129">[Define unit tests, elicit their importance and the difference between them and any other kind of tests]</text:p>
      <text:p text:style-name="P129"/>
      <text:p text:style-name="P129">Add a new project the the solution and name it TripLog.Test as follows:</text:p>
      <text:p text:style-name="P2"><draw:frame draw:style-name="fr1" draw:name="Image19" text:anchor-type="paragraph" svg:width="6.6929in" svg:height="4.2728in" draw:z-index="3"><draw:image xlink:href="Pictures/100000000000049D000002F2A579E91E056B310C.png" xlink:type="simple" xlink:show="embed" xlink:actuate="onLoad" loext:mime-type="image/png"/></draw:frame></text:p>
      <text:p text:style-name="P2"/>
      <text:p text:style-name="P130">We intend to add a test for each possible viewModel that can be created with factory defined before. Start by creating three empty methods named intuitively:</text:p>
      <text:p text:style-name="P130"/>
      <text:p text:style-name="P38"><text:bookmark-start text:name="__DdeLink__13190_3783980834"/><text:s text:c="4"/>[TestClass]</text:p>
      <text:p text:style-name="Standard"><text:span text:style-name="T4"><text:s text:c="4"/></text:span><text:span text:style-name="T13">public</text:span><text:span text:style-name="T4"> </text:span><text:span text:style-name="T13">class</text:span><text:span text:style-name="T4"> </text:span><text:span text:style-name="T28">ViewModelFactoryTests</text:span></text:p>
      <text:p text:style-name="P19"><text:s text:c="4"/>{</text:p>
      <text:p text:style-name="P19"><text:s text:c="8"/>[TestMethod]</text:p>
      <text:p text:style-name="Standard"><text:soft-page-break/><text:span text:style-name="T4"><text:s text:c="8"/></text:span><text:span text:style-name="T13">public</text:span><text:span text:style-name="T4"> </text:span><text:span text:style-name="T13">void</text:span><text:span text:style-name="T4"> Main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NewEntry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DetailViewModelCreationTest()</text:span></text:p>
      <text:p text:style-name="P19"><text:s text:c="8"/>{</text:p>
      <text:p text:style-name="P19"><text:s text:c="8"/>}</text:p>
      <text:p text:style-name="P38"><text:s text:c="4"/>}<text:bookmark-end text:name="__DdeLink__13190_3783980834"/></text:p>
      <text:p text:style-name="P2"/>
      <text:p text:style-name="P130">Populate the first test by following the standard uni test pattern: Build, Setup, Check.</text:p>
      <text:p text:style-name="P130"/>
      <text:p text:style-name="P130">Here the implementation of the first test:</text:p>
      <text:p text:style-name="P130"/>
      <text:p text:style-name="P38"><text:bookmark-start text:name="__DdeLink__13192_3783980834"/><text:s text:c="8"/>[TestMethod]</text:p>
      <text:p text:style-name="Standard"><text:span text:style-name="T4"><text:s text:c="8"/></text:span><text:span text:style-name="T13">public</text:span><text:span text:style-name="T4"> </text:span><text:span text:style-name="T13">void</text:span><text:span text:style-name="T4"> MainViewModelCreationTest()</text:span></text:p>
      <text:p text:style-name="P19"><text:s text:c="8"/>{</text:p>
      <text:p text:style-name="Standard"><text:span text:style-name="T4"><text:s text:c="12"/></text:span><text:span text:style-name="T13">var</text:span><text:span text:style-name="T4"> viewModelFactory = </text:span><text:span text:style-name="T13">new</text:span><text:span text:style-name="T4"> ViewModelFactory();</text:span></text:p>
      <text:p text:style-name="P19"/>
      <text:p text:style-name="Standard"><text:span text:style-name="T4"><text:s text:c="12"/></text:span><text:span text:style-name="T13">var</text:span><text:span text:style-name="T4"> viewModel = viewModelFactory.Build(TripLogViewModelType.Main);</text:span></text:p>
      <text:p text:style-name="P19"/>
      <text:p text:style-name="Standard"><text:span text:style-name="T4"><text:s text:c="12"/>Assert.IsInstanceOfType(viewModel, </text:span><text:span text:style-name="T13">typeof</text:span><text:span text:style-name="T4">(MainViewModel));</text:span></text:p>
      <text:p text:style-name="P38"><text:s text:c="8"/>}<text:bookmark-end text:name="__DdeLink__13192_3783980834"/></text:p>
      <text:p text:style-name="P2"/>
      <text:p text:style-name="P130">Run the test and ensure it is green. Populate the remaining two tests. Remove duplication. <text:span text:style-name="T113">Check in.</text:span></text:p>
      <text:p text:style-name="P130"/>
      <text:p text:style-name="P131">Exercise: Add unit tests for each ViewModel as appropriate.</text:p>
      <text:p text:style-name="P133"/>
      <text:p text:style-name="P132">At this point it necessary to include the execution of the actually available tests in the Build. In order to do that it is ncessary to add two build steps: one for the creation and deplyoment of the test binaries and one to automatically test them.</text:p>
      <text:p text:style-name="P132"/>
      <text:p text:style-name="P132">Let´s start by creating a build step as follows:</text:p>
      <text:p text:style-name="P132"/>
      <text:p text:style-name="P132"><draw:frame draw:style-name="fr3" draw:name="Image5" text:anchor-type="paragraph" svg:width="5.7299in" svg:height="2.1752in" draw:z-index="22"><draw:image xlink:href="Pictures/100000000000040600000187DDBCD451D5F0AC5E.png" xlink:type="simple" xlink:show="embed" xlink:actuate="onLoad" loext:mime-type="image/png"/></draw:frame></text:p>
      <text:p text:style-name="P132"/>
      <text:p text:style-name="P132"/>
      <text:p text:style-name="P132"/>
      <text:p text:style-name="P132"/>
      <text:p text:style-name="P132"/>
      <text:p text:style-name="P132"/>
      <text:p text:style-name="P132"/>
      <text:p text:style-name="P132"/>
      <text:p text:style-name="P132"/>
      <text:p text:style-name="P132"/>
      <text:p text:style-name="P135">This will build the test binary and deploy <text:span text:style-name="T48">it </text:span>as configured. Then it is required to add another build step to have the tests executed. This can be accomplished in the following way:</text:p>
      <text:p text:style-name="P135"/>
      <text:p text:style-name="P135"><draw:frame draw:style-name="fr1" draw:name="Image6" text:anchor-type="paragraph" svg:width="6.6929in" svg:height="3.4374in" draw:z-index="23"><draw:image xlink:href="Pictures/100000000000047100000248C7BC735A7D061C85.png" xlink:type="simple" xlink:show="embed" xlink:actuate="onLoad" loext:mime-type="image/png"/></draw:frame><text:soft-page-break/></text:p>
      <text:p text:style-name="P136">Do not forget to add the special argument for MSBuild:</text:p>
      <text:p text:style-name="P2"/>
      <text:p text:style-name="P2"><draw:frame draw:style-name="fr2" draw:name="Image7" text:anchor-type="paragraph" svg:width="6.6929in" svg:height="3.8252in" draw:z-index="24"><draw:image xlink:href="Pictures/10000000000004420000026FC705B881EA66502C.png" xlink:type="simple" xlink:show="embed" xlink:actuate="onLoad" loext:mime-type="image/png"/></draw:frame></text:p>
      <text:p text:style-name="P2"/>
      <text:p text:style-name="P2"/>
      <text:p text:style-name="P2"/>
      <text:p text:style-name="P2"/>
      <text:p text:style-name="P2"/>
      <text:p text:style-name="P2"/>
      <text:p text:style-name="P2"/>
      <text:p text:style-name="P137">Lunch a build and verify that all the steps are ex<text:span text:style-name="T49">e</text:span>cuted succesfully and the tests pass:</text:p>
      <text:p text:style-name="P137"/>
      <text:p text:style-name="P2"><draw:frame draw:style-name="fr1" draw:name="Image8" text:anchor-type="paragraph" svg:width="6.6929in" svg:height="1.9398in" draw:z-index="25"><draw:image xlink:href="Pictures/10000000000006BD000001F4EDF05C7FCF4F1B3D.png" xlink:type="simple" xlink:show="embed" xlink:actuate="onLoad" loext:mime-type="image/png"/></draw:frame><text:soft-page-break/></text:p>
      <text:p text:style-name="P2"/>
      <text:p text:style-name="P138">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4"><text:s text:c="4"/></text:span><text:span text:style-name="T13">public</text:span><text:span text:style-name="T4"> </text:span><text:span text:style-name="T13">class</text:span><text:span text:style-name="T4"> </text:span><text:span text:style-name="T28">ViewFactory</text:span></text:p>
      <text:p text:style-name="P19"><text:s text:c="4"/>{</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4"><text:s text:c="8"/></text:span><text:span text:style-name="T13">public</text:span><text:span text:style-name="T4"> ContentPage Build(TripLogViewModelType modelType, BaseViewModel viewModel)</text:span></text:p>
      <text:p text:style-name="P19"><text:s text:c="8"/>{</text:p>
      <text:p text:style-name="Standard"><text:span text:style-name="T4"><text:s text:c="12"/></text:span><text:span text:style-name="T13">switch</text:span><text:span text:style-name="T4">(modelType)</text:span></text:p>
      <text:p text:style-name="P19"><text:s text:c="12"/>{</text:p>
      <text:p text:style-name="Standard"><text:span text:style-name="T4"><text:s text:c="16"/></text:span><text:span text:style-name="T13">case</text:span><text:span text:style-name="T4"> TripLogViewModelType.Main:</text:span></text:p>
      <text:p text:style-name="Standard"><text:span text:style-name="T4"><text:s text:c="20"/></text:span><text:span text:style-name="T13">var</text:span><text:span text:style-name="T4"> mainPage = </text:span><text:span text:style-name="T13">new</text:span><text:span text:style-name="T4"> MainPage(</text:span><text:span text:style-name="T13">this</text:span><text:span text:style-name="T4">, _viewModelFactory, viewModel);</text:span></text:p>
      <text:p text:style-name="Standard"><text:span text:style-name="T4"><text:s text:c="20"/></text:span><text:span text:style-name="T13">return</text:span><text:span text:style-name="T4"> mainPage;</text:span></text:p>
      <text:p text:style-name="Standard"><text:span text:style-name="T4"><text:s text:c="16"/></text:span><text:span text:style-name="T13">case</text:span><text:span text:style-name="T4"> TripLogViewModelType.New:</text:span></text:p>
      <text:p text:style-name="Standard"><text:span text:style-name="T4"><text:s text:c="20"/></text:span><text:span text:style-name="T13">var</text:span><text:span text:style-name="T4"> newEntryPage = </text:span><text:span text:style-name="T13">new</text:span><text:span text:style-name="T4"> NewEntryPage(viewModel);</text:span></text:p>
      <text:p text:style-name="Standard"><text:span text:style-name="T4"><text:s text:c="20"/></text:span><text:span text:style-name="T13">return</text:span><text:span text:style-name="T4"> newEntryPage;</text:span></text:p>
      <text:p text:style-name="Standard"><text:span text:style-name="T4"><text:s text:c="16"/></text:span><text:span text:style-name="T13">case</text:span><text:span text:style-name="T4"> TripLogViewModelType.Detail:</text:span></text:p>
      <text:p text:style-name="Standard"><text:span text:style-name="T4"><text:s text:c="20"/></text:span><text:span text:style-name="T13">var</text:span><text:span text:style-name="T4"> detailPage = </text:span><text:span text:style-name="T13">new</text:span><text:span text:style-name="T4"> DetailPage(viewModel);</text:span></text:p>
      <text:p text:style-name="Standard"><text:span text:style-name="T4"><text:s text:c="20"/></text:span><text:span text:style-name="T13">return</text:span><text:span text:style-name="T4"> detailPage;</text:span></text:p>
      <text:p text:style-name="Standard"><text:span text:style-name="T4"><text:s text:c="20"/></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9">$"Unknown </text:span><text:span text:style-name="T4">{modelType}</text:span><text:span text:style-name="T19">"</text:span><text:span text:style-name="T4">);</text:span></text:p>
      <text:p text:style-name="P19"><text:s text:c="12"/>}</text:p>
      <text:p text:style-name="P19"><text:s text:c="8"/>}</text:p>
      <text:p text:style-name="P21"><text:s text:c="4"/>}<text:bookmark-end text:name="__DdeLink__13194_3783980834"/></text:p>
      <text:p text:style-name="P2"/>
      <text:p text:style-name="P2"/>
      <text:p text:style-name="P138">Note how the MainPage is created differently from the other views. </text:p>
      <text:p text:style-name="P138"/>
      <text:p text:style-name="P138">In order to us it is necessary to update the app.xaml.cs file as follows:</text:p>
      <text:p text:style-name="P138"/>
      <text:p text:style-name="P138"><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P19"/>
      <text:p text:style-name="Standard"><text:span text:style-name="T4"><text:s text:c="12"/></text:span><text:span text:style-name="T13">var</text:span><text:span text:style-name="T4"> viewModel = _viewModelFactory.Build(TripLogViewModelType.Main);</text:span></text:p>
      <text:p text:style-name="P19"><text:s text:c="12"/>viewModel.Init();</text:p>
      <text:p text:style-name="P19"><text:soft-page-break/></text:p>
      <text:p text:style-name="Standard"><text:span text:style-name="T4"><text:s text:c="12"/></text:span><text:bookmark-start text:name="__DdeLink__13196_3783980834"/><text:span text:style-name="T13">var</text:span><text:span text:style-name="T4"> mainPage = _viewFactory.Build(TripLogViewModelType.Main, viewModel);</text:span><text:bookmark-end text:name="__DdeLink__13196_3783980834"/></text:p>
      <text:p text:style-name="P19"/>
      <text:p text:style-name="Standard"><text:span text:style-name="T4"><text:s text:c="12"/>MainPage = </text:span><text:span text:style-name="T13">new</text:span><text:span text:style-name="T4"> NavigationPage(mainPage);</text:span></text:p>
      <text:p text:style-name="P39"><text:s text:c="8"/>}</text:p>
      <text:p text:style-name="P2"/>
      <text:p text:style-name="P2"/>
      <text:p text:style-name="P138">The MainPage.xaml.cs also needs to be updated accordingly:</text:p>
      <text:p text:style-name="P2"/>
      <text:p text:style-name="P2"><text:span text:style-name="T13">public</text:span><text:span text:style-name="T4"> </text:span><text:span text:style-name="T13">partial</text:span><text:span text:style-name="T4"> </text:span><text:span text:style-name="T13">class</text:span><text:span text:style-name="T4"> </text:span><text:span text:style-name="T28">MainPage</text:span><text:span text:style-name="T4"> : ContentPage</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P19"/>
      <text:p text:style-name="Standard"><text:span text:style-name="T4"><text:s text:c="8"/></text:span><text:span text:style-name="T13">public</text:span><text:span text:style-name="T4">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viewModel = _viewModelFactory.Build(TripLogViewModelType.New);</text:span></text:p>
      <text:p text:style-name="P19"><text:s text:c="12"/>viewModel.Init();</text:p>
      <text:p text:style-name="P19"/>
      <text:p text:style-name="Standard"><text:span text:style-name="T4"><text:s text:c="12"/></text:span><text:span text:style-name="T13">var</text:span><text:span text:style-name="T4">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3">var</text:span><text:span text:style-name="T4"> detailPage = _viewFactory.Build(TripLogViewModelType.Detail, viewModel);</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33">// Clear selection</text:span></text:p>
      <text:p text:style-name="Standard"><text:span text:style-name="T4"><text:s text:c="12"/>trips.SelectedItem = </text:span><text:span text:style-name="T13">null</text:span><text:span text:style-name="T4">;</text:span></text:p>
      <text:p text:style-name="P19"><text:s text:c="8"/>}</text:p>
      <text:p text:style-name="P21"><text:s text:c="4"/>}</text:p>
      <text:p text:style-name="P2"/>
      <text:p text:style-name="P138">At this point the main page completely delegates both the creation of the views and of the models to <text:s/>factories. <text:span text:style-name="T52">The next step will be to move both factories to single combined factory.</text:span></text:p>
      <text:p text:style-name="P138"/>
      <text:p text:style-name="P138">[Exercise: Add uni<text:span text:style-name="T50">t</text:span> tests for the new factor<text:span text:style-name="T51">y methods, although this makes little sense. This will lead to a bad issue that could only <text:s text:c="2"/>be fixed by injecting another dependency.....Set the test to Ingore and continue</text:span>]</text:p>
      <text:p text:style-name="P2"/>
      <text:p text:style-name="P142">Finally a combined factory can be implemented and integrated so as to pack the creation of views and viewModels in a single class. Here a possible implementation:</text:p>
      <text:p text:style-name="P142"/>
      <text:p text:style-name="P142"><text:soft-page-break/><text:span text:style-name="T4"><text:s text:c="4"/></text:span><text:bookmark-start text:name="__DdeLink__13199_3783980834"/><text:span text:style-name="T13">public</text:span><text:span text:style-name="T4"> </text:span><text:span text:style-name="T13">class</text:span><text:span text:style-name="T4"> </text:span><text:span text:style-name="T28">CombinedFactory</text:span></text:p>
      <text:p text:style-name="P19"><text:s text:c="4"/>{</text:p>
      <text:p text:style-name="Standard"><text:span text:style-name="T4"><text:s text:c="8"/></text:span><text:span text:style-name="T13">private</text:span><text:span text:style-name="T4"> </text:span><text:span text:style-name="T13">readonly</text:span><text:span text:style-name="T4"> ViewFactory _viewFactory;</text:span></text:p>
      <text:p text:style-name="Standard"><text:span text:style-name="T4"><text:s text:c="8"/></text:span><text:span text:style-name="T13">private</text:span><text:span text:style-name="T4"> </text:span><text:span text:style-name="T13">readonly</text:span><text:span text:style-name="T4"> ViewModelFactory _viewModelFactory;</text:span></text:p>
      <text:p text:style-name="P19"/>
      <text:p text:style-name="Standard"><text:span text:style-name="T4"><text:s text:c="8"/></text:span><text:span text:style-name="T13">public</text:span><text:span text:style-name="T4"> CombinedFactory(ViewFactory viewFactory, ViewModelFactory viewModelFactory)</text:span></text:p>
      <text:p text:style-name="P19"><text:s text:c="8"/>{</text:p>
      <text:p text:style-name="P19"><text:s text:c="12"/>_viewFactory = viewFactory;</text:p>
      <text:p text:style-name="P19"><text:s text:c="12"/>_viewModelFactory = viewModelFactory;</text:p>
      <text:p text:style-name="P19"><text:s text:c="8"/>}</text:p>
      <text:p text:style-name="P19"/>
      <text:p text:style-name="Standard"><text:span text:style-name="T4"><text:s text:c="8"/></text:span><text:span text:style-name="T13">public</text:span><text:span text:style-name="T4"> ContentPage Build(TripLogViewModelType modelType)</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19"/>
      <text:p text:style-name="Standard"><text:span text:style-name="T4"><text:s text:c="8"/></text:span><text:span text:style-name="T13">public</text:span><text:span text:style-name="T4"> ContentPage Build(TripLogViewModelType modelType, TripLogEntry entry)</text:span></text:p>
      <text:p text:style-name="P19"><text:s text:c="8"/>{</text:p>
      <text:p text:style-name="Standard"><text:span text:style-name="T4"><text:s text:c="12"/></text:span><text:span text:style-name="T13">var</text:span><text:span text:style-name="T4"> viewModel = _viewModelFactory.Build(modelType);</text:span></text:p>
      <text:p text:style-name="P19"><text:s text:c="12"/>viewModel.Init(entry);</text:p>
      <text:p text:style-name="Standard"><text:span text:style-name="T4"><text:s text:c="12"/></text:span><text:span text:style-name="T13">var</text:span><text:span text:style-name="T4"> view = _viewFactory.Build(modelType, viewModel);</text:span></text:p>
      <text:p text:style-name="Standard"><text:span text:style-name="T4"><text:s text:c="12"/></text:span><text:span text:style-name="T13">return</text:span><text:span text:style-name="T4"> view;</text:span></text:p>
      <text:p text:style-name="P19"><text:s text:c="8"/>}</text:p>
      <text:p text:style-name="P40"><text:s text:c="4"/>}<text:bookmark-end text:name="__DdeLink__13199_3783980834"/></text:p>
      <text:p text:style-name="P40"/>
      <text:p text:style-name="P41"/>
      <text:p text:style-name="P143">In order to use it the app.xaml.cs needs to be modified as follows:</text:p>
      <text:p text:style-name="P143"/>
      <text:p text:style-name="P143"><text:span text:style-name="T4"><text:s text:c="4"/></text:span><text:span text:style-name="T13">public</text:span><text:span text:style-name="T4"> </text:span><text:span text:style-name="T13">partial</text:span><text:span text:style-name="T4"> </text:span><text:span text:style-name="T13">class</text:span><text:span text:style-name="T4"> </text:span><text:span text:style-name="T28">App</text:span><text:span text:style-name="T4"> : Application</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bookmark-start text:name="__DdeLink__13201_3783980834"/><text:span text:style-name="T13">private</text:span><text:span text:style-name="T4"> CombinedFactory _combinedFactory;</text:span><text:bookmark-end text:name="__DdeLink__13201_3783980834"/></text:p>
      <text:p text:style-name="P19"/>
      <text:p text:style-name="Standard"><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3">new</text:span><text:span text:style-name="T4"> ViewModelFactory();</text:span></text:p>
      <text:p text:style-name="Standard"><text:span text:style-name="T4"><text:s text:c="12"/>_viewFactory = </text:span><text:span text:style-name="T13">new</text:span><text:span text:style-name="T4"> ViewFactory(_viewModel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bookmark-start text:name="__DdeLink__13205_3783980834"/><text:span text:style-name="T4"><text:s text:c="12"/></text:span><text:span text:style-name="T13">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MainPage = </text:span><text:span text:style-name="T13">new</text:span><text:span text:style-name="T4"> NavigationPage(mainPage);</text:span><text:bookmark-end text:name="__DdeLink__13205_3783980834"/></text:p>
      <text:p text:style-name="P41"><text:s text:c="8"/>}</text:p>
      <text:p text:style-name="P143"/>
      <text:p text:style-name="P143">Finally the mainPage.xaml.cs can be simplified as follows:</text:p>
      <text:p text:style-name="P143"/>
      <text:p text:style-name="P143"><text:bookmark-start text:name="__DdeLink__13203_3783980834"/><text:span text:style-name="T4"><text:s text:c="8"/></text:span><text:span text:style-name="T13">private</text:span><text:span text:style-name="T4"> CombinedFactory _combinedFactory;</text:span></text:p>
      <text:p text:style-name="P19"/>
      <text:p text:style-name="Standard"><text:span text:style-name="T4"><text:s text:c="8"/></text:span><text:span text:style-name="T13">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text:soft-page-break/></text:p>
      <text:p text:style-name="Standard"><text:span text:style-name="T4"><text:s text:c="8"/></text:span><text:span text:style-name="T13">public</text:span><text:span text:style-name="T4"> </text:span><text:span text:style-name="T13">void</text:span><text:span text:style-name="T4"> Init(CombinedFactory combinedFactory)</text:span></text:p>
      <text:p text:style-name="P19"><text:s text:c="8"/>{</text:p>
      <text:p text:style-name="P19"><text:s text:c="12"/>_combinedFactory = combinedFactory;</text:p>
      <text:p text:style-name="P19"><text:s text:c="8"/>}<text:bookmark-end text:name="__DdeLink__13203_3783980834"/></text:p>
      <text:p text:style-name="P19"/>
      <text:p text:style-name="Standard"><text:span text:style-name="T4"><text:s text:c="8"/></text:span><text:span text:style-name="T13">public</text:span><text:span text:style-name="T4"> </text:span><text:span text:style-name="T13">void</text:span><text:span text:style-name="T4"> New_Clicked(</text:span><text:span text:style-name="T13">object</text:span><text:span text:style-name="T4"> sender, EventArgs e)</text:span></text:p>
      <text:p text:style-name="P19"><text:s text:c="8"/>{</text:p>
      <text:p text:style-name="Standard"><text:span text:style-name="T4"><text:s text:c="12"/></text:span><text:span text:style-name="T13">var</text:span><text:span text:style-name="T4">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4"><text:s text:c="8"/></text:span><text:span text:style-name="T13">async</text:span><text:span text:style-name="T4"> </text:span><text:span text:style-name="T13">void</text:span><text:span text:style-name="T4"> Trips_ItemTapped(</text:span><text:span text:style-name="T13">object</text:span><text:span text:style-name="T4"> sender, ItemTappedEventArgs e)</text:span></text:p>
      <text:p text:style-name="P19"><text:s text:c="8"/>{</text:p>
      <text:p text:style-name="Standard"><text:span text:style-name="T4"><text:s text:c="12"/></text:span><text:span text:style-name="T13">var</text:span><text:span text:style-name="T4"> trip = (TripLogEntry)e.Item;</text:span></text:p>
      <text:p text:style-name="P19"/>
      <text:p text:style-name="Standard"><text:span text:style-name="T4"><text:s text:c="12"/></text:span><text:span text:style-name="T13">var</text:span><text:span text:style-name="T4"> detailPage = _combinedFactory.Build(TripLogViewModelType.Detail, trip);</text:span></text:p>
      <text:p text:style-name="P19"/>
      <text:p text:style-name="Standard"><text:span text:style-name="T4"><text:s text:c="12"/></text:span><text:span text:style-name="T13">await</text:span><text:span text:style-name="T4"> Navigation.PushAsync(detailPage);</text:span></text:p>
      <text:p text:style-name="P19"/>
      <text:p text:style-name="Standard"><text:span text:style-name="T4"><text:s text:c="12"/></text:span><text:span text:style-name="T33">// Clear selection</text:span></text:p>
      <text:p text:style-name="Standard"><text:span text:style-name="T4"><text:s text:c="12"/>trips.SelectedItem = </text:span><text:span text:style-name="T13">null</text:span><text:span text:style-name="T4">;</text:span></text:p>
      <text:p text:style-name="P41"><text:s text:c="8"/>}</text:p>
      <text:p text:style-name="P41"/>
      <text:p text:style-name="P42"/>
      <text:p text:style-name="P144">Rename <text:s/><text:span text:style-name="T4">TripLogViewModelType to ViewType.</text:span></text:p>
      <text:p text:style-name="P42"/>
      <text:p text:style-name="P144">Test the application, run the test and check in.</text:p>
      <text:p text:style-name="P140"/>
      <text:p text:style-name="P140"/>
      <text:p text:style-name="P145">Lesson <text:span text:style-name="T114">5</text:span>: Introduce a platform-dependent Geografic location service</text:p>
      <text:p text:style-name="P145"/>
      <text:p text:style-name="P145">After clicking the New button the application is supposed to provide the longitude and the latitude of the actual location as default coordinates. Such an implementation is platform-dependent. Therefore the objectives of this lessons are:</text:p>
      <text:p text:style-name="P145">- Provide a basic hooking point for the geografic location service in the TripLog project.</text:p>
      <text:p text:style-name="P145">- Provide three different implementations for the geografic location service (Android, iOS, UWP).</text:p>
      <text:p text:style-name="P145">- Show how these three different implementations can be injected by using a so-called IOC container.</text:p>
      <text:p text:style-name="P145">- Augment/update the existing tests by making use of a standard mocking <text:span text:style-name="T53">library: Nmock.</text:span></text:p>
      <text:p text:style-name="P145"/>
      <text:p text:style-name="P146">Let´s start by defining an interface (to be put inside a new folder Services) as follows:</text:p>
      <text:p text:style-name="P146"/>
      <text:p text:style-name="P146"><text:bookmark-start text:name="__DdeLink__13691_3783980834"/><text:span text:style-name="T4"><text:s text:c="4"/></text:span><text:span text:style-name="T13">public</text:span><text:span text:style-name="T4"> </text:span><text:span text:style-name="T13">interface</text:span><text:span text:style-name="T4"> </text:span><text:span text:style-name="T28">GeoLocationService</text:span></text:p>
      <text:p text:style-name="P19"><text:s text:c="4"/>{</text:p>
      <text:p text:style-name="P19"><text:s text:c="8"/>Task&lt;GeoCoords&gt; PullCoordinatesAsync();</text:p>
      <text:p text:style-name="P43"><text:s text:c="4"/>}<text:bookmark-end text:name="__DdeLink__13691_3783980834"/></text:p>
      <text:p text:style-name="P43"/>
      <text:p text:style-name="P43"/>
      <text:p text:style-name="P148">Please note that this reprsents the signature of an asynchronous function.</text:p>
      <text:p text:style-name="P147"/>
      <text:p text:style-name="P147">The GeoCoords class is to be added to the model folder and is intuitively defined as follows:</text:p>
      <text:p text:style-name="P147"/>
      <text:p text:style-name="P147"><text:bookmark-start text:name="__DdeLink__13693_3783980834"/><text:span text:style-name="T4"><text:s text:c="4"/></text:span><text:span text:style-name="T13">public</text:span><text:span text:style-name="T4"> </text:span><text:span text:style-name="T13">class</text:span><text:span text:style-name="T4"> </text:span><text:span text:style-name="T28">GeoCoords</text:span></text:p>
      <text:p text:style-name="P19"><text:s text:c="4"/>{</text:p>
      <text:p text:style-name="Standard"><text:span text:style-name="T4"><text:s text:c="8"/></text:span><text:span text:style-name="T13">public</text:span><text:span text:style-name="T4"> </text:span><text:span text:style-name="T13">double</text:span><text:span text:style-name="T4"> Latitude { </text:span><text:span text:style-name="T13">get</text:span><text:span text:style-name="T4">; </text:span><text:span text:style-name="T13">set</text:span><text:span text:style-name="T4">; }</text:span></text:p>
      <text:p text:style-name="Standard"><text:span text:style-name="T4"><text:s text:c="8"/></text:span><text:span text:style-name="T13">public</text:span><text:span text:style-name="T4"> </text:span><text:span text:style-name="T13">double</text:span><text:span text:style-name="T4"> Longitude { </text:span><text:span text:style-name="T13">get</text:span><text:span text:style-name="T4">; </text:span><text:span text:style-name="T13">set</text:span><text:span text:style-name="T4">; }</text:span></text:p>
      <text:p text:style-name="P44"><text:s text:c="4"/>}<text:bookmark-end text:name="__DdeLink__13693_3783980834"/></text:p>
      <text:p text:style-name="P140"/>
      <text:p text:style-name="P148"><text:soft-page-break/>The service defined above is to be used inside the new entry viewModel class inside the the Init method. In order to be able to do that we are going again to make use of the dependency injection pattern, thus modifying the constructor as follows:</text:p>
      <text:p text:style-name="P148"/>
      <text:p text:style-name="P148"><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NewEntryViewModel(GeoLocationService locationService)</text:span></text:p>
      <text:p text:style-name="P19"><text:s text:c="8"/>{</text:p>
      <text:p text:style-name="P19"><text:s text:c="12"/>_locationService = locationService;</text:p>
      <text:p text:style-name="P45"><text:s text:c="8"/>}</text:p>
      <text:p text:style-name="P148"/>
      <text:p text:style-name="P148">Now the service can be used as follows:</text:p>
      <text:p text:style-name="P148"/>
      <text:p text:style-name="P148"><text:span text:style-name="T4"><text:s text:c="8"/></text:span><text:span text:style-name="T13">public</text:span><text:span text:style-name="T4"> </text:span><text:span text:style-name="T13">async</text:span><text:span text:style-name="T4"> </text:span><text:span text:style-name="T13">override</text:span><text:span text:style-name="T4"> </text:span><text:span text:style-name="T13">void</text:span><text:span text:style-name="T4"> Init()</text:span></text:p>
      <text:p text:style-name="P19"><text:s text:c="8"/>{</text:p>
      <text:p text:style-name="P19"><text:s text:c="12"/>Date = DateTime.Today;</text:p>
      <text:p text:style-name="P19"><text:s text:c="12"/>Rating = 1;</text:p>
      <text:p text:style-name="P19"/>
      <text:p text:style-name="Standard"><text:span text:style-name="T4"><text:s text:c="12"/></text:span><text:span text:style-name="T13">var</text:span><text:span text:style-name="T4"> coords = </text:span><text:span text:style-name="T13">await</text:span><text:span text:style-name="T4"> _locationService.PullCoordinatesAsync();</text:span></text:p>
      <text:p text:style-name="P19"/>
      <text:p text:style-name="P19"><text:s text:c="12"/>Longitude = coords.Longitude;</text:p>
      <text:p text:style-name="P19"><text:s text:c="12"/>Latitude = coords.Latitude;</text:p>
      <text:p text:style-name="P45"><text:s text:c="8"/>}</text:p>
      <text:p text:style-name="P140"/>
      <text:p text:style-name="P148">In order for the code to build the ViewModelFactory needs to be updated as well so as to take this dependency into account:</text:p>
      <text:p text:style-name="P148"/>
      <text:p text:style-name="P148"><text:span text:style-name="T4"><text:s text:c="4"/></text:span><text:span text:style-name="T13">public</text:span><text:span text:style-name="T4"> </text:span><text:span text:style-name="T13">class</text:span><text:span text:style-name="T4"> </text:span><text:span text:style-name="T28">ViewModelFactory</text:span></text:p>
      <text:p text:style-name="P19"><text:s text:c="4"/>{</text:p>
      <text:p text:style-name="Standard"><text:span text:style-name="T4"><text:s text:c="8"/></text:span><text:span text:style-name="T13">private</text:span><text:span text:style-name="T4"> GeoLocationService _locationService;</text:span></text:p>
      <text:p text:style-name="P19"/>
      <text:p text:style-name="Standard"><text:span text:style-name="T4"><text:s text:c="8"/></text:span><text:span text:style-name="T13">public</text:span><text:span text:style-name="T4">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9">$"Unknown </text:span><text:span text:style-name="T4">{viewModelType}</text:span><text:span text:style-name="T19">"</text:span><text:span text:style-name="T4">);</text:span></text:p>
      <text:p text:style-name="P19"><text:s text:c="12"/>}</text:p>
      <text:p text:style-name="P19"><text:s text:c="8"/>}</text:p>
      <text:p text:style-name="P45"><text:s text:c="4"/>}</text:p>
      <text:p text:style-name="P140"/>
      <text:p text:style-name="P140"/>
      <text:p text:style-name="P148">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48"/>
      <text:p text:style-name="P148"><text:soft-page-break/><text:span text:style-name="T4"><text:s text:c="8"/></text:span><text:span text:style-name="T13">public</text:span><text:span text:style-name="T4"> App()</text:span></text:p>
      <text:p text:style-name="P19"><text:s text:c="8"/>{</text:p>
      <text:p text:style-name="P19"><text:s text:c="12"/>InitializeComponent();</text:p>
      <text:p text:style-name="P19"/>
      <text:p text:style-name="Standard"><text:span text:style-name="T4"><text:s text:c="12"/></text:span><text:span text:style-name="T33">// TODO: FIX THIS ASAP!</text:span></text:p>
      <text:p text:style-name="P149"><text:span text:style-name="T4"><text:s text:c="12"/>_viewModelFactory = </text:span><text:span text:style-name="T13">new</text:span><text:span text:style-name="T4"> ViewModelFactory(</text:span><text:span text:style-name="T13">null</text:span><text:span text:style-name="T4">);</text:span><text:span text:style-name="T54"> </text:span></text:p>
      <text:p text:style-name="P140"/>
      <text:p text:style-name="P140"/>
      <text:p text:style-name="P148">Now the productive code builds. Let´s fix the test code.</text:p>
      <text:p text:style-name="P148"/>
      <text:p text:style-name="P148">Start by adding a new NuGet package, Moq, to the TripLog.Test project as follows:</text:p>
      <text:p text:style-name="P148"/>
      <text:p text:style-name="P148"><draw:frame draw:style-name="fr1" draw:name="Image24" text:anchor-type="paragraph" svg:width="6.6929in" svg:height="2.6492in" draw:z-index="4"><draw:image xlink:href="Pictures/10000000000003FA000001936696DD738DFFF189.png" xlink:type="simple" xlink:show="embed" xlink:actuate="onLoad" loext:mime-type="image/png"/></draw:frame></text:p>
      <text:p text:style-name="P148"/>
      <text:p text:style-name="P150">[Provide a brief explanation of how mocking works and why it is useful]</text:p>
      <text:p text:style-name="P150"/>
      <text:p text:style-name="P150">Update the broken code with the following statements:</text:p>
      <text:p text:style-name="P150"/>
      <text:p text:style-name="P150"><text:bookmark-start text:name="__DdeLink__13696_3783980834"/><text:span text:style-name="T13">public</text:span><text:span text:style-name="T4"> </text:span><text:span text:style-name="T13">static</text:span><text:span text:style-name="T4"> Mock&lt;GeoLocationService&gt; _mockedGeoLocationService = </text:span><text:span text:style-name="T13">new</text:span><text:span text:style-name="T4"> Mock&lt;GeoLocationService&gt;();</text:span></text:p>
      <text:p text:style-name="P150"><text:span text:style-name="T13">public</text:span><text:span text:style-name="T4"> </text:span><text:span text:style-name="T13">static</text:span><text:span text:style-name="T4"> ViewModelFactory ViewModelFactory = </text:span><text:span text:style-name="T13">new</text:span><text:span text:style-name="T4"> ViewModelFactory(_mockedGeoLocationService.Object);</text:span><text:bookmark-end text:name="__DdeLink__13696_3783980834"/></text:p>
      <text:p text:style-name="P148"/>
      <text:p text:style-name="P151">The meaning of this is simple: The mocking library will create a fake implementation of the service whose only method will return <text:span text:style-name="T64">a null</text:span> when called from inside the factory. <text:span text:style-name="T64">This would break our tests. In order to avoid this, the mock object needs to be configured so as to return the value WE want it to return. Start by moving the mock to another file in the test project as follows:</text:span></text:p>
      <text:p text:style-name="P151"/>
      <text:p text:style-name="P151"><text:span text:style-name="T4"><text:s text:c="4"/></text:span><text:span text:style-name="T13">public</text:span><text:span text:style-name="T4"> </text:span><text:span text:style-name="T13">static</text:span><text:span text:style-name="T4"> </text:span><text:span text:style-name="T13">class</text:span><text:span text:style-name="T4"> </text:span><text:span text:style-name="T28">TestInit</text:span></text:p>
      <text:p text:style-name="P19"><text:s text:c="4"/>{</text:p>
      <text:p text:style-name="Standard"><text:bookmark-start text:name="__DdeLink__13700_3783980834"/><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GeoCoords FakeCoordinates;</text:span><text:bookmark-end text:name="__DdeLink__13700_3783980834"/></text:p>
      <text:p text:style-name="P19"/>
      <text:p text:style-name="Standard"><text:span text:style-name="T4"><text:s text:c="8"/></text:span><text:span text:style-name="T13">static</text:span><text:span text:style-name="T4"> TestInit()</text:span></text:p>
      <text:p text:style-name="P47"><text:s text:c="8"/>{</text:p>
      <text:p text:style-name="P47"/>
      <text:p text:style-name="P169">Now populate the static constructor with the configuration of <text:span text:style-name="T65">the mocked interface as follows:</text:span></text:p>
      <text:p text:style-name="P169"/>
      <text:p text:style-name="P169"><text:bookmark-start text:name="__DdeLink__13698_3783980834"/><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oft-page-break/><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3"><text:s text:c="8"/>}<text:bookmark-end text:name="__DdeLink__13698_3783980834"/></text:p>
      <text:p text:style-name="P169"/>
      <text:p text:style-name="P169"/>
      <text:p text:style-name="P151">Essentially, <text:span text:style-name="T4">_mockedGeoLocationService.Object </text:span>is <text:span text:style-name="T65">now </text:span>equivalent to this:</text:p>
      <text:p text:style-name="P150"/>
      <text:p text:style-name="P150"><text:bookmark-start text:name="__DdeLink__13702_3783980834"/><text:span text:style-name="T4"><text:s text:c="4"/></text:span><text:span text:style-name="T13">public</text:span><text:span text:style-name="T4"> </text:span><text:span text:style-name="T13">class</text:span><text:span text:style-name="T4"> </text:span><text:span text:style-name="T28">MockedGeo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return</text:span><text:span text:style-name="T4"> </text:span><text:span text:style-name="T13">new</text:span><text:span text:style-name="T4"> Task&lt;GeoCoords&gt;(Get);</text:span></text:p>
      <text:p text:style-name="P19"><text:s text:c="8"/>}</text:p>
      <text:p text:style-name="P19"/>
      <text:p text:style-name="Standard"><text:span text:style-name="T4"><text:s text:c="8"/></text:span><text:span text:style-name="T13">public</text:span><text:span text:style-name="T4"> GeoCoords Get()</text:span></text:p>
      <text:p text:style-name="P19"><text:s text:c="8"/>{</text:p>
      <text:p text:style-name="P241"><text:span text:style-name="T4"><text:s text:c="12"/></text:span><text:span text:style-name="T13">return</text:span><text:span text:style-name="T4"> TestInit.FakeCoordinates;</text:span></text:p>
      <text:p text:style-name="P19"><text:s text:c="8"/>}</text:p>
      <text:p text:style-name="P46"><text:s text:c="4"/>}<text:bookmark-end text:name="__DdeLink__13702_3783980834"/></text:p>
      <text:p text:style-name="P150"/>
      <text:p text:style-name="P152">Update the tests accordingly and ensure they are all green.</text:p>
      <text:p text:style-name="P152"/>
      <text:p text:style-name="P153">Now that the tests are green it is time to proceed with the platform-specific implementations. Start by creating a folder Services on all the platform-specific projects, creating a &lt;Platform&gt;LocationService class inheriting from GeoLocationService <text:span text:style-name="T55">as follows:</text:span></text:p>
      <text:p text:style-name="P153"/>
      <text:p text:style-name="P154">Android:</text:p>
      <text:p text:style-name="P154"/>
      <text:p text:style-name="P154"><text:bookmark-start text:name="__DdeLink__13708_3783980834"/><text:span text:style-name="T4"><text:s text:c="4"/></text:span><text:span text:style-name="T13">public</text:span><text:span text:style-name="T4"> </text:span><text:span text:style-name="T13">class</text:span><text:span text:style-name="T4"> </text:span><text:span text:style-name="T28">Android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bookmark-end text:name="__DdeLink__13708_3783980834"/></text:p>
      <text:p text:style-name="P48"/>
      <text:p text:style-name="P48">iOS:</text:p>
      <text:p text:style-name="P48"/>
      <text:p text:style-name="P154"><text:bookmark-start text:name="__DdeLink__13710_3783980834"/><text:span text:style-name="T4"><text:s text:c="4"/></text:span><text:span text:style-name="T13">public</text:span><text:span text:style-name="T4"> </text:span><text:span text:style-name="T13">class</text:span><text:span text:style-name="T4"> </text:span><text:span text:style-name="T28">Ios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bookmark-end text:name="__DdeLink__13710_3783980834"/></text:p>
      <text:p text:style-name="P48"/>
      <text:p text:style-name="P48">UWP:</text:p>
      <text:p text:style-name="P48"/>
      <text:p text:style-name="P154"><text:bookmark-start text:name="__DdeLink__13712_3783980834"/><text:span text:style-name="T4"><text:s text:c="4"/></text:span><text:span text:style-name="T13">public</text:span><text:span text:style-name="T4"> </text:span><text:span text:style-name="T13">class</text:span><text:span text:style-name="T4"> </text:span><text:span text:style-name="T28">UwpLocationService</text:span><text:span text:style-name="T4"> : GeoLocationService</text:span></text:p>
      <text:p text:style-name="P19"><text:s text:c="4"/>{</text:p>
      <text:p text:style-name="Standard"><text:span text:style-name="T4"><text:s text:c="8"/></text:span><text:span text:style-name="T13">public</text:span><text:span text:style-name="T4"> Task&lt;GeoCoords&gt; PullCoordinatesAsync()</text:span></text:p>
      <text:p text:style-name="P19"><text:s text:c="8"/>{</text:p>
      <text:p text:style-name="Standard"><text:span text:style-name="T4"><text:s text:c="12"/></text:span><text:span text:style-name="T13">throw</text:span><text:span text:style-name="T4"> </text:span><text:span text:style-name="T13">new</text:span><text:span text:style-name="T4"> NotImplementedException();</text:span></text:p>
      <text:p text:style-name="P19"><text:s text:c="8"/>}</text:p>
      <text:p text:style-name="P48"><text:s text:c="4"/>}<text:bookmark-end text:name="__DdeLink__13712_3783980834"/></text:p>
      <text:p text:style-name="P150"/>
      <text:p text:style-name="P155">Now create a folder Modules on each of the platform-specific project.</text:p>
      <text:p text:style-name="P150"/>
      <text:p text:style-name="P155"><text:soft-page-break/>Now add the following NuGet package to all the 4 projects: Portable.Ninject</text:p>
      <text:p text:style-name="P155"/>
      <text:p text:style-name="P155"><draw:frame draw:style-name="fr1" draw:name="Image25" text:anchor-type="paragraph" svg:width="6.6929in" svg:height="1.9673in" draw:z-index="5"><draw:image xlink:href="Pictures/10000000000004000000012D5F2934F3E35BA7D1.png" xlink:type="simple" xlink:show="embed" xlink:actuate="onLoad" loext:mime-type="image/png"/></draw:frame></text:p>
      <text:p text:style-name="P155"/>
      <text:p text:style-name="P155">Now create a class <text:span text:style-name="T28">TripLogPlatformModule</text:span><text:span text:style-name="T4"> : NinjectModule </text:span><text:span text:style-name="T56">for each of the platform-specific project and populate it as follows:</text:span></text:p>
      <text:p text:style-name="P155"/>
      <text:p text:style-name="P155">- <text:span text:style-name="T56">Android:</text:span></text:p>
      <text:p text:style-name="P155"/>
      <text:p text:style-name="P155"><text:bookmark-start text:name="__DdeLink__13714_3783980834"/><text:span text:style-name="T4"><text:s text:c="4"/></text:span><text:span text:style-name="T13">public</text:span><text:span text:style-name="T4"> </text:span><text:span text:style-name="T13">class</text:span><text:span text:style-name="T4"> </text:span><text:span text:style-name="T28">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49"><text:s text:c="4"/>}<text:bookmark-end text:name="__DdeLink__13714_3783980834"/></text:p>
      <text:p text:style-name="P49"/>
      <text:p text:style-name="P155"><text:span text:style-name="T4">-</text:span><text:span text:style-name="T7">iOS:</text:span></text:p>
      <text:p text:style-name="P50"/>
      <text:p text:style-name="P155"><text:bookmark-start text:name="__DdeLink__13716_3783980834"/><text:span text:style-name="T7"><text:s text:c="4"/></text:span><text:span text:style-name="T13">public</text:span><text:span text:style-name="T4"> </text:span><text:span text:style-name="T13">class</text:span><text:span text:style-name="T4"> </text:span><text:span text:style-name="T28">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49"><text:s text:c="4"/>}<text:bookmark-end text:name="__DdeLink__13716_3783980834"/></text:p>
      <text:p text:style-name="P50"/>
      <text:p text:style-name="P50">-UWP</text:p>
      <text:p text:style-name="P50"/>
      <text:p text:style-name="P155"><text:bookmark-start text:name="__DdeLink__13718_3783980834"/><text:span text:style-name="T7"><text:s text:c="4"/></text:span><text:span text:style-name="T13">public</text:span><text:span text:style-name="T4"> </text:span><text:span text:style-name="T13">class</text:span><text:span text:style-name="T4"> </text:span><text:span text:style-name="T28">TripLogPlatformModule</text:span><text:span text:style-name="T4"> : NinjectModule</text:span></text:p>
      <text:p text:style-name="P19"><text:s text:c="4"/>{</text:p>
      <text:p text:style-name="Standard"><text:span text:style-name="T4"><text:s text:c="8"/></text:span><text:span text:style-name="T13">public</text:span><text:span text:style-name="T4"> </text:span><text:span text:style-name="T13">override</text:span><text:span text:style-name="T4"> </text:span><text:span text:style-name="T13">void</text:span><text:span text:style-name="T4">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49"><text:s text:c="4"/>}<text:bookmark-end text:name="__DdeLink__13718_3783980834"/></text:p>
      <text:p text:style-name="P50"/>
      <text:p text:style-name="P157">In order to implement the IOC pattern with Ninject it is now necessary to implement and configure a so-called Kernel. This represent the IOC container. So<text:span text:style-name="T56"> update the TripLog application´s main app by introducing dependency injection in the constructor as follows:</text:span></text:p>
      <text:p text:style-name="P156"/>
      <text:p text:style-name="P156"><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oft-page-break/><text:span text:style-name="T4"><text:s text:c="8"/></text:span><text:span text:style-name="T13">private</text:span><text:span text:style-name="T4"> CombinedFactory _combinedFactory;</text:span></text:p>
      <text:p text:style-name="Standard"><text:span text:style-name="T4"><text:s text:c="8"/></text:span><text:bookmark-start text:name="__DdeLink__13720_3783980834"/><text:span text:style-name="T13">private</text:span><text:span text:style-name="T4"> IKernel _kernel;</text:span><text:bookmark-end text:name="__DdeLink__13720_3783980834"/></text:p>
      <text:p text:style-name="P19"/>
      <text:p text:style-name="Standard"><text:span text:style-name="T4"><text:s text:c="8"/></text:span><text:span text:style-name="T13">public</text:span><text:span text:style-name="T4"> App(</text:span><text:bookmark-start text:name="__DdeLink__13724_3783980834"/><text:span text:style-name="T13">params</text:span><text:span text:style-name="T4"> </text:span><text:span text:style-name="T9">I</text:span><text:span text:style-name="T4">NinjectModule[] platformModules</text:span><text:bookmark-end text:name="__DdeLink__13724_3783980834"/><text:span text:style-name="T4">)</text:span></text:p>
      <text:p text:style-name="P19"><text:s text:c="8"/>{</text:p>
      <text:p text:style-name="P19"><text:s text:c="12"/>InitializeComponent();</text:p>
      <text:p text:style-name="P19"/>
      <text:p text:style-name="P242"><text:bookmark-start text:name="__DdeLink__13722_3783980834"/><text:span text:style-name="T4"><text:s text:c="12"/>_kernel = </text:span><text:span text:style-name="T13">new</text:span><text:span text:style-name="T4"> StandardKernel(platformModules);</text:span></text:p>
      <text:p text:style-name="P19"/>
      <text:p text:style-name="P156"><text:span text:style-name="T4"><text:s text:c="12"/></text:span><text:span text:style-name="T13">var</text:span><text:span text:style-name="T4"> locationService = _kernel.Get&lt;GeoLocationService&gt;();</text:span><text:bookmark-end text:name="__DdeLink__13722_3783980834"/></text:p>
      <text:p text:style-name="P156"/>
      <text:p text:style-name="P157">Now the previously set placeholder can be removed and correct dependency injected:</text:p>
      <text:p text:style-name="P157"/>
      <text:p text:style-name="P157"><text:span text:style-name="T4">_viewModelFactory = </text:span><text:span text:style-name="T13">new</text:span><text:span text:style-name="T4"> ViewModelFactory(locationService);</text:span></text:p>
      <text:p text:style-name="P156"/>
      <text:p text:style-name="P158">In order to finalize the injection it is now necessary to update the platform-specific implementations of the App class by passing the specific GeoLocationService implementation as dependency as follows:</text:p>
      <text:p text:style-name="P158"/>
      <text:p text:style-name="P158">- Android:</text:p>
      <text:p text:style-name="P158"/>
      <text:p text:style-name="P158"><text:span text:style-name="T4">LoadApplication(</text:span><text:span text:style-name="T13">new</text:span><text:span text:style-name="T4"> App(</text:span><text:span text:style-name="T13">new</text:span><text:span text:style-name="T4"> TripLogPlatformModule()));</text:span></text:p>
      <text:p text:style-name="P52"/>
      <text:p text:style-name="P52"/>
      <text:p text:style-name="P156">-<text:span text:style-name="T57">iOS:</text:span></text:p>
      <text:p text:style-name="P156"/>
      <text:p text:style-name="P156"><text:span text:style-name="T4">LoadApplication(</text:span><text:span text:style-name="T13">new</text:span><text:span text:style-name="T4"> App(</text:span><text:span text:style-name="T13">new</text:span><text:span text:style-name="T4"> TripLogPlatformModule()));</text:span></text:p>
      <text:p text:style-name="P51"/>
      <text:p text:style-name="P156"/>
      <text:p text:style-name="P156">-<text:span text:style-name="T57">UWP:</text:span></text:p>
      <text:p text:style-name="P156"/>
      <text:p text:style-name="P156"><text:span text:style-name="T4">LoadApplication(</text:span><text:span text:style-name="T13">new</text:span><text:span text:style-name="T4"> TripLog.App(</text:span><text:span text:style-name="T13">new</text:span><text:span text:style-name="T4"> TripLogPlatformModule()));</text:span></text:p>
      <text:p text:style-name="P156"/>
      <text:p text:style-name="P158">In order to complete this section it is now necessary to provide the three platform-specific implementation of the GeoLocationService. The minimal implementations that we need are readily available on the Internet. Here are some proposals:</text:p>
      <text:p text:style-name="P158"/>
      <text:p text:style-name="P158">-Android:</text:p>
      <text:p text:style-name="P158"/>
      <text:p text:style-name="P158"><text:bookmark-start text:name="__DdeLink__13726_3783980834"/><text:span text:style-name="T4"><text:s text:c="4"/></text:span><text:span text:style-name="T13">public</text:span><text:span text:style-name="T4"> </text:span><text:span text:style-name="T13">class</text:span><text:span text:style-name="T4"> </text:span><text:span text:style-name="T28">AndroidLocationService</text:span><text:span text:style-name="T4"> : Java.Lang.Object, GeoLocationService, ILocationListener</text:span></text:p>
      <text:p text:style-name="P19"><text:s text:c="4"/>{</text:p>
      <text:p text:style-name="Standard"><text:span text:style-name="T4"><text:s text:c="8"/></text:span><text:span text:style-name="T13">private</text:span><text:span text:style-name="T4"> TaskCompletionSource&lt;Location&gt; _tcs;</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try</text:span></text:p>
      <text:p text:style-name="P19"><text:s text:c="12"/>{</text:p>
      <text:p text:style-name="Standard"><text:span text:style-name="T4"><text:s text:c="16"/></text:span><text:span text:style-name="T13">var</text:span><text:span text:style-name="T4"> locationManager = (LocationManager)Application.Context.GetSystemService(Context.LocationService);</text:span></text:p>
      <text:p text:style-name="P19"/>
      <text:p text:style-name="Standard"><text:span text:style-name="T4"><text:s text:c="16"/>_tcs = </text:span><text:span text:style-name="T13">new</text:span><text:span text:style-name="T4"> TaskCompletionSource&lt;Location&gt;();</text:span></text:p>
      <text:p text:style-name="P19"/>
      <text:p text:style-name="Standard"><text:span text:style-name="T4"><text:s text:c="16"/>locationManager.RequestSingleUpdate(LocationManager.GpsProvider, </text:span><text:span text:style-name="T13">this</text:span><text:span text:style-name="T4">, </text:span><text:span text:style-name="T13">null</text:span><text:span text:style-name="T4">);</text:span></text:p>
      <text:p text:style-name="P19"/>
      <text:p text:style-name="Standard"><text:span text:style-name="T4"><text:s text:c="16"/></text:span><text:span text:style-name="T13">var</text:span><text:span text:style-name="T4"> location = </text:span><text:span text:style-name="T13">await</text:span><text:span text:style-name="T4"> _tcs.Task;</text:span></text:p>
      <text:p text:style-name="P19"/>
      <text:p text:style-name="Standard"><text:span text:style-name="T4"><text:s text:c="16"/></text:span><text:span text:style-name="T13">var</text:span><text:span text:style-name="T4"> result = </text:span><text:span text:style-name="T13">new</text:span><text:span text:style-name="T4"> GeoCoords();</text:span></text:p>
      <text:p text:style-name="P19"><text:s text:c="16"/>result.Latitude = location.Latitude;</text:p>
      <text:p text:style-name="P19"><text:soft-page-break/><text:s text:c="16"/>result.Longitude = location.Longitude;</text:p>
      <text:p text:style-name="P19"/>
      <text:p text:style-name="Standard"><text:span text:style-name="T4"><text:s text:c="16"/></text:span><text:span text:style-name="T13">return</text:span><text:span text:style-name="T4"> result;</text:span></text:p>
      <text:p text:style-name="P19"><text:s text:c="12"/>}</text:p>
      <text:p text:style-name="Standard"><text:span text:style-name="T4"><text:s text:c="12"/></text:span><text:span text:style-name="T13">catch</text:span><text:span text:style-name="T4"> (Exception e)</text:span></text:p>
      <text:p text:style-name="P19"><text:s text:c="12"/>{</text:p>
      <text:p text:style-name="Standard"><text:span text:style-name="T4"><text:s text:c="16"/></text:span><text:span text:style-name="T13">return</text:span><text:span text:style-name="T4"> </text:span><text:span text:style-name="T13">new</text:span><text:span text:style-name="T4"> GeoCoords();</text:span></text:p>
      <text:p text:style-name="P19"><text:s text:c="12"/>}</text:p>
      <text:p text:style-name="P19"><text:s text:c="8"/>}</text:p>
      <text:p text:style-name="P19"/>
      <text:p text:style-name="Standard"><text:span text:style-name="T4"><text:s text:c="8"/></text:span><text:span text:style-name="T13">public</text:span><text:span text:style-name="T4"> </text:span><text:span text:style-name="T13">void</text:span><text:span text:style-name="T4"> OnLocationChanged(Location location)</text:span></text:p>
      <text:p text:style-name="P19"><text:s text:c="8"/>{</text:p>
      <text:p text:style-name="P19"><text:s text:c="12"/>_tcs.TrySetResult(location);</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Dis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ProviderEnabled(</text:span><text:span text:style-name="T13">string</text:span><text:span text:style-name="T4"> provider)</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OnStatusChanged(</text:span><text:span text:style-name="T13">string</text:span><text:span text:style-name="T4"> provider, [GeneratedEnum] Availability status, Bundle extras)</text:span></text:p>
      <text:p text:style-name="P19"><text:s text:c="8"/>{</text:p>
      <text:p text:style-name="P19"><text:s text:c="8"/>}</text:p>
      <text:p text:style-name="P52"><text:s text:c="4"/>}<text:bookmark-end text:name="__DdeLink__13726_3783980834"/></text:p>
      <text:p text:style-name="P158"/>
      <text:p text:style-name="P158"/>
      <text:p text:style-name="P158"/>
      <text:p text:style-name="P158">-iOS:</text:p>
      <text:p text:style-name="P158"/>
      <text:p text:style-name="P158"><text:bookmark-start text:name="__DdeLink__13728_3783980834"/><text:span text:style-name="T4"><text:s text:c="4"/></text:span><text:span text:style-name="T13">public</text:span><text:span text:style-name="T4"> </text:span><text:span text:style-name="T13">class</text:span><text:span text:style-name="T4"> </text:span><text:span text:style-name="T28">IosLocationService</text:span><text:span text:style-name="T4"> : GeoLocationService</text:span></text:p>
      <text:p text:style-name="P19"><text:s text:c="4"/>{</text:p>
      <text:p text:style-name="Standard"><text:span text:style-name="T4"><text:s text:c="8"/></text:span><text:span text:style-name="T13">private</text:span><text:span text:style-name="T4"> TaskCompletionSource&lt;CLLocation&gt; _locationTaskCompletion;</text:span></text:p>
      <text:p text:style-name="P19"/>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text:p>
      <text:p text:style-name="Standard"><text:span text:style-name="T4"><text:s text:c="12"/></text:span><text:span text:style-name="T13">var</text:span><text:span text:style-name="T4"> locationManager = </text:span><text:span text:style-name="T13">new</text:span><text:span text:style-name="T4"> CLLocationManager();</text:span></text:p>
      <text:p text:style-name="Standard"><text:span text:style-name="T4"><text:s text:c="12"/>_locationTaskCompletion = </text:span><text:span text:style-name="T13">new</text:span><text:span text:style-name="T4"> TaskCompletionSource&lt;CLLocation&gt;();</text:span></text:p>
      <text:p text:style-name="P19"/>
      <text:p text:style-name="Standard"><text:span text:style-name="T4"><text:s text:c="12"/></text:span><text:span text:style-name="T13">if</text:span><text:span text:style-name="T4">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4"><text:s text:c="12"/></text:span><text:span text:style-name="T13">var</text:span><text:span text:style-name="T4"> location = </text:span><text:span text:style-name="T13">await</text:span><text:span text:style-name="T4"> _locationTaskCompletion.Task;</text:span></text:p>
      <text:p text:style-name="P19"/>
      <text:p text:style-name="Standard"><text:span text:style-name="T4"><text:s text:c="12"/></text:span><text:span text:style-name="T13">var</text:span><text:span text:style-name="T4"> result = </text:span><text:span text:style-name="T13">new</text:span><text:span text:style-name="T4"> GeoCoords();</text:span></text:p>
      <text:p text:style-name="P19"><text:s text:c="12"/>result.Latitude = location.Coordinate.Latitude;</text:p>
      <text:p text:style-name="P19"><text:s text:c="12"/>result.Longitude = location.Coordinate.Longitude;</text:p>
      <text:p text:style-name="P19"/>
      <text:p text:style-name="Standard"><text:span text:style-name="T4"><text:s text:c="12"/></text:span><text:span text:style-name="T13">return</text:span><text:span text:style-name="T4"> result;</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OnLocationUpdated(</text:span><text:span text:style-name="T13">object</text:span><text:span text:style-name="T4"> sender, CLLocationsUpdatedEventArgs e)</text:span></text:p>
      <text:p text:style-name="P19"><text:s text:c="8"/>{</text:p>
      <text:p text:style-name="P19"><text:s text:c="12"/>_locationTaskCompletion.TrySetResult(e.Locations[0]);</text:p>
      <text:p text:style-name="P19"><text:s text:c="8"/>}</text:p>
      <text:p text:style-name="P52"><text:soft-page-break/><text:s text:c="4"/>}<text:bookmark-end text:name="__DdeLink__13728_3783980834"/></text:p>
      <text:p text:style-name="P158"/>
      <text:p text:style-name="P158">-UWP:</text:p>
      <text:p text:style-name="P156"/>
      <text:p text:style-name="P156"><text:bookmark-start text:name="__DdeLink__13730_3783980834"/><text:span text:style-name="T4"><text:s text:c="4"/></text:span><text:span text:style-name="T13">public</text:span><text:span text:style-name="T4"> </text:span><text:span text:style-name="T13">class</text:span><text:span text:style-name="T4"> </text:span><text:span text:style-name="T28">UwpLocationService</text:span><text:span text:style-name="T4"> : GeoLocationService</text:span></text:p>
      <text:p text:style-name="P19"><text:s text:c="4"/>{</text:p>
      <text:p text:style-name="Standard"><text:span text:style-name="T4"><text:s text:c="8"/></text:span><text:span text:style-name="T13">public</text:span><text:span text:style-name="T4"> </text:span><text:span text:style-name="T13">async</text:span><text:span text:style-name="T4"> Task&lt;GeoCoords&gt; PullCoordinatesAsync()</text:span></text:p>
      <text:p text:style-name="P19"><text:s text:c="8"/>{ </text:p>
      <text:p text:style-name="Standard"><text:span text:style-name="T4"><text:s text:c="12"/></text:span><text:span text:style-name="T13">var</text:span><text:span text:style-name="T4"> locator = </text:span><text:span text:style-name="T13">new</text:span><text:span text:style-name="T4"> Geolocator();</text:span></text:p>
      <text:p text:style-name="Standard"><text:span text:style-name="T4"><text:s text:c="12"/></text:span><text:span text:style-name="T13">var</text:span><text:span text:style-name="T4"> coordinates = </text:span><text:span text:style-name="T13">await</text:span><text:span text:style-name="T4"> locator.GetGeopositionAsync();</text:span></text:p>
      <text:p text:style-name="P19"/>
      <text:p text:style-name="Standard"><text:span text:style-name="T4"><text:s text:c="12"/>GeoCoords result = </text:span><text:span text:style-name="T13">new</text:span><text:span text:style-name="T4">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4"><text:s text:c="12"/></text:span><text:span text:style-name="T13">return</text:span><text:span text:style-name="T4"> result;</text:span></text:p>
      <text:p text:style-name="P19"><text:s text:c="8"/>}</text:p>
      <text:p text:style-name="P51"><text:s text:c="4"/>}<text:bookmark-end text:name="__DdeLink__13730_3783980834"/></text:p>
      <text:p text:style-name="P156"/>
      <text:p text:style-name="P243">In case you get an exception on Android when accessing the location service, try ading the following code snippet to MainActivity.cs:</text:p>
      <text:p text:style-name="P243"/>
      <text:p text:style-name="P243"><text:span text:style-name="T4"><text:s text:c="8"/></text:span><text:span text:style-name="T13">protected</text:span><text:span text:style-name="T4"> </text:span><text:span text:style-name="T13">override</text:span><text:span text:style-name="T4"> </text:span><text:span text:style-name="T13">void</text:span><text:span text:style-name="T4"> OnStart()</text:span></text:p>
      <text:p text:style-name="P19"><text:s text:c="8"/>{</text:p>
      <text:p text:style-name="Standard"><text:span text:style-name="T4"><text:s text:c="12"/></text:span><text:span text:style-name="T13">base</text:span><text:span text:style-name="T4">.OnStart();</text:span></text:p>
      <text:p text:style-name="P19"/>
      <text:p text:style-name="Standard"><text:span text:style-name="T4"><text:s text:c="12"/></text:span><text:span text:style-name="T13">if</text:span><text:span text:style-name="T4"> (ContextCompat.CheckSelfPermission(</text:span><text:span text:style-name="T13">this</text:span><text:span text:style-name="T4">, Manifest.Permission.AccessCoarseLocation) != Permission.Granted)</text:span></text:p>
      <text:p text:style-name="P19"><text:s text:c="12"/>{</text:p>
      <text:p text:style-name="Standard"><text:span text:style-name="T4"><text:s text:c="16"/>ActivityCompat.RequestPermissions(</text:span><text:span text:style-name="T13">this</text:span><text:span text:style-name="T4">, </text:span><text:span text:style-name="T13">new</text:span><text:span text:style-name="T4">[] { Manifest.Permission.AccessCoarseLocation, Manifest.Permission.AccessFineLocation }, 0);</text:span></text:p>
      <text:p text:style-name="P19"><text:s text:c="12"/>}</text:p>
      <text:p text:style-name="Standard"><text:span text:style-name="T4"><text:s text:c="12"/></text:span><text:span text:style-name="T13">else</text:span></text:p>
      <text:p text:style-name="P19"><text:s text:c="12"/>{</text:p>
      <text:p text:style-name="Standard"><text:span text:style-name="T4"><text:s text:c="16"/>System.Diagnostics.Debug.WriteLine(</text:span><text:span text:style-name="T19">"Permission Granted!!!"</text:span><text:span text:style-name="T4">);</text:span></text:p>
      <text:p text:style-name="P19"><text:s text:c="12"/>}</text:p>
      <text:p text:style-name="P82"><text:s text:c="8"/>}</text:p>
      <text:p text:style-name="P156"/>
      <text:p text:style-name="P244">Task: Test the geo location on all the platforms by installing the application on physical devices.</text:p>
      <text:p text:style-name="P246">Task: Create tests for all the ViewModels.</text:p>
      <text:p text:style-name="P156"/>
      <text:p text:style-name="P156"/>
      <text:p text:style-name="P140">Lesson <text:span text:style-name="T115">6</text:span>: Introducing a data layer in the form of a deployable web API.</text:p>
      <text:p text:style-name="P2"/>
      <text:p text:style-name="P139">[Introduce the topic and the motivations...]</text:p>
      <text:p text:style-name="P139">[<text:span text:style-name="T58">Briefly describe what a web API is and why they are so fashionable nowadays...</text:span>]</text:p>
      <text:p text:style-name="P2"/>
      <text:p text:style-name="P159">Now that the structure of the application <text:span text:style-name="T59">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59"/>
      <text:p text:style-name="P160">The preferred approach is to build a web API hosted on IIS leveraging o<text:span text:style-name="T60">n</text:span> an open souce data layer.</text:p>
      <text:p text:style-name="P160"/>
      <text:p text:style-name="P160">Objectives of this lesson are:</text:p>
      <text:p text:style-name="P160">- De<text:span text:style-name="T60">f</text:span>inition, implementation and deployment on the development machine<text:span text:style-name="T60">´s IIS</text:span> of a simple ASP-based web API <text:span text:style-name="T60">making use of a standard persistency layer.</text:span></text:p>
      <text:p text:style-name="P160">- <text:span text:style-name="T60">Automated testing of this newly introduced data layer and its integration in the build.</text:span></text:p>
      <text:p text:style-name="P160"><text:soft-page-break/>- <text:span text:style-name="T60">Integration of the data layer access in the TripLog application by means of a standard HTTP client.</text:span></text:p>
      <text:p text:style-name="P160"/>
      <text:p text:style-name="P161">[Provide an overview of the architecture with a deployment diagram]</text:p>
      <text:p text:style-name="P160"/>
      <text:p text:style-name="P161">Let´s start from the end by defining an interface expressing the needs of the TripLog application. <text:span text:style-name="T61">The minimal needs from the application standpoint are:</text:span></text:p>
      <text:p text:style-name="P161">- <text:span text:style-name="T61">The possibility to persist a newly created entry.</text:span></text:p>
      <text:p text:style-name="P161">- <text:span text:style-name="T61">The posibility to retrieve all the entries created.</text:span></text:p>
      <text:p text:style-name="P161"/>
      <text:p text:style-name="P162">These requirements can be captured by the following interface (to be created in the Services folder):</text:p>
      <text:p text:style-name="P162"/>
      <text:p text:style-name="P162"><text:bookmark-start text:name="__DdeLink__13822_3783980834"/><text:span text:style-name="T4"><text:s text:c="4"/></text:span><text:span text:style-name="T13">public</text:span><text:span text:style-name="T4"> </text:span><text:span text:style-name="T13">interface</text:span><text:span text:style-name="T4"> </text:span><text:span text:style-name="T28">TripLogDataService</text:span></text:p>
      <text:p text:style-name="P19"><text:s text:c="4"/>{</text:p>
      <text:p text:style-name="P19"><text:s text:c="8"/>Task&lt;IList&lt;TripLogEntry&gt;&gt; ReadAllEntriesAsync();</text:p>
      <text:p text:style-name="P19"><text:s text:c="8"/>Task AddEntryAsync(TripLogEntry entry);</text:p>
      <text:p text:style-name="P54"><text:s text:c="4"/>}<text:bookmark-end text:name="__DdeLink__13822_3783980834"/></text:p>
      <text:p text:style-name="P2"/>
      <text:p text:style-name="P163">The pages requiring access to such interface are:</text:p>
      <text:p text:style-name="P163">- The main page right after the application is started in order to retrieve the already existing entries.</text:p>
      <text:p text:style-name="P163">- The new page in order to persist a <text:span text:style-name="T62">freshly created entry.</text:span></text:p>
      <text:p text:style-name="P163"/>
      <text:p text:style-name="P164">Let´s start by updating the constructor of MainViewModel so as accept such interface:</text:p>
      <text:p text:style-name="P164"/>
      <text:p text:style-name="P164"><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MainViewModel(TripLogDataService tripLogDataService)</text:span></text:p>
      <text:p text:style-name="P19"><text:s text:c="8"/>{</text:p>
      <text:p text:style-name="P19"><text:s text:c="12"/>_tripLogDataService = tripLogDataService;</text:p>
      <text:p text:style-name="P55"><text:s text:c="8"/>}</text:p>
      <text:p text:style-name="P2"/>
      <text:p text:style-name="P164">And then by updating the Init method so as to call the newly defined service:</text:p>
      <text:p text:style-name="P2"/>
      <text:p text:style-name="P2"><text:span text:style-name="T4"><text:s text:c="8"/>LogEntries = </text:span><text:span text:style-name="T13">new</text:span><text:span text:style-name="T4"> ObservableCollection&lt;TripLogEntry&gt;(</text:span></text:p>
      <text:p text:style-name="P2"><text:span text:style-name="T4"><text:s text:c="16"/></text:span><text:span text:style-name="T13">await</text:span><text:span text:style-name="T4"> _tripLogDataService.ReadAllEntriesAsync());</text:span></text:p>
      <text:p text:style-name="P2"/>
      <text:p text:style-name="P164">(For the time being we will leave the hard-coded entries...)</text:p>
      <text:p text:style-name="P2"/>
      <text:p text:style-name="P165">In a similar way let´s augment the constructor of the NewEntryViewModel:</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rvice;</text:span></text:p>
      <text:p text:style-name="P19"/>
      <text:p text:style-name="Standard"><text:span text:style-name="T4"><text:s text:c="8"/></text:span><text:span text:style-name="T13">public</text:span><text:span text:style-name="T4">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66">and update the ExecuteSaveCommand method so as to take the new service into account:</text:p>
      <text:p text:style-name="P166"/>
      <text:p text:style-name="P166"><text:span text:style-name="T4"><text:s text:c="8"/></text:span><text:span text:style-name="T13">private</text:span><text:span text:style-name="T4"> </text:span><text:span text:style-name="T13">async</text:span><text:span text:style-name="T4"> </text:span><text:span text:style-name="T13">void</text:span><text:span text:style-name="T4"> ExecuteSaveCommand(</text:span><text:span text:style-name="T13">object</text:span><text:span text:style-name="T4"> obj)</text:span></text:p>
      <text:p text:style-name="P19"><text:s text:c="8"/>{</text:p>
      <text:p text:style-name="Standard"><text:span text:style-name="T4"><text:s text:c="12"/></text:span><text:span text:style-name="T13">var</text:span><text:span text:style-name="T4"> newEntry = </text:span><text:span text:style-name="T13">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oft-page-break/><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33">// Save this new entry later: Introduce a data layer.</text:span></text:p>
      <text:p text:style-name="P19"/>
      <text:p text:style-name="Standard"><text:span text:style-name="T4"><text:s text:c="12"/></text:span><text:span text:style-name="T13">await</text:span><text:span text:style-name="T4"> _tripLogDataService.AddEntryAsync(newEntry);</text:span></text:p>
      <text:p text:style-name="P56"><text:s text:c="8"/>}</text:p>
      <text:p text:style-name="P2"/>
      <text:p text:style-name="P166">The factories need at this point to be updated accordingly. Start by updating the constructor of the ViewModelFactory:</text:p>
      <text:p text:style-name="P2"/>
      <text:p text:style-name="P2"><text:span text:style-name="T4"><text:s text:c="8"/></text:span><text:span text:style-name="T13">private</text:span><text:span text:style-name="T4"> GeoLocationService _locationService;</text:span></text:p>
      <text:p text:style-name="Standard"><text:span text:style-name="T4"><text:s text:c="8"/></text:span><text:span text:style-name="T13">private</text:span><text:span text:style-name="T4"> TripLogDataService _tripLogDataSevice;</text:span></text:p>
      <text:p text:style-name="P19"/>
      <text:p text:style-name="Standard"><text:span text:style-name="T4"><text:s text:c="8"/></text:span><text:span text:style-name="T13">public</text:span><text:span text:style-name="T4">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67">and then the Build method:</text:p>
      <text:p text:style-name="P167"/>
      <text:p text:style-name="P167"><text:span text:style-name="T4"><text:s text:c="8"/></text:span><text:span text:style-name="T13">public</text:span><text:span text:style-name="T4"> BaseViewModel Build(ViewType viewModelType)</text:span></text:p>
      <text:p text:style-name="P19"><text:s text:c="8"/>{</text:p>
      <text:p text:style-name="Standard"><text:span text:style-name="T4"><text:s text:c="12"/></text:span><text:span text:style-name="T13">switch</text:span><text:span text:style-name="T4">(viewModelType)</text:span></text:p>
      <text:p text:style-name="P19"><text:s text:c="12"/>{</text:p>
      <text:p text:style-name="Standard"><text:span text:style-name="T4"><text:s text:c="16"/></text:span><text:span text:style-name="T13">case</text:span><text:span text:style-name="T4"> ViewType.Detail:</text:span></text:p>
      <text:p text:style-name="Standard"><text:span text:style-name="T4"><text:s text:c="20"/></text:span><text:span text:style-name="T13">return</text:span><text:span text:style-name="T4"> </text:span><text:span text:style-name="T13">new</text:span><text:span text:style-name="T4"> DetailViewModel();</text:span></text:p>
      <text:p text:style-name="Standard"><text:span text:style-name="T4"><text:s text:c="16"/></text:span><text:span text:style-name="T13">case</text:span><text:span text:style-name="T4"> ViewType.Main:</text:span></text:p>
      <text:p text:style-name="Standard"><text:span text:style-name="T4"><text:s text:c="20"/></text:span><text:span text:style-name="T13">return</text:span><text:span text:style-name="T4"> </text:span><text:span text:style-name="T13">new</text:span><text:span text:style-name="T4"> MainViewModel(_tripLogDataSevice);</text:span></text:p>
      <text:p text:style-name="Standard"><text:span text:style-name="T4"><text:s text:c="16"/></text:span><text:span text:style-name="T13">case</text:span><text:span text:style-name="T4"> ViewType.New:</text:span></text:p>
      <text:p text:style-name="Standard"><text:span text:style-name="T4"><text:s text:c="20"/></text:span><text:span text:style-name="T13">return</text:span><text:span text:style-name="T4"> </text:span><text:span text:style-name="T13">new</text:span><text:span text:style-name="T4"> NewEntryViewModel(_locationService, _tripLogDataSevice);</text:span></text:p>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span text:style-name="T19">$"Unknown </text:span><text:span text:style-name="T4">{viewModelType}</text:span><text:span text:style-name="T19">"</text:span><text:span text:style-name="T4">);</text:span></text:p>
      <text:p text:style-name="P19"><text:s text:c="12"/>}</text:p>
      <text:p text:style-name="P57"><text:s text:c="8"/>}</text:p>
      <text:p text:style-name="P57"/>
      <text:p text:style-name="P57"/>
      <text:p text:style-name="P167">The productive code ist still broken. Let´s put a placeholder for the time being as follows and jump on to the test code. Here the placeholder:</text:p>
      <text:p text:style-name="P167"/>
      <text:p text:style-name="P167"><text:span text:style-name="T4"><text:s text:c="12"/></text:span><text:span text:style-name="T33">// TODO: Provide an implementation </text:span></text:p>
      <text:p text:style-name="P167"><text:span text:style-name="T4"><text:s text:c="12"/>_viewModelFactory = </text:span><text:span text:style-name="T13">new</text:span><text:span text:style-name="T4"> ViewModelFactory(locationService, </text:span><text:span text:style-name="T13">null</text:span><text:span text:style-name="T4">);</text:span></text:p>
      <text:p text:style-name="P2"/>
      <text:p text:style-name="P167">Due to the introduction of this new dependency the tests will need to be updated. We can follow the same <text:span text:style-name="T63">pattern we introduced before by making use of the Moq library. Here a possible implementation:</text:span></text:p>
      <text:p text:style-name="P167"/>
      <text:p text:style-name="P167"><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P167"><text:span text:style-name="T4"><text:s text:c="8"/></text:span><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p>
      <text:p text:style-name="P2"/>
      <text:p text:style-name="P170">And here the configuration of the MockedTripLogDataService:</text:p>
      <text:p text:style-name="P170"/>
      <text:p text:style-name="P170"><text:span text:style-name="T4"><text:s text:c="8"/></text:span><text:span text:style-name="T13">public</text:span><text:span text:style-name="T4"> </text:span><text:span text:style-name="T13">static</text:span><text:span text:style-name="T4"> Mock&lt;GeoLocationService&gt; MockedGeoLocationService = </text:span><text:span text:style-name="T13">new</text:span><text:span text:style-name="T4"> </text:span><text:soft-page-break/><text:span text:style-name="T4">Mock&lt;GeoLocationService&gt;();</text:span></text:p>
      <text:p text:style-name="Standard"><text:span text:style-name="T4"><text:s text:c="8"/></text:span><text:span text:style-name="T13">public</text:span><text:span text:style-name="T4"> </text:span><text:span text:style-name="T13">static</text:span><text:span text:style-name="T4"> Mock&lt;TripLogDataService&gt; MockedTripLogDataService = </text:span><text:span text:style-name="T13">new</text:span><text:span text:style-name="T4"> Mock&lt;TripLogDataService&gt;();</text:span></text:p>
      <text:p text:style-name="Standard"><text:span text:style-name="T4"><text:s text:c="8"/></text:span><text:bookmark-start text:name="__DdeLink__13828_3783980834"/><text:span text:style-name="T13">public</text:span><text:span text:style-name="T4"> </text:span><text:span text:style-name="T13">static</text:span><text:span text:style-name="T4"> ViewModelFactory ViewModelFactory = </text:span><text:span text:style-name="T13">new</text:span><text:span text:style-name="T4"> ViewModelFactory(MockedGeoLocationService.Object, MockedTripLogDataService.Object);</text:span><text:bookmark-end text:name="__DdeLink__13828_3783980834"/></text:p>
      <text:p text:style-name="Standard"><text:span text:style-name="T4"><text:s text:c="8"/></text:span><text:span text:style-name="T13">public</text:span><text:span text:style-name="T4"> </text:span><text:span text:style-name="T13">static</text:span><text:span text:style-name="T4"> ViewFactory ViewFactory = </text:span><text:span text:style-name="T13">new</text:span><text:span text:style-name="T4"> ViewFactory(ViewModelFactory);</text:span></text:p>
      <text:p text:style-name="P19"/>
      <text:p text:style-name="Standard"><text:span text:style-name="T4"><text:s text:c="8"/></text:span><text:span text:style-name="T13">public</text:span><text:span text:style-name="T4"> </text:span><text:span text:style-name="T13">static</text:span><text:span text:style-name="T4"> GeoCoords FakeCoordinates;</text:span></text:p>
      <text:p text:style-name="Standard"><text:span text:style-name="T4"><text:s text:c="8"/></text:span><text:bookmark-start text:name="__DdeLink__13824_3783980834"/><text:span text:style-name="T13">public</text:span><text:span text:style-name="T4"> </text:span><text:span text:style-name="T13">static</text:span><text:span text:style-name="T4"> IList&lt;TripLogEntry&gt; FakeTripLogEntryCollection;</text:span><text:bookmark-end text:name="__DdeLink__13824_3783980834"/></text:p>
      <text:p text:style-name="P19"/>
      <text:p text:style-name="Standard"><text:span text:style-name="T4"><text:s text:c="8"/></text:span><text:span text:style-name="T13">static</text:span><text:span text:style-name="T4"> TestInit()</text:span></text:p>
      <text:p text:style-name="P19"><text:s text:c="8"/>{</text:p>
      <text:p text:style-name="Standard"><text:span text:style-name="T4"><text:s text:c="12"/>FakeCoordinates = </text:span><text:span text:style-name="T13">new</text:span><text:span text:style-name="T4"> GeoCoords();</text:span></text:p>
      <text:p text:style-name="P19"/>
      <text:p text:style-name="P19"><text:s text:c="12"/>FakeCoordinates.Latitude = 123;</text:p>
      <text:p text:style-name="P19"><text:s text:c="12"/>FakeCoordinates.Longitude = 321;</text:p>
      <text:p text:style-name="P19"/>
      <text:p text:style-name="Standard"><text:span text:style-name="T4"><text:s text:c="12"/></text:span><text:bookmark-start text:name="__DdeLink__13826_3783980834"/><text:span text:style-name="T4">FakeTripLogEntryCollection = </text:span><text:span text:style-name="T13">new</text:span><text:span text:style-name="T4"> List&lt;TripLogEntry&gt;() { </text:span><text:span text:style-name="T13">new</text:span><text:span text:style-name="T4"> TripLogEntry() };</text:span><text:bookmark-end text:name="__DdeLink__13826_3783980834"/></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8"><text:s text:c="8"/>}</text:p>
      <text:p text:style-name="P58"/>
      <text:p text:style-name="P168">Update all the tests so that they are green <text:span text:style-name="T66">(one change required...).</text:span></text:p>
      <text:p text:style-name="P168"/>
      <text:p text:style-name="P171">Now that all the tests are green it is possible to provide a first stubbed implementation of the TripLogService so as to make the application buildable and runnable:</text:p>
      <text:p text:style-name="P171"/>
      <text:p text:style-name="P171"><text:bookmark-start text:name="__DdeLink__13830_3783980834"/><text:span text:style-name="T4"><text:s text:c="4"/></text:span><text:span text:style-name="T13">public</text:span><text:span text:style-name="T4"> </text:span><text:span text:style-name="T13">class</text:span><text:span text:style-name="T4"> </text:span><text:span text:style-name="T28">RestTripLogDataService</text:span><text:span text:style-name="T4"> : TripLogDataService</text:span></text:p>
      <text:p text:style-name="P19"><text:s text:c="4"/>{</text:p>
      <text:p text:style-name="Standard"><text:span text:style-name="T4"><text:s text:c="8"/></text:span><text:span text:style-name="T13">public</text:span><text:span text:style-name="T4"> Task AddEntryAsync(TripLogEntry entry)</text:span></text:p>
      <text:p text:style-name="P19"><text:s text:c="8"/>{</text:p>
      <text:p text:style-name="Standard"><text:span text:style-name="T4"><text:s text:c="12"/></text:span><text:span text:style-name="T13">var</text:span><text:span text:style-name="T4"> task = </text:span><text:span text:style-name="T13">new</text:span><text:span text:style-name="T4"> Task(GetAd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text:span><text:span text:style-name="T13">void</text:span><text:span text:style-name="T4"> GetAdd()</text:span></text:p>
      <text:p text:style-name="P19"><text:s text:c="8"/>{</text:p>
      <text:p text:style-name="P19"><text:s text:c="8"/>}</text:p>
      <text:p text:style-name="P19"/>
      <text:p text:style-name="Standard"><text:span text:style-name="T4"><text:s text:c="8"/></text:span><text:span text:style-name="T13">public</text:span><text:span text:style-name="T4"> Task&lt;IList&lt;TripLogEntry&gt;&gt; ReadAllEntriesAsync()</text:span></text:p>
      <text:p text:style-name="P19"><text:s text:c="8"/>{</text:p>
      <text:p text:style-name="Standard"><text:span text:style-name="T4"><text:s text:c="12"/></text:span><text:span text:style-name="T13">var</text:span><text:span text:style-name="T4"> task = </text:span><text:span text:style-name="T13">new</text:span><text:span text:style-name="T4"> Task&lt;IList&lt;TripLogEntry&gt;&gt;(GetRead);</text:span></text:p>
      <text:p text:style-name="P19"><text:s text:c="12"/>task.Start();</text:p>
      <text:p text:style-name="Standard"><text:span text:style-name="T4"><text:s text:c="12"/></text:span><text:span text:style-name="T13">return</text:span><text:span text:style-name="T4"> task;</text:span></text:p>
      <text:p text:style-name="P19"><text:s text:c="8"/>}</text:p>
      <text:p text:style-name="P19"/>
      <text:p text:style-name="Standard"><text:span text:style-name="T4"><text:s text:c="8"/></text:span><text:span text:style-name="T13">private</text:span><text:span text:style-name="T4"> IList&lt;TripLogEntry&gt; GetRead()</text:span></text:p>
      <text:p text:style-name="P19"><text:s text:c="8"/>{</text:p>
      <text:p text:style-name="Standard"><text:span text:style-name="T4"><text:s text:c="12"/></text:span><text:span text:style-name="T13">return</text:span><text:span text:style-name="T4"> </text:span><text:span text:style-name="T13">new</text:span><text:span text:style-name="T4"> List&lt;TripLogEntry&gt;();</text:span></text:p>
      <text:p text:style-name="P19"><text:s text:c="8"/>}</text:p>
      <text:p text:style-name="P59"><text:s text:c="4"/>}<text:bookmark-end text:name="__DdeLink__13830_3783980834"/></text:p>
      <text:p text:style-name="P2"/>
      <text:p text:style-name="P172">Please pay attention to the name of the class: It is a technological specialization of the name of the interface it derives from (Clean code!).</text:p>
      <text:p text:style-name="P172"/>
      <text:p text:style-name="P172">Debug the application and ensure that the newly added code does not alter the behaviour. Check in and ensure that the build succeeds.</text:p>
      <text:p text:style-name="P172"><text:soft-page-break/></text:p>
      <text:p text:style-name="P173">Now it is time to move to the backend and implement <text:span text:style-name="T116">a </text:span>simple Web API. Start by adding a<text:span text:style-name="T67">n</text:span> ASP .<text:span text:style-name="T67">NET </text:span>project <text:span text:style-name="T67">to be named TripLog.Server:</text:span></text:p>
      <text:p text:style-name="P174"/>
      <text:p text:style-name="P174"><draw:frame draw:style-name="fr3" draw:name="Image26" text:anchor-type="paragraph" svg:width="6.6929in" svg:height="2.8839in" draw:z-index="6"><draw:image xlink:href="Pictures/100000000000049800000329180DF19659863606.png" xlink:type="simple" xlink:show="embed" xlink:actuate="onLoad" loext:mime-type="image/png"/></draw:frame></text:p>
      <text:p text:style-name="P175">On the next screen choose Web API and click OK.</text:p>
      <text:p text:style-name="P174"/>
      <text:p text:style-name="P174"><draw:frame draw:style-name="fr1" draw:name="Image27" text:anchor-type="paragraph" svg:width="6.6929in" svg:height="2.4417in" draw:z-index="7"><draw:image xlink:href="Pictures/10000000000003D400000280A280AEF654AE77DC.png" xlink:type="simple" xlink:show="embed" xlink:actuate="onLoad" loext:mime-type="image/png"/></draw:frame></text:p>
      <text:p text:style-name="P245">Right-click the project, choose add controller:</text:p>
      <text:p text:style-name="P245"/>
      <text:p text:style-name="P245"><draw:frame draw:style-name="fr1" draw:name="Image9" text:anchor-type="paragraph" svg:width="6.6929in" svg:height="1.8102in" draw:z-index="26"><draw:image xlink:href="Pictures/1000000000000497000001EA67A9C603A0FC5FAC.png" xlink:type="simple" xlink:show="embed" xlink:actuate="onLoad" loext:mime-type="image/png"/></draw:frame></text:p>
      <text:p text:style-name="P245"/>
      <text:p text:style-name="P176">This will create a <text:span text:style-name="T68">large </text:span>number of files and folders. <text:span text:style-name="T68">Remove and rename as shown on the following</text:span></text:p>
      <text:p text:style-name="P177">picture:</text:p>
      <text:p text:style-name="P176"/>
      <text:p text:style-name="P177"><text:soft-page-break/><text:s/></text:p>
      <text:p text:style-name="P176"><draw:frame draw:style-name="fr5" draw:name="Image28" text:anchor-type="paragraph" svg:x="2.1957in" svg:y="0.0283in" svg:width="2.1665in" svg:height="1.7335in" draw:z-index="8"><draw:image xlink:href="Pictures/1000000000000104000000D039DCE77F34F0FF67.png" xlink:type="simple" xlink:show="embed" xlink:actuate="onLoad" loext:mime-type="image/png"/></draw:frame></text:p>
      <text:p text:style-name="P176"/>
      <text:p text:style-name="P176"/>
      <text:p text:style-name="P176"/>
      <text:p text:style-name="P176"/>
      <text:p text:style-name="P176"/>
      <text:p text:style-name="P176"/>
      <text:p text:style-name="P176"/>
      <text:p text:style-name="P176"/>
      <text:p text:style-name="P176"/>
      <text:p text:style-name="P176"/>
      <text:p text:style-name="P178">Ensure that the TripLog<text:span text:style-name="T117">Api</text:span>Controller has the following format:</text:p>
      <text:p text:style-name="P178"/>
      <text:p text:style-name="P79"><text:span text:style-name="T118"><text:s text:c="4"/></text:span><text:span text:style-name="T18">public</text:span><text:span text:style-name="T118"> </text:span><text:span text:style-name="T18">class</text:span><text:span text:style-name="T118"> </text:span><text:span text:style-name="T29">TripLogApiController</text:span><text:span text:style-name="T118"> : ApiController</text:span></text:p>
      <text:p text:style-name="P19"><text:s text:c="4"/>{</text:p>
      <text:p text:style-name="Standard"><text:span text:style-name="T4"><text:s text:c="8"/></text:span><text:span text:style-name="T33">// GET: api/TripLogApi</text:span></text:p>
      <text:p text:style-name="Standard"><text:span text:style-name="T4"><text:s text:c="8"/></text:span><text:span text:style-name="T13">public</text:span><text:span text:style-name="T4"> IEnumerable&lt;</text:span><text:span text:style-name="T13">string</text:span><text:span text:style-name="T4">&gt; Get()</text:span></text:p>
      <text:p text:style-name="P19"><text:s text:c="8"/>{</text:p>
      <text:p text:style-name="Standard"><text:span text:style-name="T4"><text:s text:c="12"/></text:span><text:span text:style-name="T13">return</text:span><text:span text:style-name="T4"> </text:span><text:span text:style-name="T13">new</text:span><text:span text:style-name="T4"> </text:span><text:span text:style-name="T13">string</text:span><text:span text:style-name="T4">[] { </text:span><text:span text:style-name="T19">"value1"</text:span><text:span text:style-name="T4">, </text:span><text:span text:style-name="T19">"value2"</text:span><text:span text:style-name="T4"> };</text:span></text:p>
      <text:p text:style-name="P19"><text:s text:c="8"/>}</text:p>
      <text:p text:style-name="P19"/>
      <text:p text:style-name="Standard"><text:span text:style-name="T4"><text:s text:c="8"/></text:span><text:span text:style-name="T33">// GET: api/TripLogApi/5</text:span></text:p>
      <text:p text:style-name="Standard"><text:span text:style-name="T4"><text:s text:c="8"/></text:span><text:span text:style-name="T13">public</text:span><text:span text:style-name="T4"> </text:span><text:span text:style-name="T13">string</text:span><text:span text:style-name="T4"> Get(</text:span><text:span text:style-name="T13">int</text:span><text:span text:style-name="T4"> id)</text:span></text:p>
      <text:p text:style-name="P19"><text:s text:c="8"/>{</text:p>
      <text:p text:style-name="Standard"><text:span text:style-name="T4"><text:s text:c="12"/></text:span><text:span text:style-name="T13">return</text:span><text:span text:style-name="T4"> </text:span><text:span text:style-name="T19">"value"</text:span><text:span text:style-name="T4">;</text:span></text:p>
      <text:p text:style-name="P19"><text:s text:c="8"/>}</text:p>
      <text:p text:style-name="P19"/>
      <text:p text:style-name="Standard"><text:span text:style-name="T4"><text:s text:c="8"/></text:span><text:span text:style-name="T33">// POST: api/TripLogApi</text:span></text:p>
      <text:p text:style-name="Standard"><text:span text:style-name="T4"><text:s text:c="8"/></text:span><text:span text:style-name="T13">public</text:span><text:span text:style-name="T4"> </text:span><text:span text:style-name="T13">void</text:span><text:span text:style-name="T4"> Post([FromBody]</text:span><text:span text:style-name="T13">string</text:span><text:span text:style-name="T4"> value)</text:span></text:p>
      <text:p text:style-name="P19"><text:s text:c="8"/>{</text:p>
      <text:p text:style-name="P19"><text:s text:c="8"/>}</text:p>
      <text:p text:style-name="P19"/>
      <text:p text:style-name="Standard"><text:span text:style-name="T4"><text:s text:c="8"/></text:span><text:span text:style-name="T33">// PUT: api/TripLogApi/5</text:span></text:p>
      <text:p text:style-name="Standard"><text:span text:style-name="T4"><text:s text:c="8"/></text:span><text:span text:style-name="T13">public</text:span><text:span text:style-name="T4"> </text:span><text:span text:style-name="T13">void</text:span><text:span text:style-name="T4"> Put(</text:span><text:span text:style-name="T13">int</text:span><text:span text:style-name="T4"> id, [FromBody]</text:span><text:span text:style-name="T13">string</text:span><text:span text:style-name="T4"> value)</text:span></text:p>
      <text:p text:style-name="P19"><text:s text:c="8"/>{</text:p>
      <text:p text:style-name="P19"><text:s text:c="8"/>}</text:p>
      <text:p text:style-name="P19"/>
      <text:p text:style-name="Standard"><text:span text:style-name="T4"><text:s text:c="8"/></text:span><text:span text:style-name="T33">// DELETE: api/TripLogApi/5</text:span></text:p>
      <text:p text:style-name="Standard"><text:span text:style-name="T4"><text:s text:c="8"/></text:span><text:span text:style-name="T13">public</text:span><text:span text:style-name="T4"> </text:span><text:span text:style-name="T13">void</text:span><text:span text:style-name="T4"> Delete(</text:span><text:span text:style-name="T13">int</text:span><text:span text:style-name="T4"> id)</text:span></text:p>
      <text:p text:style-name="P19"><text:s text:c="8"/>{</text:p>
      <text:p text:style-name="P19"><text:s text:c="8"/>}</text:p>
      <text:p text:style-name="P79"><text:s text:c="4"/>}</text:p>
      <text:p text:style-name="P2"/>
      <text:p text:style-name="P177">Build the project. Now select Publish from the drop-down menu and select a folder where the Web API should be published:</text:p>
      <text:p text:style-name="P177"/>
      <text:p text:style-name="P177"><draw:frame draw:style-name="fr1" draw:name="Image29" text:anchor-type="paragraph" svg:width="6.6929in" svg:height="2.2307in" draw:z-index="9"><draw:image xlink:href="Pictures/10000000000003E70000014D9A4334F9CFD6B762.png" xlink:type="simple" xlink:show="embed" xlink:actuate="onLoad" loext:mime-type="image/png"/></draw:frame><text:soft-page-break/></text:p>
      <text:p text:style-name="P178">Select create Profile and configure the profile so as to delete all the files every time the software is published. Click Publish. This should be the end result:</text:p>
      <text:p text:style-name="P178"/>
      <text:p text:style-name="P178"><draw:frame draw:style-name="fr1" draw:name="Image30" text:anchor-type="paragraph" svg:width="6.6929in" svg:height="1.5563in" draw:z-index="10"><draw:image xlink:href="Pictures/100000000000035C000000C8668D7A97339B8A36.png" xlink:type="simple" xlink:show="embed" xlink:actuate="onLoad" loext:mime-type="image/png"/></draw:frame></text:p>
      <text:p text:style-name="P178">Now open IIS, create a new site and choose the options according <text:span text:style-name="T69">to the folder created above</text:span>:</text:p>
      <text:p text:style-name="P178"/>
      <text:p text:style-name="P178"><draw:frame draw:style-name="fr4" draw:name="Image10" text:anchor-type="paragraph" svg:width="4.8665in" svg:height="3.1583in" draw:z-index="27"><draw:image xlink:href="Pictures/10000000000002480000017B6F220D8D36739FFE.png" xlink:type="simple" xlink:show="embed" xlink:actuate="onLoad" loext: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2"/>
      <text:p text:style-name="P2"/>
      <text:p text:style-name="P2"/>
      <text:p text:style-name="P2"/>
      <text:p text:style-name="P2"/>
      <text:p text:style-name="P178">Open a browser, browse to http://localhost:30080/api/TripLog<text:span text:style-name="T119">Web</text:span>Api. This should be the result:</text:p>
      <text:p text:style-name="P178"/>
      <text:p text:style-name="P178"><draw:frame draw:style-name="fr1" draw:name="Image32" text:anchor-type="paragraph" svg:width="6.6929in" svg:height="1.1201in" draw:z-index="11"><draw:image xlink:href="Pictures/100000000000041B000000B090C2E78A01C32448.png" xlink:type="simple" xlink:show="embed" xlink:actuate="onLoad" loext:mime-type="image/png"/></draw:frame>This means that the site is running and responding <text:span text:style-name="T70">to a Get. Debugging the project leads to the same </text:span><text:soft-page-break/><text:span text:style-name="T70">result. Check in the code.</text:span></text:p>
      <text:p text:style-name="P178"/>
      <text:p text:style-name="P179">In order to check the other web methods it is already possible to use a Rest client capable of sending Posts. One such possible option would be Insomnia. Here a screenshot:</text:p>
      <text:p text:style-name="P179"/>
      <text:p text:style-name="P179"><draw:frame draw:style-name="fr1" draw:name="Image33" text:anchor-type="paragraph" svg:width="6.6929in" svg:height="3.1693in" draw:z-index="12"><draw:image xlink:href="Pictures/100000000000055200000285C118CC9737E2E513.png" xlink:type="simple" xlink:show="embed" xlink:actuate="onLoad" loext:mime-type="image/png"/></draw:frame>Now it is time to specialize <text:span text:style-name="T71">the Web API for our client application. The Get and Post API´s will be the hooking points for our TripLogDataService and need to be updated accordingly. Start by providing an empty implementation:</text:span></text:p>
      <text:p text:style-name="P179"/>
      <text:p text:style-name="P179"><text:span text:style-name="T4"><text:s text:c="8"/></text:span><text:span text:style-name="T33">// GET api/TripLogWeb</text:span></text:p>
      <text:p text:style-name="Standard"><text:span text:style-name="T4"><text:s text:c="8"/></text:span><text:span text:style-name="T13">public</text:span><text:span text:style-name="T4"> IEnumerable&lt;</text:span><text:bookmark-start text:name="__DdeLink__14027_3783980834"/><text:span text:style-name="T4">TripLogEntry</text:span><text:bookmark-end text:name="__DdeLink__14027_3783980834"/><text:span text:style-name="T4">&gt; Get()</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bookmark-start text:name="__DdeLink__14029_3783980834"/><text:span text:style-name="T13">new</text:span><text:span text:style-name="T4"> TripLogEntry(), </text:span><text:span text:style-name="T13">new</text:span><text:span text:style-name="T4"> TripLogEntry()</text:span><text:bookmark-end text:name="__DdeLink__14029_3783980834"/><text:span text:style-name="T4"> };</text:span></text:p>
      <text:p text:style-name="P19"><text:s text:c="8"/>}</text:p>
      <text:p text:style-name="P19"/>
      <text:p text:style-name="Standard"><text:span text:style-name="T4"><text:s text:c="8"/></text:span><text:span text:style-name="T33">// POST api/TripLogWeb</text:span></text:p>
      <text:p text:style-name="Standard"><text:span text:style-name="T4"><text:s text:c="8"/></text:span><text:span text:style-name="T13">public</text:span><text:span text:style-name="T4"> </text:span><text:span text:style-name="T13">void</text:span><text:span text:style-name="T4"> Post(</text:span><text:bookmark-start text:name="__DdeLink__14031_3783980834"/><text:span text:style-name="T4">[FromBody]TripLogEntry value</text:span><text:bookmark-end text:name="__DdeLink__14031_3783980834"/><text:span text:style-name="T4">)</text:span></text:p>
      <text:p text:style-name="P19"><text:s text:c="8"/>{</text:p>
      <text:p text:style-name="Standard"><text:span text:style-name="T4"><text:s text:c="12"/></text:span><text:span text:style-name="T33">// Add entry to the persistency layer...</text:span></text:p>
      <text:p text:style-name="P60"><text:s text:c="8"/>}</text:p>
      <text:p text:style-name="P180">Publish the site and test them. <text:span text:style-name="T72">Here the expected result:</text:span></text:p>
      <text:p text:style-name="P180"/>
      <text:p text:style-name="P180"><draw:frame draw:style-name="fr1" draw:name="Image34" text:anchor-type="paragraph" svg:width="6.6929in" svg:height="1.4264in" draw:z-index="13"><draw:image xlink:href="Pictures/100000000000036C000001C8FE0253BD72379651.png" xlink:type="simple" xlink:show="embed" xlink:actuate="onLoad" loext:mime-type="image/png"/></draw:frame></text:p>
      <text:p text:style-name="P2"/>
      <text:p text:style-name="P181">At this point it is necessary to implement the persistenc<text:span text:style-name="T116">e</text:span> layer. The options are unlimited, ranging from standard relational DB, to NoSQL DB, through flat file. </text:p>
      <text:p text:style-name="P2"/>
      <text:p text:style-name="P181">Dbreeze is an open source file-based key-value database implementation that can be used to implement the backend quickly.</text:p>
      <text:p text:style-name="P181"/>
      <text:p text:style-name="P181"><text:soft-page-break/>Therefore add the corresponding NuGet library to the server project. <text:span text:style-name="T73">Then define an interface:</text:span></text:p>
      <text:p text:style-name="P181"/>
      <text:p text:style-name="P2"><text:bookmark-start text:name="__DdeLink__14033_3783980834"/><text:span text:style-name="T4"><text:s text:c="4"/></text:span><text:span text:style-name="T13">public</text:span><text:span text:style-name="T4"> </text:span><text:span text:style-name="T13">interface</text:span><text:span text:style-name="T4"> </text:span><text:span text:style-name="T28">TripLogPersistency</text:span><text:span text:style-name="T4"> : IDisposable</text:span></text:p>
      <text:p text:style-name="P19"><text:s text:c="4"/>{</text:p>
      <text:p text:style-name="P19"><text:s text:c="8"/>IEnumerable&lt;TripLogEntry&gt; GetAll();</text:p>
      <text:p text:style-name="Standard"><text:span text:style-name="T4"><text:s text:c="8"/></text:span><text:span text:style-name="T13">void</text:span><text:span text:style-name="T4"> Add(TripLogEntry value);</text:span></text:p>
      <text:p text:style-name="P21"><text:s text:c="4"/>}</text:p>
      <text:p text:style-name="P2"><text:bookmark-end text:name="__DdeLink__14033_3783980834"/></text:p>
      <text:p text:style-name="P183">The reason why this needs to inherit I<text:span text:style-name="T74">D</text:span>isposable will be given later.</text:p>
      <text:p text:style-name="P2"/>
      <text:p text:style-name="P182">And the corresponding empty implementation:</text:p>
      <text:p text:style-name="P182"/>
      <text:p text:style-name="P182"><text:bookmark-start text:name="__DdeLink__14035_3783980834"/><text:span text:style-name="T4"><text:s text:c="4"/></text:span><text:span text:style-name="T13">public</text:span><text:span text:style-name="T4"> </text:span><text:span text:style-name="T13">class</text:span><text:span text:style-name="T4"> </text:span><text:span text:style-name="T28">DbreezeTripLogPersistency</text:span><text:span text:style-name="T4"> : TripLogPersistency</text:span></text:p>
      <text:p text:style-name="P19"><text:s text:c="4"/>{</text:p>
      <text:p text:style-name="Standard"><text:span text:style-name="T4"><text:s text:c="8"/></text:span><text:span text:style-name="T13">public</text:span><text:span text:style-name="T4"> </text:span><text:span text:style-name="T13">void</text:span><text:span text:style-name="T4"> Add(TripLogEntry value)</text:span></text:p>
      <text:p text:style-name="P19"><text:s text:c="8"/>{</text:p>
      <text:p text:style-name="P19"><text:s text:c="8"/>}</text:p>
      <text:p text:style-name="P19"/>
      <text:p text:style-name="Standard"><text:span text:style-name="T4"><text:s text:c="8"/></text:span><text:span text:style-name="T13">public</text:span><text:span text:style-name="T4"> IEnumerable&lt;TripLogEntry&gt; GetAll()</text:span></text:p>
      <text:p text:style-name="P19"><text:s text:c="8"/>{</text:p>
      <text:p text:style-name="Standard"><text:span text:style-name="T4"><text:s text:c="12"/></text:span><text:span text:style-name="T13">return</text:span><text:span text:style-name="T4"> </text:span><text:span text:style-name="T13">new</text:span><text:span text:style-name="T4"> TripLogEntry[] { </text:span><text:span text:style-name="T13">new</text:span><text:span text:style-name="T4"> TripLogEntry(), </text:span><text:span text:style-name="T13">new</text:span><text:span text:style-name="T4"> TripLogEntry() };</text:span></text:p>
      <text:p text:style-name="P19"><text:s text:c="8"/>}</text:p>
      <text:p text:style-name="P19"/>
      <text:p text:style-name="Standard"><text:span text:style-name="T4"><text:s text:c="8"/></text:span><text:span text:style-name="T13">public</text:span><text:span text:style-name="T4"> </text:span><text:span text:style-name="T13">void</text:span><text:span text:style-name="T4"> Dispose()</text:span></text:p>
      <text:p text:style-name="P19"><text:s text:c="8"/>{</text:p>
      <text:p text:style-name="P19"><text:s text:c="8"/>}</text:p>
      <text:p text:style-name="P61"><text:s text:c="4"/>}<text:bookmark-end text:name="__DdeLink__14035_3783980834"/></text:p>
      <text:p text:style-name="P61"/>
      <text:p text:style-name="P61"/>
      <text:p text:style-name="P182">Add the following code in the controller to establish the integration:</text:p>
      <text:p text:style-name="P182"/>
      <text:p text:style-name="P182"><text:span text:style-name="T4"><text:s text:c="8"/></text:span><text:span text:style-name="T13">private</text:span><text:span text:style-name="T4"> TripLogPersistency _persistency;</text:span></text:p>
      <text:p text:style-name="P19"/>
      <text:p text:style-name="Standard"><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p>
      <text:p text:style-name="P19"><text:s text:c="8"/>}</text:p>
      <text:p text:style-name="P19"/>
      <text:p text:style-name="Standard"><text:span text:style-name="T4"><text:s text:c="8"/></text:span><text:span text:style-name="T33">//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span text:style-name="T4"><text:s text:c="12"/></text:span><text:span text:style-name="T13">return</text:span><text:span text:style-name="T4"> _persistency.GetAll();</text:span></text:p>
      <text:p text:style-name="P19"><text:s text:c="8"/>}</text:p>
      <text:p text:style-name="P19"/>
      <text:p text:style-name="Standard"><text:span text:style-name="T4"><text:s text:c="8"/></text:span><text:span text:style-name="T33">//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s text:c="12"/>_persistency.Add(value);</text:p>
      <text:p text:style-name="P61"><text:s text:c="8"/>}</text:p>
      <text:p text:style-name="P182"/>
      <text:p text:style-name="P182">Test the API and ensure that the behaviour is unchanged.</text:p>
      <text:p text:style-name="P182"/>
      <text:p text:style-name="P182"/>
      <text:p text:style-name="P2"/>
      <text:p text:style-name="P184">Now create a new test project called TripLog.Server.Test and name the generated file PersistencyTests.cs.</text:p>
      <text:p text:style-name="P2"/>
      <text:p text:style-name="P184">Add the following two dummy tests:</text:p>
      <text:p text:style-name="P184"/>
      <text:p text:style-name="P62"><text:bookmark-start text:name="__DdeLink__14038_3783980834"/><text:s text:c="8"/>[TestMethod]</text:p>
      <text:p text:style-name="Standard"><text:soft-page-break/><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persistency = </text:span><text:span text:style-name="T13">new</text:span><text:span text:style-name="T4"> DbreezeTripLogPersistency();</text:span></text:p>
      <text:p text:style-name="P19"/>
      <text:p text:style-name="Standard"><text:span text:style-name="T4"><text:s text:c="12"/></text:span><text:span text:style-name="T13">var</text:span><text:span text:style-name="T4"> allEntries = persistency.GetAll();</text:span></text:p>
      <text:p text:style-name="P62"><text:s text:c="8"/>}<text:bookmark-end text:name="__DdeLink__14038_3783980834"/></text:p>
      <text:p text:style-name="P2"/>
      <text:p text:style-name="P185">These are only placeholders and are only required to <text:span text:style-name="T75">update the build with additional steps. So let´s move back to the build server and add two new build steps. First add a build task to build the newly created server project as follows:</text:span></text:p>
      <text:p text:style-name="P185"/>
      <text:p text:style-name="P185"><draw:frame draw:style-name="fr2" draw:name="Image12" text:anchor-type="paragraph" svg:width="6.6929in" svg:height="2.922in" draw:z-index="28"><draw:image xlink:href="Pictures/100000000000057500000262A9153B25632720C8.png" xlink:type="simple" xlink:show="embed" xlink:actuate="onLoad" loext:mime-type="image/png"/></draw:frame></text:p>
      <text:p text:style-name="P186">The<text:span text:style-name="T120">n</text:span> add a step to test it:</text:p>
      <text:p text:style-name="P186"/>
      <text:p text:style-name="P186"><draw:frame draw:style-name="fr2" draw:name="Image11" text:anchor-type="paragraph" svg:width="6.6929in" svg:height="3.1374in" draw:z-index="29"><draw:image xlink:href="Pictures/10000000000004B300000234D039B7F044077435.png" xlink:type="simple" xlink:show="embed" xlink:actuate="onLoad" loext:mime-type="image/png"/></draw:frame></text:p>
      <text:p text:style-name="P187"><text:soft-page-break/>Enqueue a build and ensure that it completes and that all tests are executed succesfully:</text:p>
      <text:p text:style-name="P187"/>
      <text:p text:style-name="P187"><draw:frame draw:style-name="fr1" draw:name="Image37" text:anchor-type="paragraph" svg:width="6.6929in" svg:height="2.1102in" draw:z-index="14"><draw:image xlink:href="Pictures/10000000000004EB0000018D11858CB362464DEC.png" xlink:type="simple" xlink:show="embed" xlink:actuate="onLoad" loext:mime-type="image/png"/></draw:frame></text:p>
      <text:p text:style-name="P187">Two tasks are now pending:</text:p>
      <text:p text:style-name="P187">- A real implementation of the TripLogService on the client side.</text:p>
      <text:p text:style-name="P187">- A real implementation of the TripLogPersistency on the server side.</text:p>
      <text:p text:style-name="P185"/>
      <text:p text:style-name="P246">Task: Implement the persistency with a DB of choice and test it in an automated fashion. Ensure that the build is green.</text:p>
      <text:p text:style-name="P185"/>
      <text:p text:style-name="P185"/>
      <text:p text:style-name="P141">Lesson <text:span text:style-name="T121">7</text:span>: <text:span text:style-name="T77">Implementation of the two interfaces and relative integration testing.</text:span></text:p>
      <text:p text:style-name="P185"/>
      <text:p text:style-name="P188"><text:span text:style-name="T126">7</text:span>.1: Implementation of <text:span text:style-name="T76">TripLogPersistency</text:span></text:p>
      <text:p text:style-name="P185"/>
      <text:p text:style-name="P190">Being the DbreezeEngine a file-based data layer, its constructor requires a directory which will then be containing the db´s files. The constructor will need to be implemented accordingly:</text:p>
      <text:p text:style-name="P190"/>
      <text:p text:style-name="P190"><text:bookmark-start text:name="__DdeLink__14040_3783980834"/><text:span text:style-name="T4"><text:s text:c="8"/></text:span><text:span text:style-name="T13">private</text:span><text:span text:style-name="T4"> DBreezeEngine _db;</text:span></text:p>
      <text:p text:style-name="Standard"><text:span text:style-name="T4"><text:s text:c="8"/></text:span><text:span text:style-name="T13">protected</text:span><text:span text:style-name="T4"> DirectoryInfo _dbDirectory;</text:span></text:p>
      <text:p text:style-name="P19"/>
      <text:p text:style-name="Standard"><text:span text:style-name="T4"><text:s text:c="8"/></text:span><text:span text:style-name="T13">public</text:span><text:span text:style-name="T4"> DbreezeTripLogPersistency(DirectoryInfo directory)</text:span></text:p>
      <text:p text:style-name="P19"><text:s text:c="8"/>{</text:p>
      <text:p text:style-name="P19"><text:s text:c="12"/>_dbDirectory = directory;</text:p>
      <text:p text:style-name="P247"><text:span text:style-name="T4"><text:s text:c="12"/>_db = </text:span><text:span text:style-name="T13">new</text:span><text:span text:style-name="T4"> DBreezeEngine(directory.FullName);</text:span></text:p>
      <text:p text:style-name="P83"><text:s text:c="8"/>}</text:p>
      <text:p text:style-name="P191"><text:bookmark-end text:name="__DdeLink__14040_3783980834"/></text:p>
      <text:p text:style-name="P191">The tests also need to updated accordingly. Now since these tests are executed every time inside a different folder, some questions arise:</text:p>
      <text:p text:style-name="P191">1) Where should the db be created?</text:p>
      <text:p text:style-name="P191">2) Should the db be <text:span text:style-name="T79">recreated for every test?</text:span></text:p>
      <text:p text:style-name="P191"/>
      <text:p text:style-name="P192">[Definition of integration test]</text:p>
      <text:p text:style-name="P191"/>
      <text:p text:style-name="P192">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2"/>
      <text:p text:style-name="P192">There are no standard answers for the questions above without knowing the particular conditions of the system. For the purpose of our applications each test will create a fresh db <text:span text:style-name="T84">and keep it consistent programmatically.</text:span></text:p>
      <text:p text:style-name="P192"/>
      <text:p text:style-name="P192">This could be accomplished with the following code:</text:p>
      <text:p text:style-name="P192"><text:soft-page-break/></text:p>
      <text:p text:style-name="P192"><text:span text:style-name="T4"><text:s text:c="8"/></text:span><text:bookmark-start text:name="__DdeLink__14048_3783980834"/><text:span text:style-name="T13">private</text:span><text:span text:style-name="T4"> </text:span><text:span text:style-name="T13">string</text:span><text:span text:style-name="T4"> _dbSubFolder = </text:span><text:span text:style-name="T19">"DbTemp"</text:span><text:span text:style-name="T4">;</text:span></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persistency.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dbFolder = </text:span><text:span text:style-name="T13">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3">var</text:span><text:span text:style-name="T4"> persistency = </text:span><text:span text:style-name="T13">new</text:span><text:span text:style-name="T4"> DbreezeTripLogPersistency(dbFolder);</text:span></text:p>
      <text:p text:style-name="P19"/>
      <text:p text:style-name="Standard"><text:span text:style-name="T4"><text:s text:c="12"/></text:span><text:span text:style-name="T13">var</text:span><text:span text:style-name="T4"> allEntries = persistency.GetAll();</text:span></text:p>
      <text:p text:style-name="P63"><text:s text:c="8"/>}<text:bookmark-end text:name="__DdeLink__14048_3783980834"/></text:p>
      <text:p text:style-name="P185"/>
      <text:p text:style-name="P193">Running these two tests separately works, whereas, unsurprisingly, running them in a single batch fails partially. This happens because the execution of the second test interferes with some undisposed resources left by the first test. <text:span text:style-name="T80">By checking the documentation it is possible to find a Dispose method which can be integrated:</text:span></text:p>
      <text:p text:style-name="P193"/>
      <text:p text:style-name="P193"><text:bookmark-start text:name="__DdeLink__14050_3783980834"/><text:span text:style-name="T4"><text:s text:c="8"/></text:span><text:span text:style-name="T13">public</text:span><text:span text:style-name="T4"> </text:span><text:span text:style-name="T13">void</text:span><text:span text:style-name="T4"> Dispose()</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4"><text:s text:c="8"/>}<text:bookmark-end text:name="__DdeLink__14050_3783980834"/></text:p>
      <text:p text:style-name="P193"/>
      <text:p text:style-name="P194">Adding a call to Dispose() at the end of each test solves the problem.</text:p>
      <text:p text:style-name="P185"/>
      <text:p text:style-name="P194">The tests cle<text:span text:style-name="T122">a</text:span>rly need to be refactored in order to reduce as much repetition as possible. <text:span text:style-name="T81">Start by creating a setup method in the class DbreezeTripLogPersistency:</text:span></text:p>
      <text:p text:style-name="P194"/>
      <text:p text:style-name="P194"><text:bookmark-start text:name="__DdeLink__14052_3783980834"/><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text:span><text:span text:style-name="T13">if</text:span><text:span text:style-name="T4"> (!_dbDirectory.Exists)</text:span></text:p>
      <text:p text:style-name="P19"><text:s text:c="12"/>{</text:p>
      <text:p text:style-name="P19"><text:s text:c="16"/>_dbDirectory.Create();</text:p>
      <text:p text:style-name="P19"><text:s text:c="12"/>} <text:s text:c="11"/></text:p>
      <text:p text:style-name="P65"><text:s text:c="8"/>}<text:bookmark-end text:name="__DdeLink__14052_3783980834"/></text:p>
      <text:p text:style-name="P185"/>
      <text:p text:style-name="P195">and refactor the test accordingly by introducing two new constructs:</text:p>
      <text:p text:style-name="P195">- TestInitialize</text:p>
      <text:p text:style-name="P195">- TestCleanup</text:p>
      <text:p text:style-name="P195"/>
      <text:p text:style-name="P195">These two methods are called respectively before and after EACH TestMethod:</text:p>
      <text:p text:style-name="P185"><text:soft-page-break/></text:p>
      <text:p text:style-name="P66"><text:bookmark-start text:name="__DdeLink__14054_3783980834"/><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DbreezeTripLogPersistency(_dbFolder);</text:span></text:p>
      <text:p text:style-name="P19"><text:s text:c="12"/>_db.Setup();</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Dispose();</text:p>
      <text:p text:style-name="P19"><text:s text:c="12"/>}</text:p>
      <text:p text:style-name="P66"><text:s text:c="8"/>}<text:bookmark-end text:name="__DdeLink__14054_3783980834"/></text:p>
      <text:p text:style-name="P185"/>
      <text:p text:style-name="P195">This is a typical approach for integration tests: before each test is execute<text:span text:style-name="T122">d</text:span> the conte<text:span text:style-name="T122">x</text:span>t has to be reset and after each test a clean up needs to be performed. Now the tests can be refactored as follows:</text:p>
      <text:p text:style-name="P195"/>
      <text:p text:style-name="P67"><text:bookmark-start text:name="__DdeLink__14056_3783980834"/><text:s text:c="8"/>[TestMethod]</text:p>
      <text:p text:style-name="Standard"><text:span text:style-name="T4"><text:s text:c="8"/></text:span><text:span text:style-name="T13">public</text:span><text:span text:style-name="T4"> </text:span><text:span text:style-name="T13">void</text:span><text:span text:style-name="T4"> AddElementToPersistencyTest()</text:span></text:p>
      <text:p text:style-name="P19"><text:s text:c="8"/>{</text:p>
      <text:p text:style-name="Standard"><text:span text:style-name="T4"><text:s text:c="12"/>_db.Add(</text:span><text:span text:style-name="T13">new</text:span><text:span text:style-name="T4"> TripLogEntr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67"><text:s text:c="8"/>}<text:bookmark-end text:name="__DdeLink__14056_3783980834"/></text:p>
      <text:p text:style-name="P185"/>
      <text:p text:style-name="P196">These are still dummy tests, but the acquired knowledge allow us now to update the productive code as follows for the interface:</text:p>
      <text:p text:style-name="P196"/>
      <text:p text:style-name="P196"><text:span text:style-name="T4"><text:s text:c="4"/></text:span><text:span text:style-name="T13">public</text:span><text:span text:style-name="T4"> </text:span><text:span text:style-name="T13">interface</text:span><text:span text:style-name="T4"> </text:span><text:span text:style-name="T28">TripLogPersistency</text:span><text:span text:style-name="T4"> : IDisposable</text:span></text:p>
      <text:p text:style-name="P19"><text:s text:c="4"/>{</text:p>
      <text:p text:style-name="Standard"><text:span text:style-name="T4"><text:s text:c="8"/></text:span><text:bookmark-start text:name="__DdeLink__14058_3783980834"/><text:span text:style-name="T13">void</text:span><text:span text:style-name="T4"> Setup();</text:span><text:bookmark-end text:name="__DdeLink__14058_3783980834"/></text:p>
      <text:p text:style-name="P19"><text:s text:c="8"/>IEnumerable&lt;TripLogEntry&gt; GetAll();</text:p>
      <text:p text:style-name="Standard"><text:span text:style-name="T4"><text:s text:c="8"/></text:span><text:span text:style-name="T13">void</text:span><text:span text:style-name="T4"> Add(TripLogEntry value);</text:span></text:p>
      <text:p text:style-name="P68"><text:s text:c="4"/>}</text:p>
      <text:p text:style-name="P68"/>
      <text:p text:style-name="P196">(This is not the best possible solution and is <text:span text:style-name="T122">a </text:span>slight, but perceptible, violation of the ISP...)</text:p>
      <text:p text:style-name="P196"/>
      <text:p text:style-name="P196">and the controller:</text:p>
      <text:p text:style-name="P196"/>
      <text:p text:style-name="P196"><text:bookmark-start text:name="__DdeLink__14062_3783980834"/><text:span text:style-name="T4"><text:s text:c="8"/></text:span><text:span text:style-name="T13">public</text:span><text:span text:style-name="T4"> TripLogWebController()</text:span></text:p>
      <text:p text:style-name="P19"><text:s text:c="8"/>{</text:p>
      <text:p text:style-name="Standard"><text:span text:style-name="T4"><text:s text:c="12"/>_persistency = </text:span><text:span text:style-name="T13">new</text:span><text:span text:style-name="T4"> DbreezeTripLogPersistency(</text:span><text:span text:style-name="T13">new</text:span><text:span text:style-name="T4"> DirectoryInfo(</text:span><text:span text:style-name="T78">@"C:\WebServer\Persistency"</text:span><text:span text:style-name="T4">));</text:span></text:p>
      <text:p text:style-name="P19"><text:s text:c="12"/>_persistency.Setup();</text:p>
      <text:p text:style-name="P19"><text:s text:c="8"/>}<text:bookmark-end text:name="__DdeLink__14062_3783980834"/></text:p>
      <text:p text:style-name="P19"/>
      <text:p text:style-name="Standard"><text:span text:style-name="T4"><text:s text:c="8"/></text:span><text:span text:style-name="T33">// GET api/TripLogWeb</text:span></text:p>
      <text:p text:style-name="Standard"><text:span text:style-name="T4"><text:s text:c="8"/></text:span><text:span text:style-name="T13">public</text:span><text:span text:style-name="T4"> IEnumerable&lt;TripLogEntry&gt; Get()</text:span></text:p>
      <text:p text:style-name="P19"><text:s text:c="8"/>{</text:p>
      <text:p text:style-name="Standard"><text:bookmark-start text:name="__DdeLink__14064_3783980834"/><text:span text:style-name="T4"><text:s text:c="12"/></text:span><text:span text:style-name="T13">var</text:span><text:span text:style-name="T4"> results = _persistency.GetAll();</text:span></text:p>
      <text:p text:style-name="P19"/>
      <text:p text:style-name="P19"><text:s text:c="12"/>_persistency.Dispose();</text:p>
      <text:p text:style-name="P19"><text:soft-page-break/></text:p>
      <text:p text:style-name="Standard"><text:span text:style-name="T4"><text:s text:c="12"/></text:span><text:span text:style-name="T13">return</text:span><text:span text:style-name="T4"> results;</text:span><text:bookmark-end text:name="__DdeLink__14064_3783980834"/></text:p>
      <text:p text:style-name="P19"><text:s text:c="8"/>}</text:p>
      <text:p text:style-name="P19"/>
      <text:p text:style-name="Standard"><text:span text:style-name="T4"><text:s text:c="8"/></text:span><text:span text:style-name="T33">// POST api/TripLogWeb</text:span></text:p>
      <text:p text:style-name="Standard"><text:span text:style-name="T4"><text:s text:c="8"/></text:span><text:span text:style-name="T13">public</text:span><text:span text:style-name="T4"> </text:span><text:span text:style-name="T13">void</text:span><text:span text:style-name="T4"> Post([FromBody]TripLogEntry value)</text:span></text:p>
      <text:p text:style-name="P19"><text:s text:c="8"/>{</text:p>
      <text:p text:style-name="P19"><text:bookmark-start text:name="__DdeLink__14066_3783980834"/><text:s text:c="12"/>_persistency.Add(value);</text:p>
      <text:p text:style-name="P19"/>
      <text:p text:style-name="P19"><text:s text:c="12"/>_persistency.Dispose();<text:bookmark-end text:name="__DdeLink__14066_3783980834"/></text:p>
      <text:p text:style-name="P68"><text:s text:c="8"/>}</text:p>
      <text:p text:style-name="P196"/>
      <text:p text:style-name="P197">Debugging the API should show not behavioural change. <text:span text:style-name="T82">Check in the code and ensure that the build is successful.</text:span></text:p>
      <text:p text:style-name="P197"/>
      <text:p text:style-name="P198">Now it is time to implement the real methods. <text:span text:style-name="T122">The Post</text:span> can be implemented as follows:</text:p>
      <text:p text:style-name="P198"/>
      <text:p text:style-name="P80"><text:bookmark text:name="__DdeLink__14068_3783980834"/><text:span text:style-name="T118"><text:s text:c="12"/></text:span><text:span text:style-name="T18">using</text:span><text:span text:style-name="T118"> (</text:span><text:span text:style-name="T18">var</text:span><text:span text:style-name="T118"> transaction = _db.GetTransaction())</text:span></text:p>
      <text:p text:style-name="P19"><text:s text:c="12"/>{</text:p>
      <text:p text:style-name="P19"><text:s text:c="16"/>transaction.Insert(_tableName, value.Id, Serialize(value));</text:p>
      <text:p text:style-name="P19"><text:s text:c="16"/>transaction.Commit();</text:p>
      <text:p text:style-name="P80"><text:s text:c="12"/>}</text:p>
      <text:p text:style-name="P196"/>
      <text:p text:style-name="P198">Being the db a key-value map <text:span text:style-name="T83">which only supports basic types(!!!!!)</text:span>, the key needs to be defined in such a way so as to be unique. This can be done conveniently in the TripLogEntry´s constructor with <text:span text:style-name="T122">a </text:span>Guid as follows:</text:p>
      <text:p text:style-name="P196"/>
      <text:p text:style-name="P196"><text:bookmark-start text:name="__DdeLink__14070_3783980834"/><text:span text:style-name="T4"><text:s text:c="8"/></text:span><text:span text:style-name="T13">public</text:span><text:span text:style-name="T4"> TripLogEntry()</text:span></text:p>
      <text:p text:style-name="P19"><text:s text:c="8"/>{</text:p>
      <text:p text:style-name="Standard"><text:span text:style-name="T4"><text:s text:c="12"/>Title = </text:span><text:span text:style-name="T13">string</text:span><text:span text:style-name="T4">.Empty;</text:span></text:p>
      <text:p text:style-name="P19"><text:s text:c="12"/>Id = Guid.NewGuid().ToString();</text:p>
      <text:p text:style-name="Standard"><text:span text:style-name="T4"><text:s text:c="12"/>Notes = </text:span><text:span text:style-name="T13">string</text:span><text:span text:style-name="T4">.Empty;</text:span></text:p>
      <text:p text:style-name="P68"><text:s text:c="8"/>}</text:p>
      <text:p text:style-name="P196"/>
      <text:p text:style-name="P196"><text:span text:style-name="T4"><text:s text:c="8"/></text:span><text:span text:style-name="T13">public</text:span><text:span text:style-name="T4"> TripLogEntry(</text:span><text:span text:style-name="T13">string</text:span><text:span text:style-name="T4"> title) : </text:span><text:span text:style-name="T13">this</text:span><text:span text:style-name="T4">()</text:span></text:p>
      <text:p text:style-name="P19"><text:s text:c="8"/>{</text:p>
      <text:p text:style-name="P19"><text:s text:c="12"/>Title = title;</text:p>
      <text:p text:style-name="P68"><text:s text:c="8"/>}<text:bookmark-end text:name="__DdeLink__14070_3783980834"/></text:p>
      <text:p text:style-name="P196"/>
      <text:p text:style-name="P199">In order to convert an instance of TripLogEntry to a string a possible solution is to use serialization such as the one provided by Json:</text:p>
      <text:p text:style-name="P199"/>
      <text:p text:style-name="P81"><text:span text:style-name="T118"><text:s text:c="8"/></text:span><text:span text:style-name="T18">private</text:span><text:span text:style-name="T118"> </text:span><text:span text:style-name="T18">string</text:span><text:span text:style-name="T118"> Serialize(TripLogEntry entry)</text:span></text:p>
      <text:p text:style-name="P19"><text:s text:c="8"/>{</text:p>
      <text:p text:style-name="Standard"><text:span text:style-name="T4"><text:s text:c="12"/></text:span><text:span text:style-name="T13">return</text:span><text:span text:style-name="T4"> JsonConvert.SerializeObject(entry);</text:span></text:p>
      <text:p text:style-name="P81"><text:s text:c="8"/>}</text:p>
      <text:p text:style-name="P196"/>
      <text:p text:style-name="P199">Objects read from the persistency will then need to be deserialized:</text:p>
      <text:p text:style-name="P199"/>
      <text:p text:style-name="P81"><text:span text:style-name="T118"><text:s text:c="8"/></text:span><text:span text:style-name="T18">private</text:span><text:span text:style-name="T118"> TripLogEntry Deserialize(</text:span><text:span text:style-name="T18">string</text:span><text:span text:style-name="T118"> serializedTripLogEntry)</text:span></text:p>
      <text:p text:style-name="P19"><text:s text:c="8"/>{</text:p>
      <text:p text:style-name="Standard"><text:span text:style-name="T4"><text:s text:c="12"/></text:span><text:span text:style-name="T13">var</text:span><text:span text:style-name="T4"> entry = JsonConvert.DeserializeObject&lt;TripLogEntry&gt;(serializedTripLogEntry);</text:span></text:p>
      <text:p text:style-name="P19"/>
      <text:p text:style-name="Standard"><text:span text:style-name="T4"><text:s text:c="12"/>TripLogEntry result = </text:span><text:span text:style-name="T13">new</text:span><text:span text:style-name="T4"> TripLogEntry</text:span></text:p>
      <text:p text:style-name="P19"><text:s text:c="12"/>{</text:p>
      <text:p text:style-name="P19"><text:s text:c="16"/>Id = entry.Id,</text:p>
      <text:p text:style-name="P19"><text:s text:c="16"/>Title = entry.Title,</text:p>
      <text:p text:style-name="P19"><text:s text:c="16"/>Latitude = entry.Latitude,</text:p>
      <text:p text:style-name="P19"><text:s text:c="16"/>Longitude = entry.Longitude,</text:p>
      <text:p text:style-name="P19"><text:s text:c="16"/>Date = entry.Date,</text:p>
      <text:p text:style-name="P19"><text:soft-page-break/><text:s text:c="16"/>Rating = entry.Rating,</text:p>
      <text:p text:style-name="P19"><text:s text:c="16"/>Notes = entry.Notes</text:p>
      <text:p text:style-name="P19"><text:s text:c="12"/>};</text:p>
      <text:p text:style-name="P19"/>
      <text:p text:style-name="Standard"><text:span text:style-name="T4"><text:s text:c="12"/></text:span><text:span text:style-name="T13">return</text:span><text:span text:style-name="T4"> result;</text:span></text:p>
      <text:p text:style-name="P81"><text:s text:c="8"/>}</text:p>
      <text:p text:style-name="P196"/>
      <text:p text:style-name="P200">Now the following tests can be executed. However, their outcome is inconsistent because entries created in a test would affect other tests:</text:p>
      <text:p text:style-name="P200"/>
      <text:p text:style-name="P69"><text:bookmark-start text:name="__DdeLink__14124_3783980834"/><text:bookmark-start text:name="__DdeLink__14212_3783980834"/><text:s text:c="8"/>[TestMethod]</text:p>
      <text:p text:style-name="Standard"><text:span text:style-name="T4"><text:s text:c="8"/></text:span><text:span text:style-name="T13">public</text:span><text:span text:style-name="T4"> </text:span><text:span text:style-name="T13">void</text:span><text:span text:style-name="T4"> AddElementsToPersistencyTest()</text:span></text:p>
      <text:p text:style-name="P19"><text:s text:c="8"/>{</text:p>
      <text:p text:style-name="Standard"><text:span text:style-name="T4"><text:s text:c="12"/></text:span><text:span text:style-name="T13">var</text:span><text:span text:style-name="T4"> title1 = </text:span><text:span text:style-name="T19">"Number1"</text:span><text:span text:style-name="T4">;</text:span></text:p>
      <text:p text:style-name="Standard"><text:span text:style-name="T4"><text:s text:c="12"/></text:span><text:span text:style-name="T13">var</text:span><text:span text:style-name="T4"> title2 = </text:span><text:span text:style-name="T19">"Number2"</text:span><text:span text:style-name="T4">;</text:span></text:p>
      <text:p text:style-name="P19"/>
      <text:p text:style-name="Standard"><text:span text:style-name="T4"><text:s text:c="12"/>_db.Add(</text:span><text:span text:style-name="T13">new</text:span><text:span text:style-name="T4"> TripLogEntry(title1));</text:span></text:p>
      <text:p text:style-name="Standard"><text:span text:style-name="T4"><text:s text:c="12"/>_db.Add(</text:span><text:span text:style-name="T13">new</text:span><text:span text:style-name="T4"> TripLogEntry(title2));</text:span></text:p>
      <text:p text:style-name="P19"/>
      <text:p text:style-name="Standard"><text:span text:style-name="T4"><text:s text:c="12"/></text:span><text:span text:style-name="T13">var</text:span><text:span text:style-name="T4">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AddSameElementTwiceToPersistencyTest()</text:span></text:p>
      <text:p text:style-name="P19"><text:s text:c="8"/>{</text:p>
      <text:p text:style-name="P19"><text:span text:style-name="T118"><text:s text:c="12"/></text:span><text:span text:style-name="T18">var</text:span><text:span text:style-name="T118"> title1 = </text:span><text:span text:style-name="T25">"Number1"</text:span><text:span text:style-name="T118">;</text:span></text:p>
      <text:p text:style-name="Standard"><text:span text:style-name="T4"><text:s text:c="12"/></text:span><text:span text:style-name="T13">var</text:span><text:span text:style-name="T4"> entry = </text:span><text:span text:style-name="T13">new</text:span><text:span text:style-name="T4"> TripLogEntry(title1);</text:span></text:p>
      <text:p text:style-name="P19"/>
      <text:p text:style-name="P19"><text:s text:c="12"/>_db.Add(entry);</text:p>
      <text:p text:style-name="P19"><text:s text:c="12"/>_db.Add(entry);</text:p>
      <text:p text:style-name="P19"/>
      <text:p text:style-name="Standard"><text:span text:style-name="T4"><text:s text:c="12"/></text:span><text:span text:style-name="T13">var</text:span><text:span text:style-name="T4">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void</text:span><text:span text:style-name="T4"> GetAllElementsFromPersistencyTest()</text:span></text:p>
      <text:p text:style-name="P19"><text:s text:c="8"/>{</text:p>
      <text:p text:style-name="Standard"><text:span text:style-name="T4"><text:s text:c="12"/></text:span><text:span text:style-name="T13">var</text:span><text:span text:style-name="T4"> allEntries = _db.GetAll();</text:span></text:p>
      <text:p text:style-name="P19"/>
      <text:p text:style-name="P19"><text:s text:c="12"/>Assert.AreEqual(0, allEntries.Count());</text:p>
      <text:p text:style-name="P69"><text:s text:c="8"/>}<text:bookmark-end text:name="__DdeLink__14124_3783980834"/><text:bookmark-end text:name="__DdeLink__14212_3783980834"/></text:p>
      <text:p text:style-name="P200"/>
      <text:p text:style-name="P200">So in order to make the tests repeatable and consistent there are two options:</text:p>
      <text:p text:style-name="P200">1) Remove the Db altogether after every test.</text:p>
      <text:p text:style-name="P200">2) Add a RemoveAll method to the class.</text:p>
      <text:p text:style-name="P200"/>
      <text:p text:style-name="P200">Option number 1 is the nuclear solution and normally should be avoided. Option number 2 would mean adding a method in the productive code that is not strictly required. This would be also wrong. The clean way is to subclass <text:span text:style-name="T123">the </text:span>main db class and put the derivative in the test code, where an additional method can confortably be added. Here a possible implementation:</text:p>
      <text:p text:style-name="P200"/>
      <text:p text:style-name="P200"/>
      <text:p text:style-name="P200"><text:bookmark-start text:name="__DdeLink__14214_3783980834"/><text:span text:style-name="T4"><text:s text:c="4"/></text:span><text:span text:style-name="T13">public</text:span><text:span text:style-name="T4"> </text:span><text:span text:style-name="T13">class</text:span><text:span text:style-name="T4"> </text:span><text:span text:style-name="T28">ExtendedDbreezeTripLogPersistency</text:span><text:span text:style-name="T4"> : DbreezeTripLogPersistency</text:span></text:p>
      <text:p text:style-name="P19"><text:s text:c="4"/>{</text:p>
      <text:p text:style-name="Standard"><text:soft-page-break/><text:span text:style-name="T4"><text:s text:c="8"/></text:span><text:span text:style-name="T13">public</text:span><text:span text:style-name="T4"> ExtendedDbreezeTripLogPersistency(DirectoryInfo directory) : </text:span><text:span text:style-name="T13">base</text:span><text:span text:style-name="T4">(directory)</text:span></text:p>
      <text:p text:style-name="P19"><text:s text:c="8"/>{</text:p>
      <text:p text:style-name="P19"><text:s text:c="8"/>}</text:p>
      <text:p text:style-name="P19"/>
      <text:p text:style-name="Standard"><text:span text:style-name="T4"><text:s text:c="8"/></text:span><text:span text:style-name="T13">public</text:span><text:span text:style-name="T4"> </text:span><text:span text:style-name="T13">void</text:span><text:span text:style-name="T4"> RemoveAll()</text:span></text:p>
      <text:p text:style-name="P19"><text:s text:c="8"/>{</text:p>
      <text:p text:style-name="Standard"><text:span text:style-name="T4"><text:s text:c="12"/></text:span><text:span text:style-name="T13">using</text:span><text:span text:style-name="T4"> (</text:span><text:span text:style-name="T13">var</text:span><text:span text:style-name="T4"> transaction = _db.GetTransaction())</text:span></text:p>
      <text:p text:style-name="P19"><text:s text:c="12"/>{</text:p>
      <text:p text:style-name="Standard"><text:span text:style-name="T4"><text:s text:c="16"/>transaction.RemoveAllKeys(_tableName, </text:span><text:span text:style-name="T13">true</text:span><text:span text:style-name="T4">);</text:span></text:p>
      <text:p text:style-name="P19"><text:s text:c="16"/>transaction.Commit();</text:p>
      <text:p text:style-name="P19"><text:s text:c="12"/>}</text:p>
      <text:p text:style-name="P19"><text:s text:c="8"/>}</text:p>
      <text:p text:style-name="P69"><text:s text:c="4"/>}<text:bookmark-end text:name="__DdeLink__14214_3783980834"/></text:p>
      <text:p text:style-name="P200"/>
      <text:p text:style-name="P201">Now updating the the tests as follows makes the tests runnable in every scenario:</text:p>
      <text:p text:style-name="P201"/>
      <text:p text:style-name="P70"><text:bookmark-start text:name="__DdeLink__14216_3783980834"/><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dbFolder = </text:span><text:span text:style-name="T13">new</text:span><text:span text:style-name="T4"> DirectoryInfo(Path.Combine(Directory.GetCurrentDirectory(), _dbSubFolder));</text:span></text:p>
      <text:p text:style-name="Standard"><text:span text:style-name="T4"><text:s text:c="12"/>_db = </text:span><text:span text:style-name="T13">new</text:span><text:span text:style-name="T4">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void</text:span><text:span text:style-name="T4"> ShutDown()</text:span></text:p>
      <text:p text:style-name="P19"><text:s text:c="8"/>{</text:p>
      <text:p text:style-name="Standard"><text:span text:style-name="T4"><text:s text:c="12"/></text:span><text:span text:style-name="T13">if</text:span><text:span text:style-name="T4"> (_db != </text:span><text:span text:style-name="T13">null</text:span><text:span text:style-name="T4">)</text:span></text:p>
      <text:p text:style-name="P19"><text:s text:c="12"/>{</text:p>
      <text:p text:style-name="P19"><text:s text:c="16"/>_db.RemoveAll();</text:p>
      <text:p text:style-name="P19"><text:s text:c="16"/>_db.Dispose();</text:p>
      <text:p text:style-name="P19"><text:s text:c="12"/>}</text:p>
      <text:p text:style-name="P70"><text:s text:c="8"/>}<text:bookmark-end text:name="__DdeLink__14216_3783980834"/></text:p>
      <text:p text:style-name="P196"/>
      <text:p text:style-name="P202">The backend part is implemented and finalized. Debugging the site and using Insomnia will display the right results. </text:p>
      <text:p text:style-name="P203">However, in order for the build to work correctly, it is still necessary to a add build step<text:span text:style-name="T86">s</text:span> <text:span text:style-name="T86">building and </text:span>deploying the web site onto the right folder (hard-coded at the moment).</text:p>
      <text:p text:style-name="P203"/>
      <text:p text:style-name="P205">First we need to add a build step to build the server software:</text:p>
      <text:p text:style-name="P204"/>
      <text:p text:style-name="P204"><draw:frame draw:style-name="fr2" draw:name="Image13" text:anchor-type="paragraph" svg:width="6.6929in" svg:height="2.7874in" draw:z-index="30"><draw:image xlink:href="Pictures/100000000000054F0000023627D5D08095A4E979.png" xlink:type="simple" xlink:show="embed" xlink:actuate="onLoad" loext:mime-type="image/png"/></draw:frame></text:p>
      <text:p text:style-name="P202"><text:soft-page-break/></text:p>
      <text:p text:style-name="P205">Then we need to deploy the software onto the target folder:</text:p>
      <text:p text:style-name="P205"/>
      <text:p text:style-name="P205"><draw:frame draw:style-name="fr2" draw:name="Image14" text:anchor-type="paragraph" svg:width="6.6929in" svg:height="2.2161in" draw:z-index="31"><draw:image xlink:href="Pictures/10000000000004CA000001964EB581238905D802.png" xlink:type="simple" xlink:show="embed" xlink:actuate="onLoad" loext:mime-type="image/png"/></draw:frame></text:p>
      <text:p text:style-name="P202">Create a similar site on <text:span text:style-name="T85">the </text:span>build server, check in and ensure that the build runs succesfully.</text:p>
      <text:p text:style-name="P201"/>
      <text:p text:style-name="P201"><draw:frame draw:style-name="fr2" draw:name="Image40" text:anchor-type="paragraph" svg:width="6.6929in" svg:height="1.3547in" draw:z-index="15"><draw:image xlink:href="Pictures/10000000000006DE000001640708C92ABD2A5351.png" xlink:type="simple" xlink:show="embed" xlink:actuate="onLoad" loext:mime-type="image/png"/></draw:frame></text:p>
      <text:p text:style-name="P196"/>
      <text:p text:style-name="P189"><text:span text:style-name="T126">7</text:span>.<text:span text:style-name="T87">2</text:span>: Implement<text:span text:style-name="T123">ing</text:span> <text:span text:style-name="T123">the</text:span> <text:span text:style-name="T76">TripLogService</text:span></text:p>
      <text:p text:style-name="P189"/>
      <text:p text:style-name="P206">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8">Here the file:</text:span></text:p>
      <text:p text:style-name="P206"/>
      <text:p text:style-name="P196"><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196"/>
      <text:p text:style-name="P196"/>
      <text:p text:style-name="P196"/>
      <text:p text:style-name="P207">Please add it to your core project under the Services folder <text:span text:style-name="T89">and ensure you understand its meaning</text:span>.</text:p>
      <text:p text:style-name="P207"/>
      <text:p text:style-name="P208">It is now possible to implement the RestTripLogService, by providing standard client above and the Url of the Web API as arguments to the constructor as follows:</text:p>
      <text:p text:style-name="P208"/>
      <text:p text:style-name="P208"><text:bookmark-start text:name="__DdeLink__14254_3783980834"/><text:span text:style-name="T4"><text:s text:c="8"/></text:span><text:span text:style-name="T13">private</text:span><text:span text:style-name="T4"> StandardAsyncHttpClient _httpClient;</text:span></text:p>
      <text:p text:style-name="Standard"><text:span text:style-name="T4"><text:s text:c="8"/></text:span><text:span text:style-name="T13">protected</text:span><text:span text:style-name="T4"> </text:span><text:span text:style-name="T13">readonly</text:span><text:span text:style-name="T4"> Uri _baseUri;</text:span></text:p>
      <text:p text:style-name="Standard"><text:span text:style-name="T4"><text:s text:c="8"/></text:span><text:span text:style-name="T13">protected</text:span><text:span text:style-name="T4"> </text:span><text:span text:style-name="T13">readonly</text:span><text:span text:style-name="T4"> IDictionary&lt;</text:span><text:span text:style-name="T13">string</text:span><text:span text:style-name="T4">, </text:span><text:span text:style-name="T13">string</text:span><text:span text:style-name="T4">&gt; _headers;</text:span></text:p>
      <text:p text:style-name="P19"/>
      <text:p text:style-name="Standard"><text:span text:style-name="T4"><text:s text:c="8"/></text:span><text:span text:style-name="T13">public</text:span><text:span text:style-name="T4">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4"><text:s text:c="12"/>_headers = </text:span><text:span text:style-name="T13">new</text:span><text:span text:style-name="T4"> Dictionary&lt;</text:span><text:span text:style-name="T13">string</text:span><text:span text:style-name="T4">, </text:span><text:span text:style-name="T13">string</text:span><text:span text:style-name="T4">&gt;();</text:span></text:p>
      <text:p text:style-name="P71"><text:s text:c="8"/>}<text:bookmark-end text:name="__DdeLink__14254_3783980834"/></text:p>
      <text:p text:style-name="P196"/>
      <text:p text:style-name="P209">The implementation of the methods is straightforward:</text:p>
      <text:p text:style-name="P209"><text:soft-page-break/></text:p>
      <text:p text:style-name="P196"><text:bookmark-start text:name="__DdeLink__14256_3783980834"/><text:span text:style-name="T4"><text:s text:c="8"/></text:span><text:span text:style-name="T13">public</text:span><text:span text:style-name="T4"> </text:span><text:span text:style-name="T13">async</text:span><text:span text:style-name="T4"> Task AddEntryAsync(TripLogEntry entry)</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Post, _headers, entry); <text:s text:c="11"/></text:span></text:p>
      <text:p text:style-name="P19"><text:s text:c="8"/>}</text:p>
      <text:p text:style-name="P19"/>
      <text:p text:style-name="Standard"><text:span text:style-name="T4"><text:s text:c="8"/></text:span><text:span text:style-name="T13">public</text:span><text:span text:style-name="T4"> </text:span><text:span text:style-name="T13">async</text:span><text:span text:style-name="T4"> Task&lt;IList&lt;TripLogEntry&gt;&gt; ReadAllEntriesAsync()</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Get, _headers);</text:span></text:p>
      <text:p text:style-name="Standard"><text:span text:style-name="T4"><text:s text:c="12"/></text:span><text:span text:style-name="T13">return</text:span><text:span text:style-name="T4"> response;</text:span></text:p>
      <text:p text:style-name="P68"><text:s text:c="8"/>}<text:bookmark-end text:name="__DdeLink__14256_3783980834"/></text:p>
      <text:p text:style-name="P196"/>
      <text:p text:style-name="P210">To finalize the integration of the client some additional arrangements need to be taken care of in the a<text:span text:style-name="T127">p</text:span>p.xaml.cs so in order to take these dependencies into account:</text:p>
      <text:p text:style-name="P210"/>
      <text:p text:style-name="P210"><text:bookmark-start text:name="__DdeLink__14258_3783980834"/><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9">"http://192.168.56.10:</text:span><text:span text:style-name="T23">3</text:span><text:span text:style-name="T19">0080/api/TripLogWeb</text:span><text:span text:style-name="T23">Api</text:span><text:span text:style-name="T19">/"</text:span><text:span text:style-name="T4">);</text:span></text:p>
      <text:p text:style-name="P210"><text:span text:style-name="T4"><text:s text:c="12"/></text:span><text:span text:style-name="T13">var</text:span><text:span text:style-name="T4"> restTripLogDataService = </text:span><text:span text:style-name="T13">new</text:span><text:span text:style-name="T4"> RestTripLogDataService(httpClient, backendUri);</text:span><text:bookmark-end text:name="__DdeLink__14258_3783980834"/></text:p>
      <text:p text:style-name="P196"/>
      <text:p text:style-name="P210">The Uri is at the moment hard-coded to the IP of a test server on which we deployed the <text:span text:style-name="T90">w</text:span>eb API. <text:span text:style-name="T91">This additional limitation will be removed later.</text:span></text:p>
      <text:p text:style-name="P210"/>
      <text:p text:style-name="P211">Moreover it must be noted that no security measures are being taken at the moment: The traffic flows unencrypted.</text:p>
      <text:p text:style-name="P196"/>
      <text:p text:style-name="P211">Now that the implementation is completed to some degree the question is whether and to what extent the whole integration can be tested. Well, what can be done immediately is to <text:span text:style-name="T92">test the web API through the client. Start by creating a new Test project to be named TripLog.Test.Acceptance and update the setup method intuitively as follows:</text:span></text:p>
      <text:p text:style-name="P211"/>
      <text:p text:style-name="P211"><text:bookmark-start text:name="__DdeLink__14261_3783980834"/><text:span text:style-name="T4"><text:s text:c="8"/></text:span><text:span text:style-name="T13">private</text:span><text:span text:style-name="T4"> RestTripLogDataService _client;</text:span></text:p>
      <text:p text:style-name="Standard"><text:span text:style-name="T4"><text:s text:c="8"/></text:span><text:span text:style-name="T13">private</text:span><text:span text:style-name="T4"> Uri _url;</text:span></text:p>
      <text:p text:style-name="P19"/>
      <text:p text:style-name="P19"><text:s text:c="8"/>[TestInitialize]</text:p>
      <text:p text:style-name="Standard"><text:span text:style-name="T4"><text:s text:c="8"/></text:span><text:span text:style-name="T13">public</text:span><text:span text:style-name="T4"> </text:span><text:span text:style-name="T13">void</text:span><text:span text:style-name="T4"> Setup()</text:span></text:p>
      <text:p text:style-name="P19"><text:s text:c="8"/>{</text:p>
      <text:p text:style-name="Standard"><text:span text:style-name="T4"><text:s text:c="12"/>_url = </text:span><text:span text:style-name="T13">new</text:span><text:span text:style-name="T4"> Uri(</text:span><text:span text:style-name="T19">"http://localhost:</text:span><text:span text:style-name="T23">3</text:span><text:span text:style-name="T19">0080/api/TripLogWeb</text:span><text:span text:style-name="T23">Api</text:span><text:span text:style-name="T19">/"</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RestTripLogDataService(httpClient, _url);</text:span></text:p>
      <text:p text:style-name="P72"><text:s text:c="8"/>}<text:bookmark-end text:name="__DdeLink__14261_3783980834"/></text:p>
      <text:p text:style-name="P196"/>
      <text:p text:style-name="P212">The localhost will ensure that the tests can be run <text:span text:style-name="T128">on </text:span>any server, provided that the web API is deployed there.</text:p>
      <text:p text:style-name="P212"/>
      <text:p text:style-name="P212">As we did for testing the persistency, add a test method sending a single POST:</text:p>
      <text:p text:style-name="P212"/>
      <text:p text:style-name="P73"><text:bookmark-start text:name="__DdeLink__14263_3783980834"/><text:s text:c="8"/>[TestMethod]</text:p>
      <text:p text:style-name="Standard"><text:span text:style-name="T4"><text:s text:c="8"/></text:span><text:span text:style-name="T13">public</text:span><text:span text:style-name="T4"> </text:span><text:span text:style-name="T13">async</text:span><text:span text:style-name="T4"> Task SyncSimpleInsertRetrieve()</text:span></text:p>
      <text:p text:style-name="P19"><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P19"><text:s text:c="12"/>Assert.AreEqual(First, retrieved.First());</text:p>
      <text:p text:style-name="P73"><text:s text:c="8"/>}<text:bookmark-end text:name="__DdeLink__14263_3783980834"/></text:p>
      <text:p text:style-name="P196"/>
      <text:p text:style-name="P213"><text:soft-page-break/>Running this test might work or not depending on the status of the backend. This means <text:span text:style-name="T93">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3"/>
      <text:p text:style-name="P214">The issue can be overcome by introducing configuration parameters and a backend factory <text:span text:style-name="T94">so as to support the deployment of the software configured differently for different environments.</text:span></text:p>
      <text:p text:style-name="P214"/>
      <text:p text:style-name="P215">Let´s start by finalizing the tests as follows:</text:p>
      <text:p text:style-name="P215"/>
      <text:p text:style-name="P74"><text:s text:c="8"/>[TestInitialize]</text:p>
      <text:p text:style-name="Standard"><text:span text:style-name="T4"><text:s text:c="8"/></text:span><text:span text:style-name="T13">public</text:span><text:span text:style-name="T4"> </text:span><text:span text:style-name="T13">async</text:span><text:span text:style-name="T4"> Task Setup()</text:span></text:p>
      <text:p text:style-name="P19"><text:s text:c="8"/>{</text:p>
      <text:p text:style-name="Standard"><text:span text:style-name="T4"><text:s text:c="12"/>_url = </text:span><text:span text:style-name="T13">new</text:span><text:span text:style-name="T4"> Uri(</text:span><text:span text:style-name="T19">"http://localhost:</text:span><text:span text:style-name="T22">3</text:span><text:span text:style-name="T19">0080/api/TripLogWeb</text:span><text:span text:style-name="T22">Api</text:span><text:span text:style-name="T19">/"</text:span><text:span text:style-name="T4">);</text:span></text:p>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_client = </text:span><text:span text:style-name="T13">new</text:span><text:span text:style-name="T4"> ExtendedRestTripLogDataService(httpClient, _url);</text:span></text:p>
      <text:p text:style-name="Standard"><text:bookmark-start text:name="__DdeLink__14265_3783980834"/><text:span text:style-name="T4"><text:s text:c="12"/></text:span><text:span text:style-name="T13">await</text:span><text:span text:style-name="T4"> SetBaseLine();</text:span></text:p>
      <text:p text:style-name="P19"><text:s text:c="8"/>}</text:p>
      <text:p text:style-name="P19"/>
      <text:p text:style-name="P19"><text:s text:c="8"/>[TestCleanup]</text:p>
      <text:p text:style-name="Standard"><text:span text:style-name="T4"><text:s text:c="8"/></text:span><text:span text:style-name="T13">public</text:span><text:span text:style-name="T4"> </text:span><text:span text:style-name="T13">async</text:span><text:span text:style-name="T4"> Task ShutDown()</text:span></text:p>
      <text:p text:style-name="P19"><text:s text:c="8"/>{</text:p>
      <text:p text:style-name="Standard"><text:span text:style-name="T4"><text:s text:c="12"/></text:span><text:span text:style-name="T13">await</text:span><text:span text:style-name="T4"> SetBaseLine();</text:span></text:p>
      <text:p text:style-name="P19"><text:s text:c="8"/>}</text:p>
      <text:p text:style-name="P19"/>
      <text:p text:style-name="Standard"><text:span text:style-name="T4"><text:s text:c="8"/></text:span><text:span text:style-name="T13">private</text:span><text:span text:style-name="T4"> </text:span><text:span text:style-name="T13">async</text:span><text:span text:style-name="T4"> Task SetBaseLine()</text:span></text:p>
      <text:p text:style-name="P19"><text:s text:c="8"/>{</text:p>
      <text:p text:style-name="Standard"><text:span text:style-name="T4"><text:s text:c="12"/></text:span><text:span text:style-name="T13">if</text:span><text:span text:style-name="T4"> (_client != </text:span><text:span text:style-name="T13">null</text:span><text:span text:style-name="T4">)</text:span></text:p>
      <text:p text:style-name="P19"><text:s text:c="12"/>{</text:p>
      <text:p text:style-name="Standard"><text:span text:style-name="T4"><text:s text:c="16"/></text:span><text:span text:style-name="T13">await</text:span><text:span text:style-name="T4"> _client.RemoveAll();</text:span></text:p>
      <text:p text:style-name="P19"><text:s text:c="12"/>}</text:p>
      <text:p text:style-name="P74"><text:s text:c="8"/>}<text:bookmark-end text:name="__DdeLink__14265_3783980834"/></text:p>
      <text:p text:style-name="P213"/>
      <text:p text:style-name="P215">and defining the extended class intuitively as follows:</text:p>
      <text:p text:style-name="P196"/>
      <text:p text:style-name="P196"><text:bookmark-start text:name="__DdeLink__14267_3783980834"/><text:span text:style-name="T4"><text:s text:c="4"/></text:span><text:span text:style-name="T13">public</text:span><text:span text:style-name="T4"> </text:span><text:span text:style-name="T13">class</text:span><text:span text:style-name="T4"> </text:span><text:bookmark-start text:name="__DdeLink__14273_3783980834"/><text:span text:style-name="T28">ExtendedRestTripLogDataService</text:span><text:bookmark-end text:name="__DdeLink__14273_3783980834"/><text:span text:style-name="T4"> : RestTripLogDataService</text:span></text:p>
      <text:p text:style-name="P19"><text:s text:c="4"/>{</text:p>
      <text:p text:style-name="Standard"><text:span text:style-name="T4"><text:s text:c="8"/></text:span><text:span text:style-name="T13">public</text:span><text:span text:style-name="T4"> ExtendedRestTripLogDataService(StandardAsyncHttpClient httpClient, Uri baseUri)</text:span></text:p>
      <text:p text:style-name="Standard"><text:span text:style-name="T4"><text:s text:c="12"/>: </text:span><text:span text:style-name="T13">base</text:span><text:span text:style-name="T4">(httpClient, baseUri)</text:span></text:p>
      <text:p text:style-name="P19"><text:s text:c="8"/>{ }</text:p>
      <text:p text:style-name="P19"/>
      <text:p text:style-name="Standard"><text:span text:style-name="T4"><text:s text:c="8"/></text:span><text:span text:style-name="T13">public</text:span><text:span text:style-name="T4"> </text:span><text:span text:style-name="T13">async</text:span><text:span text:style-name="T4"> Task RemoveAll()</text:span></text:p>
      <text:p text:style-name="P19"><text:s text:c="8"/>{</text:p>
      <text:p text:style-name="Standard"><text:span text:style-name="T4"><text:s text:c="12"/></text:span><text:span text:style-name="T13">var</text:span><text:span text:style-name="T4"> response = </text:span><text:span text:style-name="T13">await</text:span><text:span text:style-name="T4"> _httpClient.SendRequestAsync&lt;TripLogEntry&gt;(_baseUri, HttpMethod.Delete, _headers);</text:span></text:p>
      <text:p text:style-name="P19"><text:s text:c="8"/>}</text:p>
      <text:p text:style-name="P68"><text:s text:c="4"/>}<text:bookmark-end text:name="__DdeLink__14267_3783980834"/></text:p>
      <text:p text:style-name="P196"/>
      <text:p text:style-name="P248">Here the factory:</text:p>
      <text:p text:style-name="P248"/>
      <text:p text:style-name="P248"/>
      <text:p text:style-name="P248"><text:span text:style-name="T4"><text:s text:c="4"/></text:span><text:span text:style-name="T13">public</text:span><text:span text:style-name="T4"> </text:span><text:span text:style-name="T13">class</text:span><text:span text:style-name="T4"> </text:span><text:span text:style-name="T28">TripLogPersistencyBuilder</text:span></text:p>
      <text:p text:style-name="P19"><text:s text:c="4"/>{</text:p>
      <text:p text:style-name="Standard"><text:span text:style-name="T4"><text:s text:c="8"/></text:span><text:span text:style-name="T13">private</text:span><text:span text:style-name="T4"> DirectoryInfo _directory;</text:span></text:p>
      <text:p text:style-name="P19"/>
      <text:p text:style-name="Standard"><text:span text:style-name="T4"><text:s text:c="8"/></text:span><text:span text:style-name="T13">public</text:span><text:span text:style-name="T4"> TripLogPersistencyBuilder(DirectoryInfo directory)</text:span></text:p>
      <text:p text:style-name="P19"><text:s text:c="8"/>{</text:p>
      <text:p text:style-name="P19"><text:soft-page-break/><text:s text:c="12"/>_directory = directory;</text:p>
      <text:p text:style-name="P19"><text:s text:c="8"/>}</text:p>
      <text:p text:style-name="P19"/>
      <text:p text:style-name="Standard"><text:span text:style-name="T4"><text:s text:c="8"/></text:span><text:span text:style-name="T13">public</text:span><text:span text:style-name="T4"> TripLogPersistency Build(Environment env)</text:span></text:p>
      <text:p text:style-name="P19"><text:s text:c="8"/>{</text:p>
      <text:p text:style-name="Standard"><text:span text:style-name="T4"><text:s text:c="12"/></text:span><text:span text:style-name="T13">switch</text:span><text:span text:style-name="T4"> (env)</text:span></text:p>
      <text:p text:style-name="P19"><text:s text:c="12"/>{</text:p>
      <text:p text:style-name="Standard"><text:span text:style-name="T4"><text:s text:c="16"/></text:span><text:span text:style-name="T13">case</text:span><text:span text:style-name="T4"> Environment.Test:</text:span></text:p>
      <text:p text:style-name="Standard"><text:span text:style-name="T4"><text:s text:c="20"/></text:span><text:span text:style-name="T13">return</text:span><text:span text:style-name="T4"> </text:span><text:span text:style-name="T13">new</text:span><text:span text:style-name="T4"> ExtendedDbreezeTripLogPersistency(</text:span><text:span text:style-name="T13">new</text:span><text:span text:style-name="T4"> DirectoryInfo(</text:span><text:span text:style-name="T78">@"C:\WebServer\Persistency"</text:span><text:span text:style-name="T4">));</text:span></text:p>
      <text:p text:style-name="P19"/>
      <text:p text:style-name="Standard"><text:span text:style-name="T4"><text:s text:c="16"/></text:span><text:span text:style-name="T13">case</text:span><text:span text:style-name="T4"> Environment.Prod:</text:span></text:p>
      <text:p text:style-name="Standard"><text:span text:style-name="T4"><text:s text:c="20"/></text:span><text:span text:style-name="T13">return</text:span><text:span text:style-name="T4"> </text:span><text:span text:style-name="T13">new</text:span><text:span text:style-name="T4"> DbreezeTripLogPersistency(</text:span><text:span text:style-name="T13">new</text:span><text:span text:style-name="T4"> DirectoryInfo(</text:span><text:span text:style-name="T78">@"C:\WebServer\Persistency"</text:span><text:span text:style-name="T4">));</text:span></text:p>
      <text:p text:style-name="P19"/>
      <text:p text:style-name="Standard"><text:span text:style-name="T4"><text:s text:c="16"/></text:span><text:span text:style-name="T13">default</text:span><text:span text:style-name="T4">:</text:span></text:p>
      <text:p text:style-name="Standard"><text:span text:style-name="T4"><text:s text:c="20"/></text:span><text:span text:style-name="T13">throw</text:span><text:span text:style-name="T4"> </text:span><text:span text:style-name="T13">new</text:span><text:span text:style-name="T4"> Exception();</text:span></text:p>
      <text:p text:style-name="P19"><text:s text:c="12"/>}</text:p>
      <text:p text:style-name="P19"><text:s text:c="8"/>}</text:p>
      <text:p text:style-name="P84"><text:s text:c="4"/>}</text:p>
      <text:p text:style-name="P196"/>
      <text:p text:style-name="P196"><text:span text:style-name="T4"><text:s text:c="4"/></text:span><text:span text:style-name="T13">public</text:span><text:span text:style-name="T4"> </text:span><text:span text:style-name="T13">enum</text:span><text:span text:style-name="T4"> </text:span><text:span text:style-name="T28">Environment</text:span></text:p>
      <text:p text:style-name="P19"><text:s text:c="4"/>{</text:p>
      <text:p text:style-name="P19"><text:s text:c="8"/>Test = 0,</text:p>
      <text:p text:style-name="P19"><text:s text:c="8"/>Prod = 1</text:p>
      <text:p text:style-name="P68"><text:s text:c="4"/>}</text:p>
      <text:p text:style-name="P196"/>
      <text:p text:style-name="P215">The backend web API needs to be modified as follows:</text:p>
      <text:p text:style-name="P215"/>
      <text:p text:style-name="P215"><text:span text:style-name="T4"><text:s text:c="8"/></text:span><text:span text:style-name="T13">private</text:span><text:span text:style-name="T4"> TripLogPersistency _persistency;</text:span></text:p>
      <text:p text:style-name="Standard"><text:span text:style-name="T4"><text:s text:c="8"/></text:span><text:bookmark-start text:name="__DdeLink__14277_3783980834"/><text:span text:style-name="T13">private</text:span><text:span text:style-name="T4"> Environment _environment;</text:span><text:bookmark-end text:name="__DdeLink__14277_3783980834"/></text:p>
      <text:p text:style-name="P19"/>
      <text:p text:style-name="Standard"><text:span text:style-name="T4"><text:s text:c="8"/></text:span><text:span text:style-name="T13">public</text:span><text:span text:style-name="T4"> TripLogWebController()</text:span></text:p>
      <text:p text:style-name="P19"><text:s text:c="8"/>{</text:p>
      <text:p text:style-name="P19"><text:bookmark-start text:name="__DdeLink__14279_3783980834"/><text:s text:c="12"/>_environment = Environment.Test;</text:p>
      <text:p text:style-name="Standard"><text:span text:style-name="T4"><text:s text:c="12"/>_persistency = </text:span><text:span text:style-name="T13">new</text:span><text:span text:style-name="T4"> TripLogPersistencyBuilder(</text:span><text:span text:style-name="T13">new</text:span><text:span text:style-name="T4"> DirectoryInfo(</text:span><text:span text:style-name="T78">@"C:\WebServer\Persistency"</text:span><text:span text:style-name="T4">)).</text:span></text:p>
      <text:p text:style-name="P19"><text:s text:c="16"/>Build(_environment);</text:p>
      <text:p text:style-name="P19"><text:s text:c="12"/>_persistency.Setup();<text:bookmark-end text:name="__DdeLink__14279_3783980834"/></text:p>
      <text:p text:style-name="P74"><text:s text:c="8"/>}</text:p>
      <text:p text:style-name="P196"/>
      <text:p text:style-name="P196"><text:span text:style-name="T4"><text:s text:c="8"/></text:span><text:span text:style-name="T13">public</text:span><text:span text:style-name="T4"> </text:span><text:span text:style-name="T13">void</text:span><text:span text:style-name="T4"> Delete()</text:span></text:p>
      <text:p text:style-name="P19"><text:s text:c="8"/>{</text:p>
      <text:p text:style-name="Standard"><text:bookmark-start text:name="__DdeLink__14434_3783980834"/><text:span text:style-name="T4"><text:s text:c="12"/></text:span><text:span text:style-name="T13">if</text:span><text:span text:style-name="T4"> (_environment == Environment.Test)</text:span></text:p>
      <text:p text:style-name="P19"><text:s text:c="12"/>{</text:p>
      <text:p text:style-name="P19"><text:s text:c="16"/>((<text:bookmark-start text:name="__DdeLink__14271_3783980834"/>ExtendedDbreezeTripLogPersistency<text:bookmark-end text:name="__DdeLink__14271_3783980834"/>)_persistency).RemoveAll();</text:p>
      <text:p text:style-name="P19"/>
      <text:p text:style-name="P19"><text:s text:c="16"/>_persistency.Dispose();</text:p>
      <text:p text:style-name="P19"><text:s text:c="12"/>}</text:p>
      <text:p text:style-name="Standard"><text:span text:style-name="T4"><text:s text:c="12"/></text:span><text:span text:style-name="T13">else</text:span></text:p>
      <text:p text:style-name="P19"><text:s text:c="12"/>{</text:p>
      <text:p text:style-name="Standard"><text:span text:style-name="T4"><text:s text:c="16"/></text:span><text:span text:style-name="T33">// Nothing or exception?</text:span></text:p>
      <text:p text:style-name="P19"><text:s text:c="12"/>}<text:bookmark-end text:name="__DdeLink__14434_3783980834"/></text:p>
      <text:p text:style-name="P68"><text:s text:c="8"/>}</text:p>
      <text:p text:style-name="P196"/>
      <text:p text:style-name="P216">The variable test is hard-coded and its value needs to be set based on a configuration file. We will get to that later.</text:p>
      <text:p text:style-name="P196"/>
      <text:p text:style-name="P217">Now running the following test will lead to 1 fail, 1 success:</text:p>
      <text:p text:style-name="P217"/>
      <text:p text:style-name="P75"><text:bookmark-start text:name="__DdeLink__14269_3783980834"/><text:s text:c="8"/>[TestMethod]</text:p>
      <text:p text:style-name="Standard"><text:span text:style-name="T4"><text:s text:c="8"/></text:span><text:span text:style-name="T13">public</text:span><text:span text:style-name="T4"> </text:span><text:span text:style-name="T13">async</text:span><text:span text:style-name="T4"> Task SimpleInsertRetrieveTest()</text:span></text:p>
      <text:p text:style-name="P19"><text:soft-page-break/><text:s text:c="8"/>{</text:p>
      <text:p text:style-name="Standard"><text:span text:style-name="T4"><text:s text:c="12"/></text:span><text:span text:style-name="T13">await</text:span><text:span text:style-name="T4"> _client.AddEntryAsync(First);</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1, retrieved.Count);</text:p>
      <text:p text:style-name="Standard"><text:span text:style-name="T4"><text:s text:c="12"/>Assert.AreEqual(First, retrieved.First()); // </text:span><text:span text:style-name="T8">&lt;==== <text:s/>This seems to fail...why?</text:span></text:p>
      <text:p text:style-name="P19"><text:s text:c="8"/>}</text:p>
      <text:p text:style-name="P19"/>
      <text:p text:style-name="P19"><text:s text:c="8"/>[TestMethod]</text:p>
      <text:p text:style-name="Standard"><text:span text:style-name="T4"><text:s text:c="8"/></text:span><text:span text:style-name="T13">public</text:span><text:span text:style-name="T4"> </text:span><text:span text:style-name="T13">async</text:span><text:span text:style-name="T4"> Task RemoveAllTest()</text:span></text:p>
      <text:p text:style-name="P19"><text:s text:c="8"/>{</text:p>
      <text:p text:style-name="Standard"><text:span text:style-name="T4"><text:s text:c="12"/></text:span><text:span text:style-name="T13">await</text:span><text:span text:style-name="T4"> _client.RemoveAll();</text:span></text:p>
      <text:p text:style-name="P19"/>
      <text:p text:style-name="Standard"><text:span text:style-name="T4"><text:s text:c="12"/></text:span><text:span text:style-name="T13">var</text:span><text:span text:style-name="T4"> retrieved = </text:span><text:span text:style-name="T13">await</text:span><text:span text:style-name="T4"> _client.ReadAllEntriesAsync();</text:span></text:p>
      <text:p text:style-name="P19"/>
      <text:p text:style-name="P19"><text:s text:c="12"/>Assert.AreEqual(0, retrieved.Count);</text:p>
      <text:p text:style-name="P218"><text:span text:style-name="T4"><text:s text:c="8"/>}</text:span><text:span text:style-name="T95"> </text:span><text:bookmark-end text:name="__DdeLink__14269_3783980834"/></text:p>
      <text:p text:style-name="P196"/>
      <text:p text:style-name="P217">why? Please fix the issue.</text:p>
      <text:p text:style-name="P217"/>
      <text:p text:style-name="P217">We now need to add two new test steps to the build in order to build and execute these additional tests. <text:span text:style-name="T97">Here the possible implementations:</text:span></text:p>
      <text:p text:style-name="P217"/>
      <text:p text:style-name="P217"><draw:frame draw:style-name="fr2" draw:name="Image21" text:anchor-type="paragraph" svg:width="6.6929in" svg:height="2.4866in" draw:z-index="34"><draw:image xlink:href="Pictures/100000000000057A00000209F7E449808BBA2383.png" xlink:type="simple" xlink:show="embed" xlink:actuate="onLoad" loext:mime-type="image/png"/></draw:frame></text:p>
      <text:p text:style-name="P196"><draw:frame draw:style-name="fr2" draw:name="Image16" text:anchor-type="paragraph" svg:width="6.6929in" svg:height="2.4102in" draw:z-index="32"><draw:image xlink:href="Pictures/10000000000004D9000001BF1A1C1BB8FF6277FA.png" xlink:type="simple" xlink:show="embed" xlink:actuate="onLoad" loext:mime-type="image/png"/></draw:frame></text:p>
      <text:p text:style-name="P196"><draw:frame draw:style-name="fr2" draw:name="Image20" text:anchor-type="paragraph" svg:width="6.6929in" svg:height="1.6319in" draw:z-index="33"><draw:image xlink:href="Pictures/100000000000048000000119E08142FBF5526E6E.png" xlink:type="simple" xlink:show="embed" xlink:actuate="onLoad" loext:mime-type="image/png"/></draw:frame><text:soft-page-break/></text:p>
      <text:p text:style-name="P196"/>
      <text:p text:style-name="P219"><text:span text:style-name="T98">Now check in</text:span> and ensure that <text:span text:style-name="T98">the resulting build</text:span> completes succesfully.</text:p>
      <text:p text:style-name="P219">Please note the significant increment in execution time due to the introduction of the acceptance tests.</text:p>
      <text:p text:style-name="P196"/>
      <text:p text:style-name="P222">By running the application, clicking new and saving a new location and moving back to the main screen, you will notice that the new entry is not being displayed. Fix this issue...</text:p>
      <text:p text:style-name="P196"/>
      <text:p text:style-name="P196"/>
      <text:p text:style-name="P220">Lesson <text:span text:style-name="T129">8</text:span>: <text:span text:style-name="T130">Finalizing</text:span></text:p>
      <text:p text:style-name="P196"/>
      <text:p text:style-name="P220">So far we have built a simple multi-platform application communicating with a minimal backend, we have written a minimal set of unit, integration and acceptance test<text:span text:style-name="T129">s</text:span> and we have set up a <text:span text:style-name="T130">fully functional continuous deployment</text:span> system. <text:span text:style-name="T130">We now want to fine-tune the code by giving it a better structure in order to allow future developments.</text:span> </text:p>
      <text:p text:style-name="P220"/>
      <text:p text:style-name="P222">Let´s start by refactoring some code. The different factories and the kernel in app.xaml.cs can be grouped together in project-wide factory and moved to another file. Name this TripLogFactory.cs and move the code as follows:</text:p>
      <text:p text:style-name="P222"/>
      <text:p text:style-name="P222"><text:bookmark-start text:name="__DdeLink__14658_3783980834"/><text:span text:style-name="T4"><text:s text:c="4"/></text:span><text:span text:style-name="T13">public</text:span><text:span text:style-name="T4"> </text:span><text:span text:style-name="T13">class</text:span><text:span text:style-name="T4"> </text:span><text:span text:style-name="T28">TripLogFactory</text:span></text:p>
      <text:p text:style-name="P19"><text:s text:c="4"/>{</text:p>
      <text:p text:style-name="Standard"><text:span text:style-name="T4"><text:s text:c="8"/></text:span><text:span text:style-name="T13">private</text:span><text:span text:style-name="T4"> ViewModelFactory _viewModelFactory;</text:span></text:p>
      <text:p text:style-name="Standard"><text:span text:style-name="T4"><text:s text:c="8"/></text:span><text:span text:style-name="T13">private</text:span><text:span text:style-name="T4"> ViewFactory _viewFactory;</text:span></text:p>
      <text:p text:style-name="Standard"><text:span text:style-name="T4"><text:s text:c="8"/></text:span><text:span text:style-name="T13">private</text:span><text:span text:style-name="T4"> CombinedFactory _combinedFactory;</text:span></text:p>
      <text:p text:style-name="Standard"><text:span text:style-name="T4"><text:s text:c="8"/></text:span><text:span text:style-name="T13">private</text:span><text:span text:style-name="T4"> IKernel _kernel;</text:span></text:p>
      <text:p text:style-name="P19"/>
      <text:p text:style-name="P249"><text:span text:style-name="T4"><text:s text:c="8"/></text:span><text:span text:style-name="T13">public</text:span><text:span text:style-name="T4"> TripLogFactory(</text:span><text:span text:style-name="T13">params</text:span><text:span text:style-name="T4"> INinjectModule[] platformModules)</text:span></text:p>
      <text:p text:style-name="P19"><text:s text:c="8"/>{</text:p>
      <text:p text:style-name="Standard"><text:span text:style-name="T4"><text:s text:c="12"/>_kernel = </text:span><text:span text:style-name="T13">new</text:span><text:span text:style-name="T4"> StandardKernel();</text:span></text:p>
      <text:p text:style-name="P19"><text:s text:c="12"/>_kernel.Load(platformModules);</text:p>
      <text:p text:style-name="P19"><text:s text:c="8"/>}</text:p>
      <text:p text:style-name="P19"/>
      <text:p text:style-name="Standard"><text:span text:style-name="T4"><text:s text:c="8"/></text:span><text:span text:style-name="T13">public</text:span><text:span text:style-name="T4"> ContentPage Build()</text:span></text:p>
      <text:p text:style-name="P19"><text:s text:c="8"/>{</text:p>
      <text:p text:style-name="Standard"><text:span text:style-name="T4"><text:s text:c="12"/></text:span><text:span text:style-name="T13">var</text:span><text:span text:style-name="T4"> locationService = _kernel.Get&lt;GeoLocationService&gt;();</text:span></text:p>
      <text:p text:style-name="P19"/>
      <text:p text:style-name="Standard"><text:span text:style-name="T4"><text:s text:c="12"/></text:span><text:span text:style-name="T13">var</text:span><text:span text:style-name="T4"> httpClient = </text:span><text:span text:style-name="T13">new</text:span><text:span text:style-name="T4"> StandardAsyncHttpClient();</text:span></text:p>
      <text:p text:style-name="Standard"><text:span text:style-name="T4"><text:s text:c="12"/></text:span><text:span text:style-name="T13">var</text:span><text:span text:style-name="T4"> backendUri = </text:span><text:span text:style-name="T13">new</text:span><text:span text:style-name="T4"> Uri(</text:span><text:span text:style-name="T19">"http://192.168.56.10</text:span><text:span text:style-name="T24">2</text:span><text:span text:style-name="T19">:</text:span><text:span text:style-name="T21">3</text:span><text:span text:style-name="T19">0080/api/TripLogWeb</text:span><text:span text:style-name="T21">Api</text:span><text:span text:style-name="T19">/"</text:span><text:span text:style-name="T4">);</text:span></text:p>
      <text:p text:style-name="Standard"><text:span text:style-name="T4"><text:s text:c="12"/></text:span><text:span text:style-name="T13">var</text:span><text:span text:style-name="T4"> restTripLogDataService = </text:span><text:span text:style-name="T13">new</text:span><text:span text:style-name="T4"> RestTripLogDataService(httpClient, backendUri);</text:span></text:p>
      <text:p text:style-name="Standard"><text:span text:style-name="T4"><text:s text:c="12"/>_viewModelFactory = </text:span><text:span text:style-name="T13">new</text:span><text:span text:style-name="T4"> ViewModelFactory(locationService, restTripLogDataService);</text:span></text:p>
      <text:p text:style-name="Standard"><text:span text:style-name="T4"><text:s text:c="12"/>_viewFactory = </text:span><text:span text:style-name="T13">new</text:span><text:span text:style-name="T4"> ViewFactory();</text:span></text:p>
      <text:p text:style-name="Standard"><text:span text:style-name="T4"><text:s text:c="12"/>_combinedFactory = </text:span><text:span text:style-name="T13">new</text:span><text:span text:style-name="T4"> CombinedFactory(_viewFactory, _viewModelFactory);</text:span></text:p>
      <text:p text:style-name="P19"/>
      <text:p text:style-name="Standard"><text:span text:style-name="T4"><text:s text:c="12"/></text:span><text:span text:style-name="T13">var</text:span><text:span text:style-name="T4"> viewModel = _viewModelFactory.Build(ViewType.Main);</text:span></text:p>
      <text:p text:style-name="P19"><text:s text:c="12"/>viewModel.Init();</text:p>
      <text:p text:style-name="P19"/>
      <text:p text:style-name="Standard"><text:soft-page-break/><text:span text:style-name="T4"><text:s text:c="12"/></text:span><text:span text:style-name="T13">var</text:span><text:span text:style-name="T4"> mainPage = </text:span><text:span text:style-name="T13">new</text:span><text:span text:style-name="T4"> MainPage(viewModel);</text:span></text:p>
      <text:p text:style-name="P19"><text:s text:c="12"/>mainPage.Init(_combinedFactory);</text:p>
      <text:p text:style-name="P19"/>
      <text:p text:style-name="Standard"><text:span text:style-name="T4"><text:s text:c="12"/></text:span><text:span text:style-name="T13">return</text:span><text:span text:style-name="T4"> mainPage;</text:span></text:p>
      <text:p text:style-name="P19"><text:s text:c="8"/>}</text:p>
      <text:p text:style-name="P76"><text:s text:c="4"/>}<text:bookmark-end text:name="__DdeLink__14658_3783980834"/></text:p>
      <text:p text:style-name="P196"/>
      <text:p text:style-name="P221">The app.xaml.cs will now look as follows:</text:p>
      <text:p text:style-name="P221"/>
      <text:p text:style-name="P249"><text:bookmark-start text:name="__DdeLink__14660_3783980834"/><text:span text:style-name="T10"><text:s text:c="8"/></text:span><text:span text:style-name="T17">public</text:span><text:span text:style-name="T10"> App(</text:span><text:span text:style-name="T17">params</text:span><text:span text:style-name="T10"> </text:span><text:span text:style-name="T4">INinjectModule</text:span><text:span text:style-name="T10">[] platformModules)</text:span></text:p>
      <text:p text:style-name="P19"><text:s text:c="8"/>{</text:p>
      <text:p text:style-name="Standard"><text:span text:style-name="T4"><text:s text:c="12"/></text:span><text:span text:style-name="T13">var</text:span><text:span text:style-name="T4"> factory = </text:span><text:span text:style-name="T13">new</text:span><text:span text:style-name="T4"> TripLogFactory(platformModules);</text:span></text:p>
      <text:p text:style-name="P19"/>
      <text:p text:style-name="Standard"><text:span text:style-name="T4"><text:s text:c="12"/></text:span><text:span text:style-name="T13">var</text:span><text:span text:style-name="T4"> mainPage = factory.Build();</text:span></text:p>
      <text:p text:style-name="P19"/>
      <text:p text:style-name="Standard"><text:span text:style-name="T4"><text:s text:c="12"/>MainPage = </text:span><text:span text:style-name="T13">new</text:span><text:span text:style-name="T4"> NavigationPage(mainPage);</text:span></text:p>
      <text:p text:style-name="P77"><text:s text:c="8"/>}<text:bookmark-end text:name="__DdeLink__14660_3783980834"/></text:p>
      <text:p text:style-name="P226"/>
      <text:p text:style-name="P250">The TripLogWebApiController can be refactored so as to better stick to REST constraints as follows:</text:p>
      <text:p text:style-name="P250"/>
      <text:p text:style-name="P252"><text:s text:c="8"/>// GET: api/TripLogApi</text:p>
      <text:p text:style-name="Standard"><text:span text:style-name="T4"><text:s text:c="8"/>[ResponseType(</text:span><text:span text:style-name="T13">typeof</text:span><text:span text:style-name="T4">(IEnumerable&lt;TripLogEntry&gt;))]</text:span></text:p>
      <text:p text:style-name="Standard"><text:span text:style-name="T4"><text:s text:c="8"/></text:span><text:span text:style-name="T13">public</text:span><text:span text:style-name="T4"> IHttpActionResult Get()</text:span></text:p>
      <text:p text:style-name="P19"><text:s text:c="8"/>{</text:p>
      <text:p text:style-name="Standard"><text:span text:style-name="T4"><text:s text:c="12"/></text:span><text:span text:style-name="T13">try</text:span></text:p>
      <text:p text:style-name="P19"><text:s text:c="12"/>{</text:p>
      <text:p text:style-name="Standard"><text:span text:style-name="T4"><text:s text:c="16"/></text:span><text:span text:style-name="T13">var</text:span><text:span text:style-name="T4"> results = _persistency.GetAll();</text:span></text:p>
      <text:p text:style-name="P19"><text:s text:c="16"/>_persistency.Dispose();</text:p>
      <text:p text:style-name="P19"/>
      <text:p text:style-name="Standard"><text:span text:style-name="T4"><text:s text:c="16"/></text:span><text:span text:style-name="T13">return</text:span><text:span text:style-name="T4"> Ok(results);</text:span></text:p>
      <text:p text:style-name="P19"><text:s text:c="12"/>}</text:p>
      <text:p text:style-name="Standard"><text:span text:style-name="T4"><text:s text:c="12"/></text:span><text:span text:style-name="T13">catch</text:span><text:span text:style-name="T4"> (Exception e)</text:span></text:p>
      <text:p text:style-name="P19"><text:s text:c="12"/>{</text:p>
      <text:p text:style-name="Standard"><text:span text:style-name="T4"><text:s text:c="16"/></text:span><text:span text:style-name="T13">return</text:span><text:span text:style-name="T4"> ThrowHttpResponseException(e);</text:span></text:p>
      <text:p text:style-name="P19"><text:s text:c="12"/>}</text:p>
      <text:p text:style-name="P19"><text:s text:c="8"/>}</text:p>
      <text:p text:style-name="P19"/>
      <text:p text:style-name="Standard"><text:span text:style-name="T4"><text:s text:c="8"/></text:span><text:span text:style-name="T33">// GET: api/TripLogApi/5</text:span></text:p>
      <text:p text:style-name="Standard"><text:span text:style-name="T4"><text:s text:c="8"/>[ResponseType(</text:span><text:span text:style-name="T13">typeof</text:span><text:span text:style-name="T4">(</text:span><text:span text:style-name="T13">void</text:span><text:span text:style-name="T4">))]</text:span></text:p>
      <text:p text:style-name="Standard"><text:span text:style-name="T4"><text:s text:c="8"/></text:span><text:span text:style-name="T13">public</text:span><text:span text:style-name="T4"> IHttpActionResult Get(</text:span><text:span text:style-name="T13">int</text:span><text:span text:style-name="T4"> id)</text:span></text:p>
      <text:p text:style-name="P19"><text:s text:c="8"/>{</text:p>
      <text:p text:style-name="Standard"><text:span text:style-name="T4"><text:s text:c="12"/></text:span><text:span text:style-name="T13">throw</text:span><text:span text:style-name="T4"> </text:span><text:span text:style-name="T13">new</text:span><text:span text:style-name="T4"> HttpResponseException(HttpStatusCode.NotAcceptable);</text:span></text:p>
      <text:p text:style-name="P19"><text:s text:c="8"/>}</text:p>
      <text:p text:style-name="P19"/>
      <text:p text:style-name="Standard"><text:span text:style-name="T4"><text:s text:c="8"/></text:span><text:span text:style-name="T33">// POST: api/TripLogApi</text:span></text:p>
      <text:p text:style-name="Standard"><text:span text:style-name="T4"><text:s text:c="8"/>[ResponseType(</text:span><text:span text:style-name="T13">typeof</text:span><text:span text:style-name="T4">(</text:span><text:span text:style-name="T13">void</text:span><text:span text:style-name="T4">))]</text:span></text:p>
      <text:p text:style-name="Standard"><text:span text:style-name="T4"><text:s text:c="8"/></text:span><text:span text:style-name="T13">public</text:span><text:span text:style-name="T4"> IHttpActionResult Post([FromBody] TripLogEntry value)</text:span></text:p>
      <text:p text:style-name="P19"><text:s text:c="8"/>{</text:p>
      <text:p text:style-name="Standard"><text:span text:style-name="T4"><text:s text:c="12"/></text:span><text:span text:style-name="T13">try</text:span></text:p>
      <text:p text:style-name="P19"><text:s text:c="12"/>{</text:p>
      <text:p text:style-name="P19"><text:s text:c="16"/>_persistency.Add(value);</text:p>
      <text:p text:style-name="P19"><text:s text:c="16"/>_persistency.Dispose();</text:p>
      <text:p text:style-name="P19"/>
      <text:p text:style-name="Standard"><text:span text:style-name="T4"><text:s text:c="16"/></text:span><text:span text:style-name="T13">return</text:span><text:span text:style-name="T4"> CreatedAtRoute(</text:span><text:span text:style-name="T19">"DefaultApi"</text:span><text:span text:style-name="T4">, </text:span><text:span text:style-name="T13">new</text:span><text:span text:style-name="T4"> {id = value.Id}, value);</text:span></text:p>
      <text:p text:style-name="P19"><text:s text:c="12"/>}</text:p>
      <text:p text:style-name="Standard"><text:span text:style-name="T4"><text:s text:c="12"/></text:span><text:span text:style-name="T13">catch</text:span><text:span text:style-name="T4"> (Exception e)</text:span></text:p>
      <text:p text:style-name="P19"><text:s text:c="12"/>{</text:p>
      <text:p text:style-name="Standard"><text:span text:style-name="T4"><text:s text:c="16"/></text:span><text:span text:style-name="T13">return</text:span><text:span text:style-name="T4"> ThrowHttpResponseException(e);</text:span></text:p>
      <text:p text:style-name="P19"><text:s text:c="12"/>}</text:p>
      <text:p text:style-name="P19"><text:s text:c="8"/>}</text:p>
      <text:p text:style-name="P19"/>
      <text:p text:style-name="Standard"><text:span text:style-name="T4"><text:s text:c="8"/></text:span><text:span text:style-name="T33">// PUT: api/TripLogApi/5</text:span></text:p>
      <text:p text:style-name="Standard"><text:soft-page-break/><text:span text:style-name="T4"><text:s text:c="8"/>[ResponseType(</text:span><text:span text:style-name="T13">typeof</text:span><text:span text:style-name="T4">(</text:span><text:span text:style-name="T13">void</text:span><text:span text:style-name="T4">))]</text:span></text:p>
      <text:p text:style-name="Standard"><text:span text:style-name="T4"><text:s text:c="8"/></text:span><text:span text:style-name="T13">public</text:span><text:span text:style-name="T4"> IHttpActionResult Put(</text:span><text:span text:style-name="T13">int</text:span><text:span text:style-name="T4"> id, [FromBody]TripLogEntry value)</text:span></text:p>
      <text:p text:style-name="P19"><text:s text:c="8"/>{</text:p>
      <text:p text:style-name="Standard"><text:span text:style-name="T4"><text:s text:c="12"/></text:span><text:span text:style-name="T13">throw</text:span><text:span text:style-name="T4"> </text:span><text:span text:style-name="T13">new</text:span><text:span text:style-name="T4"> HttpResponseException(HttpStatusCode.NotAcceptable);</text:span></text:p>
      <text:p text:style-name="P19"><text:s text:c="8"/>}</text:p>
      <text:p text:style-name="P19"/>
      <text:p text:style-name="Standard"><text:span text:style-name="T4"><text:s text:c="8"/></text:span><text:span text:style-name="T33">// DELETE: api/TripLogApi/5</text:span></text:p>
      <text:p text:style-name="Standard"><text:span text:style-name="T4"><text:s text:c="8"/>[ResponseType(</text:span><text:span text:style-name="T13">typeof</text:span><text:span text:style-name="T4">(</text:span><text:span text:style-name="T13">void</text:span><text:span text:style-name="T4">))]</text:span></text:p>
      <text:p text:style-name="Standard"><text:span text:style-name="T4"><text:s text:c="8"/></text:span><text:span text:style-name="T13">public</text:span><text:span text:style-name="T4"> IHttpActionResult Delete(</text:span><text:span text:style-name="T13">int</text:span><text:span text:style-name="T4"> id)</text:span></text:p>
      <text:p text:style-name="P19"><text:s text:c="8"/>{</text:p>
      <text:p text:style-name="Standard"><text:span text:style-name="T4"><text:s text:c="12"/></text:span><text:span text:style-name="T13">try</text:span></text:p>
      <text:p text:style-name="P19"><text:s text:c="12"/>{</text:p>
      <text:p text:style-name="Standard"><text:span text:style-name="T4"><text:s text:c="16"/></text:span><text:span text:style-name="T13">if</text:span><text:span text:style-name="T4"> (_environment == Environment.Test)</text:span></text:p>
      <text:p text:style-name="P19"><text:s text:c="16"/>{</text:p>
      <text:p text:style-name="P19"><text:s text:c="20"/>((ExtendedDbreezeTripLogPersistency) _persistency).RemoveAll();</text:p>
      <text:p text:style-name="P19"><text:s text:c="20"/>_persistency.Dispose();</text:p>
      <text:p text:style-name="P19"/>
      <text:p text:style-name="Standard"><text:span text:style-name="T4"><text:s text:c="20"/></text:span><text:span text:style-name="T13">return</text:span><text:span text:style-name="T4"> Ok();</text:span></text:p>
      <text:p text:style-name="P19"><text:s text:c="16"/>}</text:p>
      <text:p text:style-name="P19"/>
      <text:p text:style-name="Standard"><text:span text:style-name="T4"><text:s text:c="16"/></text:span><text:span text:style-name="T13">throw</text:span><text:span text:style-name="T4"> </text:span><text:span text:style-name="T13">new</text:span><text:span text:style-name="T4"> HttpResponseException(HttpStatusCode.NotAcceptable);</text:span></text:p>
      <text:p text:style-name="P19"><text:s text:c="12"/>}</text:p>
      <text:p text:style-name="Standard"><text:span text:style-name="T4"><text:s text:c="12"/></text:span><text:span text:style-name="T13">catch</text:span><text:span text:style-name="T4"> (Exception e)</text:span></text:p>
      <text:p text:style-name="P19"><text:s text:c="12"/>{</text:p>
      <text:p text:style-name="Standard"><text:span text:style-name="T4"><text:s text:c="16"/></text:span><text:span text:style-name="T13">return</text:span><text:span text:style-name="T4"> ThrowHttpResponseException(e);</text:span></text:p>
      <text:p text:style-name="P19"><text:s text:c="12"/>}</text:p>
      <text:p text:style-name="P19"><text:s text:c="8"/>}</text:p>
      <text:p text:style-name="P19"/>
      <text:p text:style-name="Standard"><text:span text:style-name="T4"><text:s text:c="8"/></text:span><text:span text:style-name="T13">private</text:span><text:span text:style-name="T4"> IHttpActionResult ThrowHttpResponseException(Exception e)</text:span></text:p>
      <text:p text:style-name="P19"><text:s text:c="8"/>{</text:p>
      <text:p text:style-name="Standard"><text:span text:style-name="T4"><text:s text:c="12"/></text:span><text:span text:style-name="T13">var</text:span><text:span text:style-name="T4"> responseMessage = </text:span><text:span text:style-name="T13">new</text:span><text:span text:style-name="T4"> HttpResponseMessage(HttpStatusCode.InternalServerError)</text:span></text:p>
      <text:p text:style-name="P19"><text:s text:c="12"/>{</text:p>
      <text:p text:style-name="P19"><text:s text:c="16"/>ReasonPhrase = e.Message</text:p>
      <text:p text:style-name="P19"><text:s text:c="12"/>};</text:p>
      <text:p text:style-name="P19"/>
      <text:p text:style-name="Standard"><text:span text:style-name="T4"><text:s text:c="12"/></text:span><text:span text:style-name="T13">throw</text:span><text:span text:style-name="T4"> </text:span><text:span text:style-name="T13">new</text:span><text:span text:style-name="T4"> HttpResponseException(responseMessage);</text:span></text:p>
      <text:p text:style-name="P254"><text:s text:c="8"/>}</text:p>
      <text:p text:style-name="P250"/>
      <text:p text:style-name="P230">Rearrange all the dependencies on every file so that:</text:p>
      <text:p text:style-name="P230">- No unnencessary dependency is present.</text:p>
      <text:p text:style-name="P230">- Dependencies are listed in alphabetical order.</text:p>
      <text:p text:style-name="P230">- The dependencies are grouped in the following order: framework, libs, project. </text:p>
      <text:p text:style-name="P226"/>
      <text:p text:style-name="P231">Here a sample:</text:p>
      <text:p text:style-name="P231"/>
      <text:p text:style-name="P226"><text:span text:style-name="T13">namespace</text:span><text:span text:style-name="T4"> TripLog.Test.Acceptance</text:span></text:p>
      <text:p text:style-name="P19">{</text:p>
      <text:p text:style-name="Standard"><text:span text:style-name="T4"><text:s text:c="4"/></text:span><text:span text:style-name="T13">using</text:span><text:span text:style-name="T4"> System;</text:span></text:p>
      <text:p text:style-name="Standard"><text:span text:style-name="T4"><text:s text:c="4"/></text:span><text:span text:style-name="T13">using</text:span><text:span text:style-name="T4"> System.Linq;</text:span></text:p>
      <text:p text:style-name="Standard"><text:span text:style-name="T4"><text:s text:c="4"/></text:span><text:span text:style-name="T13">using</text:span><text:span text:style-name="T4"> System.Threading.Tasks;</text:span></text:p>
      <text:p text:style-name="P19"/>
      <text:p text:style-name="Standard"><text:span text:style-name="T4"><text:s text:c="4"/></text:span><text:span text:style-name="T13">using</text:span><text:span text:style-name="T4"> Microsoft.VisualStudio.TestTools.UnitTesting;</text:span></text:p>
      <text:p text:style-name="P19"/>
      <text:p text:style-name="Standard"><text:span text:style-name="T4"><text:s text:c="4"/></text:span><text:span text:style-name="T13">using</text:span><text:span text:style-name="T4"> TripLog.Models;</text:span></text:p>
      <text:p text:style-name="Standard"><text:span text:style-name="T4"><text:s text:c="4"/></text:span><text:span text:style-name="T13">using</text:span><text:span text:style-name="T4"> TripLog.Services;</text:span></text:p>
      <text:p text:style-name="P19"/>
      <text:p text:style-name="P19"><text:s text:c="4"/>[TestClass]</text:p>
      <text:p text:style-name="Standard"><text:span text:style-name="T4"><text:s text:c="4"/></text:span><text:span text:style-name="T13">public</text:span><text:span text:style-name="T4"> </text:span><text:span text:style-name="T13">class</text:span><text:span text:style-name="T4"> </text:span><text:span text:style-name="T28">RestTripLogDataServiceTests</text:span></text:p>
      <text:p text:style-name="P78"><text:s text:c="4"/>{</text:p>
      <text:p text:style-name="P226"/>
      <text:p text:style-name="P227">Then rearrange the projects with folders a<text:span text:style-name="T124">s</text:span> follows:</text:p>
      <text:p text:style-name="P227"><text:soft-page-break/></text:p>
      <text:p text:style-name="P227"><draw:frame draw:style-name="fr5" draw:name="Image44" text:anchor-type="paragraph" svg:x="0.0291in" svg:y="0.0256in" svg:width="2.052in" svg:height="2.9272in" draw:z-index="17"><draw:image xlink:href="Pictures/1000000000000146000001D1B1E8B14676C3A036.png" xlink:type="simple" xlink:show="embed" xlink:actuate="onLoad" loext:mime-type="image/png"/></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3"/>
      <text:p text:style-name="P223"/>
      <text:p text:style-name="P223"/>
      <text:p text:style-name="P223"/>
      <text:p text:style-name="P223"><text:span text:style-name="T130">Wrap-up</text:span>: Open points, missing features and possible extensions:</text:p>
      <text:p text:style-name="P223"/>
      <text:p text:style-name="P223">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100">e</text:span>veloper can test everything on his machine.</text:p>
      <text:p text:style-name="P196"/>
      <text:p text:style-name="P224">2) Make all the necessary arrangements so that the iOS version of the software can be built and deployed on a target Iphone. Ensure that the deployment pipeline is capable of publishing the package in an automated fashion <text:span text:style-name="T99">onto an app store of choice</text:span>. Provide the necessary documentation.</text:p>
      <text:p text:style-name="P224"/>
      <text:p text:style-name="P224"><text:span text:style-name="T99">3) </text:span><text:s/>Make all the necessary arrangements so that the <text:span text:style-name="T99">UWP</text:span> version of the software <text:span text:style-name="T99">(to be choosen among x86, x64, ARM, ARM64) </text:span>can be built and deployed. Ensure that the deployment pipeline is capable of publishing the package in an automated fashion <text:span text:style-name="T99">onto an app store of choice</text:span>. Provide the necessary documentation.</text:p>
      <text:p text:style-name="P225"/>
      <text:p text:style-name="P225">4) Update the the whole application (client and backend) so as to support a user-specific or device-specific persistency of the trips so that each user can only retrieve his trips and not all of them! The db data migration is not required. </text:p>
      <text:p text:style-name="P225"/>
      <text:p text:style-name="P225">5) Introduce user authentication on both the client and the server.</text:p>
      <text:p text:style-name="P225"/>
      <text:p text:style-name="P225">6) Introduce caching <text:span text:style-name="T100">so that the application can store data locally if is offline </text:span>and improve the overall user experience of the application. </text:p>
      <text:p text:style-name="P196"/>
      <text:p text:style-name="P226">7) Introduce a logging service sending events to a to-be defined backend API. These events fall into the following categories:</text:p>
      <text:p text:style-name="P226">- Login</text:p>
      <text:p text:style-name="P226">- Logout</text:p>
      <text:p text:style-name="P226">- Move to screen X from screen <text:span text:style-name="T125">Y</text:span></text:p>
      <text:p text:style-name="P226">- Error</text:p>
      <text:p text:style-name="P196"/>
      <text:p text:style-name="P228">8) Migrate the server project and the server test project to ASP Core.</text:p>
      <text:p text:style-name="P196"/>
      <text:p text:style-name="P229"><text:soft-page-break/>9) Add the following features to the client:</text:p>
      <text:p text:style-name="P229">- A quit button to close the application in a clean way.</text:p>
      <text:p text:style-name="P229">- A functionality to move from the new entry form the main form after having clicked save.</text:p>
      <text:p text:style-name="P229">- A configuration page allowing for example to configure the URL of the backend.</text:p>
      <text:p text:style-name="P229">- A remove button on the main page.</text:p>
      <text:p text:style-name="P196"/>
      <text:p text:style-name="P3">1<text:span text:style-name="T125">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5H4M6S</meta:editing-duration>
    <meta:editing-cycles>153</meta:editing-cycles>
    <meta:generator>LibreOffice/5.4.3.2$Windows_X86_64 LibreOffice_project/92a7159f7e4af62137622921e809f8546db437e5</meta:generator>
    <dc:date>2019-02-12T09:35:36.652000000</dc:date>
    <meta:document-statistic meta:table-count="0" meta:image-count="34" meta:object-count="1" meta:page-count="58" meta:paragraph-count="1876" meta:word-count="9736" meta:character-count="87746" meta:non-whitespace-character-count="651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